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background-color="transparent">
        <style:background-image/>
      </style:paragraph-properties>
    </style:style>
    <style:style style:name="P2" style:family="paragraph" style:parent-style-name="Header_20_left">
      <style:paragraph-properties fo:text-align="start" style:justify-single-word="false" fo:background-color="transparent">
        <style:background-image/>
      </style:paragraph-properties>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style:style>
    <style:style style:name="P11" style:family="paragraph" style:parent-style-name="Text_20_body">
      <style:text-properties style:use-window-font-color="true" fo:language="ru" fo:country="RU"/>
    </style:style>
    <style:style style:name="P12" style:family="paragraph" style:parent-style-name="Text_20_body">
      <style:text-properties style:use-window-font-color="true" fo:language="ru" fo:country="RU" style:text-underline-style="none"/>
    </style:style>
    <style:style style:name="P13" style:family="paragraph" style:parent-style-name="Text_20_body">
      <style:text-properties style:use-window-font-color="true" style:text-underline-style="none"/>
    </style:style>
    <style:style style:name="P14" style:family="paragraph" style:parent-style-name="Text_20_body">
      <style:text-properties style:use-window-font-color="true" style:text-underline-style="solid" style:text-underline-width="auto" style:text-underline-color="font-color"/>
    </style:style>
    <style:style style:name="P15" style:family="paragraph" style:parent-style-name="Text_20_body">
      <style:text-properties style:use-window-font-color="true" fo:font-style="italic" fo:font-weight="bold" style:font-style-asian="italic" style:font-weight-asian="bold" style:font-style-complex="italic" style:font-weight-complex="bold"/>
    </style:style>
    <style:style style:name="P16" style:family="paragraph" style:parent-style-name="Text_20_body">
      <style:text-properties fo:color="#ff3333"/>
    </style:style>
    <style:style style:name="P17" style:family="paragraph" style:parent-style-name="Text_20_body">
      <style:paragraph-properties fo:text-align="justify" style:justify-single-word="false"/>
      <style:text-properties fo:color="#ff3333"/>
    </style:style>
    <style:style style:name="P18" style:family="paragraph" style:parent-style-name="Text_20_body">
      <style:text-properties fo:color="#ff3333" fo:background-color="#ffffff"/>
    </style:style>
    <style:style style:name="P19" style:family="paragraph" style:parent-style-name="Text_20_body">
      <style:paragraph-properties fo:text-align="justify" style:justify-single-word="false"/>
      <style:text-properties fo:color="#ff3333" fo:background-color="#ffffff"/>
    </style:style>
    <style:style style:name="P20" style:family="paragraph" style:parent-style-name="Text_20_body">
      <style:text-properties fo:color="#ff3333"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style>
    <style:style style:name="P23" style:family="paragraph" style:parent-style-name="Text_20_body">
      <style:text-properties fo:font-size="18pt" style:font-size-asian="18pt" style:font-size-complex="18pt"/>
    </style:style>
    <style:style style:name="P24" style:family="paragraph" style:parent-style-name="Text_20_body">
      <style:text-properties fo:language="ru" fo:country="RU"/>
    </style:style>
    <style:style style:name="P25" style:family="paragraph" style:parent-style-name="Text_20_body">
      <style:text-properties fo:language="ru" fo:country="RU" fo:font-weight="normal" style:font-weight-asian="normal" style:font-weight-complex="normal"/>
    </style:style>
    <style:style style:name="P26" style:family="paragraph" style:parent-style-name="Text_20_body">
      <style:text-properties fo:language="ru" fo:country="RU" fo:font-weight="bold" style:font-weight-asian="bold" style:font-weight-complex="bold"/>
    </style:style>
    <style:style style:name="P27" style:family="paragraph" style:parent-style-name="Text_20_body">
      <style:text-properties fo:language="ru" fo:country="RU" fo:font-style="normal" style:font-style-asian="normal" style:font-style-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1" style:family="paragraph" style:parent-style-name="Text_20_body" style:master-page-name="">
      <style:paragraph-properties style:page-number="auto"/>
      <style:text-properties style:use-window-font-color="true"/>
    </style:style>
    <style:style style:name="P32"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3"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4"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6"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37" style:family="paragraph" style:parent-style-name="Цитата_20_-_20_автор">
      <style:text-properties style:use-window-font-color="true"/>
    </style:style>
    <style:style style:name="P38" style:family="paragraph" style:parent-style-name="Цитата_20_-_20_автор">
      <style:text-properties fo:language="ru" fo:country="RU"/>
    </style:style>
    <style:style style:name="P39" style:family="paragraph" style:parent-style-name="Эпиграф_20__2b__20_автор">
      <style:text-properties style:use-window-font-color="true"/>
    </style:style>
    <style:style style:name="P40" style:family="paragraph" style:parent-style-name="Subtitle">
      <style:text-properties style:use-window-font-color="true"/>
    </style:style>
    <style:style style:name="P41" style:family="paragraph" style:parent-style-name="Subtitle">
      <style:text-properties style:use-window-font-color="true" style:text-underline-style="none"/>
    </style:style>
    <style:style style:name="P42" style:family="paragraph" style:parent-style-name="Subtitle">
      <style:text-properties fo:color="#ff3333"/>
    </style:style>
    <style:style style:name="P43" style:family="paragraph" style:parent-style-name="Subtitle">
      <style:text-properties fo:color="#ff3333" fo:font-style="normal" style:font-style-asian="normal" style:font-style-complex="normal"/>
    </style:style>
    <style:style style:name="P44" style:family="paragraph" style:parent-style-name="Subtitle">
      <style:paragraph-properties fo:margin-top="0.706cm" fo:margin-bottom="0.706cm"/>
      <style:text-properties style:use-window-font-color="true"/>
    </style:style>
    <style:style style:name="P45" style:family="paragraph" style:parent-style-name="Subtitle">
      <style:paragraph-properties fo:margin-top="0.706cm" fo:margin-bottom="0.706cm"/>
      <style:text-properties style:use-window-font-color="true" fo:font-weight="normal" style:font-weight-asian="normal" style:font-weight-complex="normal"/>
    </style:style>
    <style:style style:name="P46" style:family="paragraph" style:parent-style-name="Subtitle">
      <style:paragraph-properties fo:margin-top="0.706cm" fo:margin-bottom="0.706cm"/>
      <style:text-properties fo:color="#ff3333"/>
    </style:style>
    <style:style style:name="P47" style:family="paragraph" style:parent-style-name="Эпиграф_20_-_20_автор">
      <style:text-properties style:use-window-font-color="true"/>
    </style:style>
    <style:style style:name="P48" style:family="paragraph" style:parent-style-name="Quotations">
      <style:text-properties style:use-window-font-color="true"/>
    </style:style>
    <style:style style:name="P49" style:family="paragraph" style:parent-style-name="Quotations">
      <style:paragraph-properties fo:text-align="justify" style:justify-single-word="false"/>
      <style:text-properties style:use-window-font-color="true"/>
    </style:style>
    <style:style style:name="P50" style:family="paragraph" style:parent-style-name="Quotations">
      <style:paragraph-properties fo:text-align="justify" style:justify-single-word="false"/>
    </style:style>
    <style:style style:name="P51" style:family="paragraph" style:parent-style-name="Quotations">
      <style:text-properties fo:color="#ff3333"/>
    </style:style>
    <style:style style:name="P52" style:family="paragraph" style:parent-style-name="Quotations">
      <style:paragraph-properties fo:text-align="justify" style:justify-single-word="false"/>
      <style:text-properties fo:color="#ff3333" fo:background-color="#ffffff"/>
    </style:style>
    <style:style style:name="P53" style:family="paragraph" style:parent-style-name="Цитата_20__2b__20_автор">
      <style:text-properties style:use-window-font-color="true"/>
    </style:style>
    <style:style style:name="P54" style:family="paragraph" style:parent-style-name="Цитата_20__2b__20_автор">
      <style:paragraph-properties fo:text-align="justify" style:justify-single-word="false"/>
      <style:text-properties style:use-window-font-color="true"/>
    </style:style>
    <style:style style:name="P55" style:family="paragraph" style:parent-style-name="Цитата_20__2b__20_автор">
      <style:text-properties fo:language="ru" fo:country="RU"/>
    </style:style>
    <style:style style:name="P56" style:family="paragraph" style:parent-style-name="Text_20_body">
      <style:paragraph-properties fo:break-before="page"/>
      <style:text-properties fo:font-size="18pt" style:font-size-asian="18pt" style:font-size-complex="18pt"/>
    </style:style>
    <style:style style:name="P57" style:family="paragraph" style:parent-style-name="Text_20_body">
      <style:paragraph-properties fo:break-before="page"/>
      <style:text-properties fo:language="ru" fo:country="RU" fo:font-weight="normal" style:font-weight-asian="normal" style:font-weight-complex="normal"/>
    </style:style>
    <style:style style:name="P58"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59"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60"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1" style:family="paragraph" style:parent-style-name="Text_20_body">
      <style:paragraph-properties fo:margin-left="0cm" fo:margin-right="0cm" fo:text-indent="0cm" style:auto-text-indent="false"/>
      <style:text-properties style:use-window-font-color="true" style:text-underline-style="none"/>
    </style:style>
    <style:style style:name="P62" style:family="paragraph" style:parent-style-name="Text_20_body">
      <style:paragraph-properties fo:margin-left="0cm" fo:margin-right="0cm" fo:text-indent="0cm" style:auto-text-indent="false"/>
      <style:text-properties style:text-underline-style="none"/>
    </style:style>
    <style:style style:name="P63" style:family="paragraph" style:parent-style-name="Text_20_body">
      <style:paragraph-properties fo:margin-left="0cm" fo:margin-right="0cm" fo:text-indent="0cm" style:auto-text-indent="false"/>
      <style:text-properties fo:language="ru" fo:country="RU" fo:font-weight="normal" style:font-weight-asian="normal" style:font-weight-complex="normal"/>
    </style:style>
    <style:style style:name="P64" style:family="paragraph" style:parent-style-name="Caption">
      <style:text-properties fo:font-weight="normal" style:font-weight-asian="normal" style:font-weight-complex="normal"/>
    </style:style>
    <style:style style:name="P65" style:family="paragraph" style:parent-style-name="Standard">
      <style:text-properties style:use-window-font-color="true" style:text-underline-style="none"/>
    </style:style>
    <style:style style:name="P66" style:family="paragraph" style:parent-style-name="Table_20_Contents">
      <style:paragraph-properties fo:text-align="justify" style:justify-single-word="false"/>
      <style:text-properties style:font-name="Verdana1"/>
    </style:style>
    <style:style style:name="P67"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8" style:family="paragraph" style:parent-style-name="Quotations">
      <style:paragraph-properties fo:margin-left="0.998cm" fo:margin-right="0.998cm" fo:text-indent="0cm" style:auto-text-indent="false"/>
      <style:text-properties fo:language="ru" fo:country="RU"/>
    </style:style>
    <style:style style:name="P69"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0"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1"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2" style:family="paragraph" style:parent-style-name="Footnote">
      <style:text-properties fo:font-weight="bold" style:font-weight-asian="bold" style:font-weight-complex="bold"/>
    </style:style>
    <style:style style:name="P73" style:family="paragraph" style:parent-style-name="Text_20_body">
      <style:paragraph-properties style:shadow="none"/>
      <style:text-properties style:use-window-font-color="true"/>
    </style:style>
    <style:style style:name="P74" style:family="paragraph" style:parent-style-name="Heading_20_1">
      <style:paragraph-properties fo:break-before="page"/>
    </style:style>
    <style:style style:name="P75" style:family="paragraph" style:parent-style-name="Heading_20_2">
      <style:paragraph-properties fo:break-before="page"/>
    </style:style>
    <style:style style:name="P76" style:family="paragraph" style:parent-style-name="Heading_20_3">
      <style:paragraph-properties fo:break-before="page"/>
    </style:style>
    <style:style style:name="P77" style:family="paragraph" style:parent-style-name="Heading_20_3">
      <style:paragraph-properties fo:break-before="page"/>
      <style:text-properties fo:language="ru" fo:country="RU"/>
    </style:style>
    <style:style style:name="P78" style:family="paragraph" style:parent-style-name="Heading_20_3">
      <style:paragraph-properties fo:break-before="page"/>
      <style:text-properties fo:language="ru" fo:country="RU" fo:font-weight="bold" style:font-weight-asian="bold" style:font-weight-complex="bold"/>
    </style:style>
    <style:style style:name="P79" style:family="paragraph" style:parent-style-name="Para_20_05" style:master-page-name="MP0">
      <style:paragraph-properties fo:text-align="center" style:justify-single-word="false" style:page-number="auto" fo:break-before="page"/>
    </style:style>
    <style:style style:name="P80" style:family="paragraph" style:parent-style-name="Quotations" style:list-style-name="L11">
      <style:paragraph-properties fo:margin-left="0.998cm" fo:margin-right="0.998cm" fo:text-indent="0cm" style:auto-text-indent="false"/>
      <style:text-properties fo:language="ru" fo:country="RU"/>
    </style:style>
    <style:style style:name="P81" style:family="paragraph" style:parent-style-name="Text_20_body" style:list-style-name="диалог"/>
    <style:style style:name="P82" style:family="paragraph" style:parent-style-name="Text_20_body" style:list-style-name="диалог">
      <style:paragraph-properties fo:text-align="justify" style:justify-single-word="false"/>
      <style:text-properties fo:color="#ff3333"/>
    </style:style>
    <style:style style:name="P83" style:family="paragraph" style:parent-style-name="Text_20_body" style:list-style-name="L17">
      <style:paragraph-properties fo:text-align="justify" style:justify-single-word="false"/>
      <style:text-properties fo:color="#ff3333"/>
    </style:style>
    <style:style style:name="P84" style:family="paragraph" style:parent-style-name="Text_20_body" style:list-style-name="L2">
      <style:paragraph-properties fo:text-align="justify" style:justify-single-word="false"/>
      <style:text-properties fo:color="#ff3333" fo:background-color="#ffffff"/>
    </style:style>
    <style:style style:name="P85" style:family="paragraph" style:parent-style-name="Text_20_body" style:list-style-name="диалог">
      <style:text-properties fo:color="#ff3333" fo:font-style="normal" style:font-style-asian="normal" style:font-style-complex="normal"/>
    </style:style>
    <style:style style:name="P86" style:family="paragraph" style:parent-style-name="Text_20_body" style:list-style-name="L17">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87" style:family="paragraph" style:parent-style-name="Text_20_body" style:list-style-name="диалог">
      <style:text-properties fo:color="#ff3333"/>
    </style:style>
    <style:style style:name="P88"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89" style:family="paragraph" style:parent-style-name="Text_20_body">
      <style:text-properties style:use-window-font-color="true"/>
    </style:style>
    <style:style style:name="P90" style:family="paragraph" style:parent-style-name="Text_20_body" style:list-style-name="L1">
      <style:paragraph-properties fo:text-align="justify" style:justify-single-word="false"/>
      <style:text-properties style:use-window-font-color="true"/>
    </style:style>
    <style:style style:name="P91" style:family="paragraph" style:parent-style-name="Text_20_body" style:list-style-name="диалог">
      <style:paragraph-properties fo:text-align="justify" style:justify-single-word="false"/>
      <style:text-properties style:use-window-font-color="true"/>
    </style:style>
    <style:style style:name="P92" style:family="paragraph" style:parent-style-name="Text_20_body" style:list-style-name="L3">
      <style:paragraph-properties fo:text-align="justify" style:justify-single-word="false"/>
      <style:text-properties style:use-window-font-color="true"/>
    </style:style>
    <style:style style:name="P93" style:family="paragraph" style:parent-style-name="Text_20_body" style:list-style-name="L4">
      <style:paragraph-properties fo:text-align="justify" style:justify-single-word="false"/>
      <style:text-properties style:use-window-font-color="true"/>
    </style:style>
    <style:style style:name="P94" style:family="paragraph" style:parent-style-name="Text_20_body" style:list-style-name="L5">
      <style:paragraph-properties fo:text-align="justify" style:justify-single-word="false"/>
      <style:text-properties style:use-window-font-color="true"/>
    </style:style>
    <style:style style:name="P95" style:family="paragraph" style:parent-style-name="Text_20_body" style:list-style-name="L6">
      <style:paragraph-properties fo:text-align="justify" style:justify-single-word="false"/>
      <style:text-properties style:use-window-font-color="true"/>
    </style:style>
    <style:style style:name="P96" style:family="paragraph" style:parent-style-name="Text_20_body" style:list-style-name="L7">
      <style:paragraph-properties fo:text-align="justify" style:justify-single-word="false"/>
      <style:text-properties style:use-window-font-color="true"/>
    </style:style>
    <style:style style:name="P97" style:family="paragraph" style:parent-style-name="Text_20_body" style:list-style-name="диалог">
      <style:text-properties style:use-window-font-color="true"/>
    </style:style>
    <style:style style:name="P98" style:family="paragraph" style:parent-style-name="Text_20_body" style:list-style-name="L8">
      <style:text-properties style:use-window-font-color="true"/>
    </style:style>
    <style:style style:name="P99" style:family="paragraph" style:parent-style-name="Text_20_body" style:list-style-name="L9">
      <style:text-properties style:use-window-font-color="true"/>
    </style:style>
    <style:style style:name="P100" style:family="paragraph" style:parent-style-name="Text_20_body" style:list-style-name="L10">
      <style:text-properties style:use-window-font-color="true"/>
    </style:style>
    <style:style style:name="P101" style:family="paragraph" style:parent-style-name="Text_20_body" style:list-style-name="L16">
      <style:text-properties style:use-window-font-color="true" fo:language="ru" fo:country="RU"/>
    </style:style>
    <style:style style:name="P102" style:family="paragraph" style:parent-style-name="Text_20_body" style:list-style-name="диалог">
      <style:text-properties style:use-window-font-color="true" fo:language="ru" fo:country="RU"/>
    </style:style>
    <style:style style:name="P103" style:family="paragraph" style:parent-style-name="Text_20_body" style:list-style-name="L16">
      <style:text-properties style:use-window-font-color="true"/>
    </style:style>
    <style:style style:name="P104" style:family="paragraph" style:parent-style-name="Text_20_body" style:list-style-name="диалог">
      <style:text-properties style:use-window-font-color="true" style:text-underline-style="none"/>
    </style:style>
    <style:style style:name="P105" style:family="paragraph" style:parent-style-name="Text_20_body" style:list-style-name="L18">
      <style:text-properties style:use-window-font-color="true" style:text-underline-style="none"/>
    </style:style>
    <style:style style:name="P106" style:family="paragraph" style:parent-style-name="Text_20_body" style:list-style-name="диалог">
      <style:text-properties style:use-window-font-color="true" style:text-underline-style="solid" style:text-underline-width="auto" style:text-underline-color="font-color"/>
    </style:style>
    <style:style style:name="P107" style:family="paragraph" style:parent-style-name="Text_20_body" style:list-style-name="L18">
      <style:text-properties style:use-window-font-color="true"/>
    </style:style>
    <style:style style:name="P108" style:family="paragraph" style:parent-style-name="Text_20_body" style:list-style-name="L19">
      <style:text-properties style:use-window-font-color="true"/>
    </style:style>
    <style:style style:name="P109" style:family="paragraph" style:parent-style-name="Text_20_body" style:list-style-name="диалог">
      <style:text-properties style:use-window-font-color="true" fo:font-weight="normal" style:font-weight-asian="normal" style:font-weight-complex="normal"/>
    </style:style>
    <style:style style:name="P110" style:family="paragraph" style:parent-style-name="Text_20_body">
      <style:text-properties style:use-window-font-color="true" fo:language="uk" fo:country="UA"/>
    </style:style>
    <style:style style:name="P111" style:family="paragraph" style:parent-style-name="Text_20_body">
      <style:text-properties style:use-window-font-color="true" fo:language="uk" fo:country="UA" fo:font-style="normal" style:font-style-asian="normal" style:font-style-complex="normal"/>
    </style:style>
    <style:style style:name="P112" style:family="paragraph" style:parent-style-name="Text_20_body" style:list-style-name="L3">
      <style:paragraph-properties fo:text-align="justify" style:justify-single-word="false"/>
    </style:style>
    <style:style style:name="P113" style:family="paragraph" style:parent-style-name="Text_20_body" style:list-style-name="диалог">
      <style:paragraph-properties fo:text-align="justify" style:justify-single-word="false"/>
    </style:style>
    <style:style style:name="P114" style:family="paragraph" style:parent-style-name="Text_20_body">
      <style:text-properties fo:language="ru" fo:country="RU"/>
    </style:style>
    <style:style style:name="P115" style:family="paragraph" style:parent-style-name="Text_20_body">
      <style:text-properties fo:language="ru" fo:country="RU" fo:font-style="normal" style:font-style-asian="normal" style:font-style-complex="normal"/>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13">
      <style:text-properties fo:language="ru" fo:country="RU"/>
    </style:style>
    <style:style style:name="P118" style:family="paragraph" style:parent-style-name="Text_20_body" style:list-style-name="L14">
      <style:text-properties fo:language="ru" fo:country="RU" fo:font-weight="normal" style:font-weight-asian="normal" style:font-weight-complex="normal"/>
    </style:style>
    <style:style style:name="P119" style:family="paragraph" style:parent-style-name="Text_20_body" style:list-style-name="L15">
      <style:text-properties fo:language="ru" fo:country="RU" fo:font-weight="normal" style:font-weight-asian="normal" style:font-weight-complex="normal"/>
    </style:style>
    <style:style style:name="P120" style:family="paragraph" style:parent-style-name="Text_20_body">
      <style:text-properties fo:language="ru" fo:country="RU" fo:font-weight="bold" style:font-weight-asian="bold"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list-style-name="List_20_2">
      <style:text-properties fo:font-weight="bold" style:font-weight-asian="bold" style:font-weight-complex="bold"/>
    </style:style>
    <style:style style:name="P123" style:family="paragraph" style:parent-style-name="Text_20_body" style:list-style-name="List_20_1">
      <style:text-properties fo:font-weight="bold" style:font-weight-asian="bold" style:font-weight-complex="bold"/>
    </style:style>
    <style:style style:name="P124" style:family="paragraph" style:parent-style-name="Text_20_body">
      <style:text-properties fo:font-weight="normal" style:font-weight-asian="normal" style:font-weight-complex="normal"/>
    </style:style>
    <style:style style:name="P125" style:family="paragraph" style:parent-style-name="Text_20_body" style:list-style-name="List_20_2">
      <style:text-properties fo:font-weight="normal" style:font-weight-asian="normal" style:font-weight-complex="normal"/>
    </style:style>
    <style:style style:name="P126" style:family="paragraph" style:parent-style-name="Text_20_body" style:list-style-name="List_20_3">
      <style:text-properties fo:font-weight="normal" style:font-weight-asian="normal" style:font-weight-complex="normal"/>
    </style:style>
    <style:style style:name="P127" style:family="paragraph" style:parent-style-name="Text_20_body" style:list-style-name="List_20_1">
      <style:text-properties fo:font-weight="normal" style:font-weight-asian="normal" style:font-weight-complex="normal"/>
    </style:style>
    <style:style style:name="P128" style:family="paragraph" style:parent-style-name="Text_20_body" style:list-style-name="L12"/>
    <style:style style:name="P129" style:family="paragraph" style:parent-style-name="Text_20_body" style:list-style-name="L15"/>
    <style:style style:name="P130" style:family="paragraph" style:parent-style-name="Text_20_body" style:list-style-name="диалог">
      <style:paragraph-properties fo:margin-left="0cm" fo:margin-right="0cm" fo:text-indent="0cm" style:auto-text-indent="false"/>
      <style:text-properties style:use-window-font-color="true"/>
    </style:style>
    <style:style style:name="P13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32" style:family="paragraph" style:parent-style-name="Text_20_body" style:list-style-name="List_20_2" style:master-page-name="">
      <style:paragraph-properties fo:margin-top="0cm" fo:margin-bottom="0.199cm" fo:text-align="justify" style:justify-single-word="false" style:page-number="auto" style:shadow="none"/>
      <style:text-properties fo:font-weight="bold" style:font-weight-asian="bold" style:font-weight-complex="bold"/>
    </style:style>
    <style:style style:name="P133"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style>
    <style:style style:name="P134"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5"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6"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37" style:family="paragraph" style:parent-style-name="Цитата_20_-_20_автор">
      <style:text-properties fo:language="ru" fo:country="RU"/>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weight="normal" style:font-weight-asian="normal" style:font-weight-complex="normal"/>
    </style:style>
    <style:style style:name="T19" style:family="text">
      <style:text-properties style:use-window-font-color="true"/>
    </style:style>
    <style:style style:name="T20" style:family="text">
      <style:text-properties style:use-window-font-color="true" style:font-name="Verdana5" fo:font-size="14pt" style:font-size-asian="14pt" style:font-size-complex="14pt" style:language-complex="ru" style:country-complex="RU"/>
    </style:style>
    <style:style style:name="T21" style:family="text">
      <style:text-properties style:use-window-font-color="true" style:font-name="Verdana5" style:language-complex="ru" style:country-complex="RU"/>
    </style:style>
    <style:style style:name="T22" style:family="text">
      <style:text-properties style:use-window-font-color="true" fo:font-weight="bold" style:font-weight-asian="bold" style:font-weight-complex="bold"/>
    </style:style>
    <style:style style:name="T23" style:family="text">
      <style:text-properties style:use-window-font-color="true" style:language-complex="ru" style:country-complex="RU"/>
    </style:style>
    <style:style style:name="T24" style:family="text">
      <style:text-properties style:use-window-font-color="true" fo:font-style="italic" style:font-style-asian="italic" style:font-style-complex="italic"/>
    </style:style>
    <style:style style:name="T25" style:family="text">
      <style:text-properties style:use-window-font-color="true" fo:font-style="normal" style:font-style-asian="normal" style:font-style-complex="normal"/>
    </style:style>
    <style:style style:name="T26" style:family="text">
      <style:text-properties style:use-window-font-color="true" style:text-line-through-style="none"/>
    </style:style>
    <style:style style:name="T27" style:family="text">
      <style:text-properties style:use-window-font-color="true" style:text-line-through-style="none" style:text-underline-style="none"/>
    </style:style>
    <style:style style:name="T28" style:family="text">
      <style:text-properties style:use-window-font-color="true" fo:font-weight="normal" style:font-weight-asian="normal" style:font-weight-complex="normal"/>
    </style:style>
    <style:style style:name="T29" style:family="text">
      <style:text-properties fo:language="en" fo:country="US"/>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fo:font-weight="normal" style:font-style-asian="italic" style:font-weight-asian="normal" style:font-style-complex="italic" style:font-weight-complex="normal"/>
    </style:style>
    <style:style style:name="T32" style:family="text">
      <style:text-properties fo:language="en" fo:country="US" fo:font-style="normal" fo:font-weight="normal" style:font-style-asian="normal" style:font-weight-asian="normal" style:font-style-complex="normal" style:font-weight-complex="normal"/>
    </style:style>
    <style:style style:name="T33" style:family="text">
      <style:text-properties fo:language="en" fo:country="US" fo:font-weight="normal" style:font-weight-asian="normal" style:font-weight-complex="normal"/>
    </style:style>
    <style:style style:name="T34" style:family="text">
      <style:text-properties fo:font-variant="normal" fo:text-transform="none" fo:color="#ff3333"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35" style:family="text">
      <style:text-properties fo:font-variant="normal" fo:text-transform="none" fo:color="#ff3333"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36" style:family="text">
      <style:text-properties fo:font-variant="normal" fo:text-transform="none" fo:color="#ff3333" style:font-name="Verdana6" fo:font-size="11pt" fo:letter-spacing="normal" fo:font-style="italic" fo:background-color="#ffffff" style:font-size-asian="11pt" style:font-style-asian="italic" style:font-size-complex="11pt" style:font-style-complex="italic"/>
    </style:style>
    <style:style style:name="T37" style:family="text">
      <style:text-properties fo:color="#ff3333"/>
    </style:style>
    <style:style style:name="T38" style:family="text">
      <style:text-properties fo:color="#ff3333" fo:background-color="#ffffff"/>
    </style:style>
    <style:style style:name="T39" style:family="text">
      <style:text-properties fo:color="#ff3333" fo:font-style="italic" fo:background-color="#ffffff" style:font-style-asian="italic" style:font-style-complex="italic"/>
    </style:style>
    <style:style style:name="T40" style:family="text">
      <style:text-properties fo:color="#ff3333" fo:language="ru" fo:country="RU" fo:background-color="#ffffff"/>
    </style:style>
    <style:style style:name="T41" style:family="text">
      <style:text-properties fo:color="#ff3333" style:text-line-through-style="none"/>
    </style:style>
    <style:style style:name="T42" style:family="text">
      <style:text-properties fo:color="#ff3333" fo:font-style="normal" style:font-style-asian="normal" style:font-style-complex="normal"/>
    </style:style>
    <style:style style:name="T43" style:family="text">
      <style:text-properties fo:language="uk" fo:country="UA"/>
    </style:style>
    <style:style style:name="T44" style:family="text">
      <style:text-properties fo:language="uk" fo:country="UA" fo:font-style="normal" style:font-style-asian="normal" style:font-style-complex="normal"/>
    </style:style>
    <style:style style:name="T45" style:family="text">
      <style:text-properties fo:background-color="#ffffff"/>
    </style:style>
    <style:style style:name="T46" style:family="text">
      <style:text-properties style:font-name="Verdana1"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pan text:style-name="Default_20_Paragraph_20_Font"><text:span text:style-name="T20">Янина Каминская</text:span></text:span></text:p>
      <text:p text:style-name="P3"><text:span text:style-name="Default_20_Paragraph_20_Font"><text:span text:style-name="T20"/></text:span></text:p>
      <text:p text:style-name="P3"><text:span text:style-name="Default_20_Paragraph_20_Font"><text:span text:style-name="T20"/></text:span></text:p>
      <text:p text:style-name="P3"><text:span text:style-name="Default_20_Paragraph_20_Font"><text:span text:style-name="T20"/></text:span></text:p>
      <text:p text:style-name="P3"><text:span text:style-name="Default_20_Paragraph_20_Font"><text:span text:style-name="T20"/></text:span></text:p>
      <text:p text:style-name="P3"><text:span text:style-name="Default_20_Paragraph_20_Font"><text:span text:style-name="T20"/></text:span></text:p>
      <text:p text:style-name="P3"><text:span text:style-name="Default_20_Paragraph_20_Font"><text:span text:style-name="T20"/></text:span></text:p>
      <text:p text:style-name="P3"><text:span text:style-name="Default_20_Paragraph_20_Font"><text:span text:style-name="T20"/></text:span></text:p>
      <text:p text:style-name="P3"><text:span text:style-name="Default_20_Paragraph_20_Font"><text:span text:style-name="T20"/></text:span></text:p>
      <text:p text:style-name="P3"><text:span text:style-name="Default_20_Paragraph_20_Font"><text:span text:style-name="T20"/></text:span></text:p>
      <text:p text:style-name="P3"><text:span text:style-name="Default_20_Paragraph_20_Font"><text:span text:style-name="T21"><text:s/></text:span></text:span></text:p>
      <text:p text:style-name="Caption">Реквием по любви</text:p>
      <text:p text:style-name="P64">или</text:p>
      <text:p text:style-name="P64">мемуары о манипуляторе</text:p>
      <text:h text:style-name="P74" text:outline-level="1"><text:s/><text:bookmark-start text:name="Vviedieniie"/>П<text:bookmark-end text:name="Vviedieniie"/>ролог </text:h>
      <text:p text:style-name="P39">Опыт – дитя мысли, а мысль – дитя действия. Мы не можем изучать людей по книгам.</text:p>
      <text:p text:style-name="P47">Бенджамин Дизраэли</text:p>
      <text:p text:style-name="P17">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7">Проблемы в отношениях есть, и есть у всех. Такова уж наша жизнь. И мои отношения не стали исключением. Вроде бы все, как у всех — ссоры и примирения, хорошие моменты и плохие... Но каждый день с любимым делал меня несчастной и оставлял какой-то необъяснимый осадок.</text:p>
      <text:p text:style-name="P17">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7"><text:soft-page-break/>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7">Что-то не так и никто не мог мне объяснить, что именно. А потом пришло прозрение. Совершенно неожиданно, как гром среди ясного неба. И появилась эта книга.</text:p>
      <text:p text:style-name="P17">Вы сейчас, наверное, подумали, мол:</text:p>
      <text:list xml:id="list3670810378476804302" text:style-name="диалог">
        <text:list-item>
          <text:p text:style-name="P82">Не любит она мужиков! Злая она! Такая злая, что вот аж целую книгу сочинила! Мужененавистница! Феминистка!</text:p>
        </text:list-item>
      </text:list>
      <text:p text:style-name="P17">О нет! Я люблю мужчин!</text:p>
      <text:p text:style-name="P17">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7">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0">Согласны ли вы со следующими утверждениями?</text:p>
      <text:list xml:id="list4246064781494124856" text:style-name="L1">
        <text:list-item>
          <text:p text:style-name="P90">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0">Вы не понимаете, что нужно вашему партнеру. Вам кажется, что вы делаете все, но, как правило, это<text:soft-page-break/>го мало или недостаточно. У вас складывается ощущение, что вас принимают за ваши заслуги;</text:p>
        </text:list-item>
        <text:list-item>
          <text:p text:style-name="P90">Вам говорят, что вы совершаете ошибки, вы всегда виноваты, но не понимаете, в чем ваша вина;</text:p>
        </text:list-item>
        <text:list-item>
          <text:p text:style-name="P90">Вам кажется, что вы в одиночку несете всю или большую часть ответственности за совершаемые действия вашей пары;</text:p>
        </text:list-item>
        <text:list-item>
          <text:p text:style-name="P90">До этих отношений вы были другим человеком.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0">Ваши чувства и настроение зависят от вашего партнера. Вы часто готовы промолчать, чтобы угодить ему;</text:p>
        </text:list-item>
        <text:list-item>
          <text:p text:style-name="P90">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0">Вам кажется, что ваш партнер не заинтересован вами, а мысли о том, что вас могут бросить приводят вас в ужас.</text:p>
        </text:list-item>
      </text:list>
      <text:p text:style-name="P10">Если вы согласны хотя бы с несколькими из этих утверждений, мне жаль — вы попали в клуб жертв психологического манипулирования.</text:p>
      <text:p text:style-name="P40"><text:soft-page-break/>* * *</text:p>
      <text:p text:style-name="P10">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10">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0">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0">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10">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21571048" text:continue-list="list3670810378476804302" text:style-name="диалог">
        <text:list-item>
          <text:p text:style-name="P91"><text:soft-page-break/>Ты переживаешь напрасно!</text:p>
        </text:list-item>
      </text:list>
      <text:p text:style-name="P10">Или:</text:p>
      <text:list xml:id="list21565279" text:continue-numbering="true" text:style-name="диалог">
        <text:list-item>
          <text:p text:style-name="P91">Тебе нужно просто успокоиться!</text:p>
        </text:list-item>
      </text:list>
      <text:p text:style-name="P10">А если ваши отношения уже закончились, то вы, скорее всего, в отчаянии, но слышите:</text:p>
      <text:list xml:id="list21586484" text:continue-numbering="true" text:style-name="диалог">
        <text:list-item>
          <text:p text:style-name="P91">Тебе нужно просто отпустить и забыть.</text:p>
        </text:list-item>
      </text:list>
      <text:p text:style-name="P10">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0">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2"><text:span text:style-name="T19">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9">психопатом</text:span></text:span><text:span text:style-name="T19">.</text:span></text:p>
      <text:p text:style-name="P40"><text:soft-page-break/>* * *</text:p>
      <text:p text:style-name="P17">Расстройство личности — это вид психического расстройства в клинической психологии и психиатрии. Личностным расстройством характеризуют поведенческую тенденцию человека отклоненную от принятых обществом норм. Такое поведение несет в себе тяжелое нарушение свойств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0">de —</text:span><text:span text:style-name="T14"> отсутствие, от фр. </text:span><text:span text:style-name="T30">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7">В<text:span text:style-name="T45">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8">Сразу хочу сказать (и акцентирую на этом ваше внимание!), что псих (психическое <text:span text:style-name="T1">заболевание</text:span>) и психопат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имеющий возникновение, течение и исход. В то время, как личностное расстройство — это <text:span text:style-name="T1">особенность</text:span> самой структуры личности. Не стоит их путать!</text:p>
      <text:p text:style-name="P9">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text:soft-page-break/>состоянии он создает впечатление невоспитанного или диковатого человека. Другими словами, психа видно издалека.</text:p>
      <text:p text:style-name="P19">Психопат, это несколько другое понятие. Это психически здоровый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9">По сути, разница в поведении психа и психопата лежит в понятии эмпатия.</text:p>
      <text:p text:style-name="P22"><text:span text:style-name="T38">Эмпатия (</text:span><text:span text:style-name="T39">от </text:span><text:a xlink:type="simple" xlink:href="https://ru.wikipedia.org/wiki/Греческий_язык" text:style-name="Internet_20_link" text:visited-style-name="Visited_20_Internet_20_Link"><text:span text:style-name="T34">греч.</text:span></text:a><text:span text:style-name="T35"> </text:span><text:span text:style-name="T34">empatheia</text:span><text:span text:style-name="T36"> </text:span><text:span text:style-name="T39">— страсть, сопереживание, чувство</text:span><text:span text:style-name="T38">) – </text:span><text:span text:style-name="T40">это способность осознанно переживать эмоции по отношению к эмоциональному состоянию другого человека. Э</text:span><text:span text:style-name="T38">то, так сказать, социальный механизм, </text:span><text:span text:style-name="T38">который помогает сопереживать любому эмоциональному состоянию другого.</text:span></text:p>
      <text:p text:style-name="P19">Существует несколько видов эмпатии:</text:p>
      <text:list xml:id="list50089599212315328" text:style-name="L2">
        <text:list-item>
          <text:p text:style-name="P84">эмоциональная эмпатия— основана на механизмах проекции и подражания реакциям другого человека;</text:p>
        </text:list-item>
        <text:list-item>
          <text:p text:style-name="P84">когнитивная эмпатия — сравнение, аналогия;</text:p>
        </text:list-item>
        <text:list-item>
          <text:p text:style-name="P84">предикативная эмпатия — способность предсказывать реакции другого человека.</text:p>
        </text:list-item>
      </text:list>
      <text:p text:style-name="P19">Прародитель понятия «психоанализ» Зигмунд Фрейд в 1905 году одним из первых дал определение термину «эмпатия»:</text:p>
      <text:p text:style-name="P19"/>
      <text:p text:style-name="P52"><text:soft-page-break/>«Мы учитываем психическое состояние пациента, ставим себя в это состояние и стараемся понять его, сравнивая со своим собственным.»</text:p>
      <text:p text:style-name="P52"/>
      <text:p text:style-name="P19">С точки зрения психологии способность к эмпатии считается нормой.</text:p>
      <text:p text:style-name="P19">Так вот псих, в силу своей эмоциональности, способен ощутить как легкий эмоциональный отклик, так и всецело погрузиться в мир чувств другого. Т. е.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9">Для того, чтобы в полной мере понять различие между психом и психопатом, я приведу пару чисто гипотетических примеров:</text:p>
      <text:p text:style-name="P19">Псих: Я совершил этот поступок, потому, что Дарт Вейдер так сказал мне!</text:p>
      <text:p text:style-name="P19">Психопат: Я совершил этот поступок, потому что мне нужны были деньги! Что мне было еще делать?!</text:p>
      <text:p text:style-name="P19">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9">Тема психиатрии личности достаточно обширна в социологических, криминалистических и медицинских кругах. Я не буду затрагивать весь этот спектр, а лишь тот, <text:soft-page-break/>который для нас особо дорог и ценен — отношения и семья.</text:p>
      <text:p text:style-name="P40">* * *</text:p>
      <text:p text:style-name="P10">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идеализация — обесценивание — утилизация».</text:p>
      <text:p text:style-name="P22"><text:span text:style-name="T28">Итак, расстройство</text:span><text:span text:style-name="_31__20_Text"><text:span text:style-name="T28"> личности</text:span></text:span><text:span text:style-name="T28"> </text:span><text:span text:style-name="T19">—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0">Расстройство личности стабильно (не исчезает со временем), тотально (проявляется в любой жизненной ситуации) и приводит к социальной дезадаптации. Как правило, диагностируется это расстройство наличием от трех и более критериев, приведенных ниже:</text:p>
      <text:list xml:id="list7136081774424887795" text:style-name="L3">
        <text:list-item>
          <text:p text:style-name="P92">Равнодушие. Пассивное отношение к чувствам других. Отсутствие сострадания. Неумение и неспособность оказывать поддержку.</text:p>
        </text:list-item>
        <text:list-item>
          <text:p text:style-name="P92"><text:soft-page-break/>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2">Отсутствие чувства вины и сожаления. Неспособность анализировать полученный опыт. Отрицание наказания. Отсутствие стыда.</text:p>
        </text:list-item>
        <text:list-item>
          <text:p text:style-name="P92">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2">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92">Неспособность выдерживать критику. Завышение собственных способностей и значимости. Самолюбие. Нарциссизм.</text:p>
        </text:list-item>
        <text:list-item>
          <text:p text:style-name="P92">Лень. Безынициативность. Однообразность. Отсутствие стремления из-за страха собственной неудачи.</text:p>
        </text:list-item>
        <text:list-item>
          <text:p text:style-name="P92">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112"><text:span text:style-name="Default_20_Paragraph_20_Font"><text:span text:style-name="T23"/></text:span></text:p>
        </text:list-item>
      </text:list>
      <text:p text:style-name="P54">«Большинство из них не выделяется из толпы, и легко скрываются за маской здравомыслия. Им легко удается безнаказанно разрушать жизни людей <text:soft-page-break/>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37">Американский психиатр-криминолог Харви Клекли, «Маска нормальности»</text:p>
      <text:p text:style-name="Text_20_body"><text:span text:style-name="Default_20_Paragraph_20_Font"><text:span text:style-name="T23"/></text:span></text:p>
      <text:p text:style-name="Subtitle"><text:soft-page-break/><text:span text:style-name="Default_20_Paragraph_20_Font"><text:span text:style-name="T23">* * *</text:span></text:span></text:p>
      <text:p text:style-name="P10">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0">Один компетентный в этом вопросе человек (который знаком с главным персонажем) разъяснил мне его поведение этим понятием (расстройством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0">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0">Это моя история.</text:p>
      <text:p text:style-name="P10">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text:soft-page-break/>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0">* * *</text:p>
      <text:p text:style-name="P10">Для начала я попробую описать себя.</text:p>
      <text:p text:style-name="P10">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0">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10">Потом я поняла, что все люди хотят быть счастливыми, но, в большинстве своем, делятся на два типа: одни добиваются счастья сами, другие за счет окружающих, <text:soft-page-break/>делая их несчастными и нанося ущерб, будь то психологический, физический или материальный.</text:p>
      <text:p text:style-name="P10">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10">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0">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10">Очень часто дралась. Всегда защищаясь или защищая. При этом я выбирала себе равных соперников, и слабаков среди них не было.</text:p>
      <text:p text:style-name="P10">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text:soft-page-break/>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10">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0">Очень привязываюсь к людям, потом остро переживаю их нехватку или предательство.</text:p>
      <text:p text:style-name="P10">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0">Верю в людей. Раньше это еще было доверие людям, но я и это переросла.</text:p>
      <text:p text:style-name="P10">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0">У меня есть четкое представление какой должна быть настоящая женщина и каким должен быть настоящий <text:soft-page-break/>мужчина, каким должен быть друг, и, к сожалению я узнала, каким может быть враг. И я убеждена, что человек всегда должен оставаться человеком.</text:p>
      <text:p text:style-name="P10">А еще раньше я была очень веселой, уверенной в себе, практически бесстрашной и волевой. Теперь наверстываю...</text:p>
      <text:p text:style-name="P10">Коротко, но далеко не все.</text:p>
      <text:p text:style-name="P40">* * *</text:p>
      <text:p text:style-name="P10">А теперь давайте разберем «портрет» жертвы.</text:p>
      <text:p text:style-name="P10">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0">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40"><text:soft-page-break/>* * *</text:p>
      <text:p text:style-name="P10">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0">Приведу пример психопатии из истории, дабы у скептиков было меньше комментариев вроде:</text:p>
      <text:list xml:id="list21572552" text:continue-list="list21586484" text:style-name="диалог">
        <text:list-item>
          <text:p text:style-name="P91">Еще одна сопливая история сопливой девочки, которая сама все испортила и сама во всем виновата. Кто ей лекарь?!</text:p>
        </text:list-item>
      </text:list>
      <text:p text:style-name="P10">Вот отрывок из книги о лагерях смерти А. Чернявской «Психология господства и подчинения: Хрестоматия»:</text:p>
      <text:p text:style-name="P10"/>
      <text:p text:style-name="P4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50"><text:span text:style-name="Default_20_Paragraph_20_Font"><text:span text:style-name="T23"/></text:span></text:p>
      <text:p text:style-name="P22"><text:span text:style-name="T19">Все, что нужно было нацистам, это чтобы их заключенные были относительно здоровы и трудоспособны. Их избивали или калечили, дабы выработать страх наказа</text:span><text:soft-page-break/><text:span text:style-name="T19">ния в случае неповиновения. При этом, моральное давление, запугивание и психологическое насилие было </text:span><text:span text:style-name="T24">специально разработанным </text:span><text:span text:style-name="_30__20_Text"><text:span text:style-name="T24">методом</text:span></text:span><text:span text:style-name="T19">, с единственной целью — получить абсолютное повиновение.</text:span></text:p>
      <text:p text:style-name="P10">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7">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7">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окончательное решение еврейского вопроса».</text:p>
      <text:p text:style-name="P10">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0"/>
      <text:p text:style-name="P5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37"><text:soft-page-break/>Х. Арендт, «Банальность зла: Эйхман в Иерусалиме»</text:p>
      <text:p text:style-name="P37"/>
      <text:p text:style-name="P17">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7">К слову, сидя в суде и слушая обвинительный приговор за преступления против человечества, Эйхман улыбался.</text:p>
      <text:p text:style-name="P10">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0">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40">* * *</text:p>
      <text:p text:style-name="P10">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text:soft-page-break/>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10">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0">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0">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0">Я приведу пример.</text:p>
      <text:p text:style-name="P10">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P22"><text:soft-page-break/><text:span text:style-name="T19">Вы отметили, что сыр действительно вкусный, и уже было направились к колбасному ряду, как она предлагает вам </text:span><text:span text:style-name="_30__20_Text"><text:span text:style-name="T19">купить</text:span></text:span><text:span text:style-name="T19"> кусочек этого сыра... Она очень приветлива, сама по себе приятная, она потратила на вас свое </text:span><text:span text:style-name="T19">время и угостила вас сыром. Вам неудобно ей отказать, к тому же, это просто сыр, и вы его покупаете.</text:span></text:p>
      <text:p text:style-name="P10">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2566872609063625148" text:style-name="L4">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0">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0">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0"><text:soft-page-break/>Итак, подошло время заканчивать это затянувшееся вступление и переходить к делу. Поехали.</text:p>
      <text:p text:style-name="P10">Говным гавно жили были...</text:p>
      <text:p text:style-name="P58"/>
      <text:p text:style-name="P59"/>
      <text:p text:style-name="P59"/>
      <text:p text:style-name="P59"/>
      <text:p text:style-name="P59"/>
      <text:p text:style-name="P59"/>
      <text:p text:style-name="P59"/>
      <text:p text:style-name="P59"/>
      <text:p text:style-name="Заголовок_20_часть">Часть 1.<text:line-break/>Фирменные отношения</text:p>
      <text:p text:style-name="P60"/>
      <text:h text:style-name="P74" text:outline-level="1"><text:s/><text:bookmark-start text:name="Glava_1__Eto_ieshchie_nie_koniets"/>Глава 1. <text:line-break/>Это еще не конец</text:h>
      <text:p text:style-name="P10"><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10">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10">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text:soft-page-break/>эмоция была — «Это еще не конец». Именно это эхом прошлось по моей голове, когда я впервые сказала «пока» новому знакомому.</text:p>
      <text:p text:style-name="P10">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0">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0">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0">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0">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text:soft-page-break/>дом. И, подсознательно, я хотела получить ответ на свой вопрос.</text:p>
      <text:p text:style-name="P10">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0">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0">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0">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0">Оно здесь, со мной, внутри меня, никуда не уходит и дарит спокойствие. Это было волшебно.</text:p>
      <text:p text:style-name="P10">Так я влюбилась.</text:p>
      <text:h text:style-name="P74"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0">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0">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10">Так я и жила. Веселилась никому не в ущерб. И была счастлива.</text:p>
      <text:list xml:id="list21592598" text:continue-list="list21572552" text:style-name="диалог">
        <text:list-item>
          <text:p text:style-name="P91"><text:soft-page-break/>У меня депресс!!!! Помоги! — пишу однажды мартовским днем другу, тому самому — общему.</text:p>
        </text:list-item>
        <text:list-item>
          <text:p text:style-name="P91">Да. Я тут. Излагай. Жалуйся.</text:p>
        </text:list-item>
        <text:list-item>
          <text:p text:style-name="P91">Не жалей — подбодри, ты умеешь.</text:p>
        </text:list-item>
        <text:list-item>
          <text:p text:style-name="P91">Хорошо сделаю. Только в каком, собственно, воп­росе?</text:p>
        </text:list-item>
        <text:list-item>
          <text:p text:style-name="P91">Весна. Я выходная. Сижу дома. Одна и ничего не делаю...</text:p>
        </text:list-item>
        <text:list-item>
          <text:p text:style-name="P91">А не хочешь N. вызвонить? Он парень шабутной и весёлый...</text:p>
        </text:list-item>
        <text:list-item>
          <text:p text:style-name="P91">Хочу...</text:p>
        </text:list-item>
        <text:list-item>
          <text:p text:style-name="P91">Ну я его таки набрал и дозвонился. Он с удовольствием с тобой затусить рад бы. Набери его. Договоритесь...</text:p>
        </text:list-item>
      </text:list>
      <text:p text:style-name="P10">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10">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21593068" text:continue-numbering="true" text:style-name="диалог">
        <text:list-item>
          <text:p text:style-name="P91">Будешь много думать — сойдешь с ума...</text:p>
        </text:list-item>
      </text:list>
      <text:p text:style-name="P10"><text:soft-page-break/>Но я постоянно думала. И — сходила с ума. Блин, как она была права!</text:p>
      <text:p text:style-name="P10">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чему-то не работало.</text:p>
      <text:p text:style-name="P10">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0">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0">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0">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0"><text:soft-page-break/>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0">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10">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0">* * *</text:p>
      <text:p text:style-name="P10">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0">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0"><text:soft-page-break/>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0">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0">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0">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0">Уже после первых таких посиделок, вы услышите от своих друзей, что он классный парень/она очень милая девушка. И поверьте мне, вы тоже так будете думать, и <text:soft-page-break/>мнение друзей будет очередным подтверждением того, что вы не ошиблись в своих наблюдениях. Так абьюзер цепляет.</text:p>
      <text:p text:style-name="P10">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0">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0">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0">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17"><text:soft-page-break/>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должен знать наверняка, что его эго ни коем образом не пострадает.</text:p>
      <text:p text:style-name="P10">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0">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10">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10">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0"><text:soft-page-break/>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10">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10">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40">* * *</text:p>
      <text:p text:style-name="P10">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list xml:id="list21571830" text:continue-numbering="true" text:style-name="диалог">
        <text:list-item>
          <text:p text:style-name="P91">А почему бы тебе с ним не попробовать? Хороший парень...</text:p>
        </text:list-item>
      </text:list>
      <text:p text:style-name="P10"><text:soft-page-break/>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21586178" text:continue-numbering="true" text:style-name="диалог">
        <text:list-item>
          <text:p text:style-name="P91">Любви не существует — повторяла я, — есть отношения, которые всегда заканчиваются.</text:p>
        </text:list-item>
      </text:list>
      <text:p text:style-name="P10">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40">* * *</text:p>
      <text:p text:style-name="P10">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10">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10">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text:soft-page-break/>была грандиозная вечеринка в доме с бассейном. Мы веселились и отрывались.</text:p>
      <text:p text:style-name="P10">Они пришли под вечер. Я отметила, что она очень красивая и ухоженная. Я заметила между ними какое-то напряжение, и подумала, что они накануне,<text:span text:style-name="T4">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0">В тот вечер она держалась молодцом — была общительная, сразу же влилась нашу уже поддатую компанию, была естественной и вела себя просто...</text:p>
      <text:p text:style-name="P10">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2"><text:span text:style-name="_30__20_Text"><text:span text:style-name="T25">Это еще один пунктик, на который нужно обратить особое внимание — е</text:span></text:span><text:span text:style-name="T25">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5"> Я еще вернусь к этой теме. Обязательно запомните этот момент.</text:span></text:span></text:p>
      <text:p text:style-name="P10">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10"><text:soft-page-break/>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40">* * *</text:p>
      <text:p text:style-name="P10">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21575544" text:continue-numbering="true" text:style-name="диалог">
        <text:list-item>
          <text:p text:style-name="P91">Если я приеду, то буду приставать...</text:p>
        </text:list-item>
        <text:list-item>
          <text:p text:style-name="P91">Приезжай. — ответила я.</text:p>
        </text:list-item>
      </text:list>
      <text:p text:style-name="P10">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0">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P22"><text:soft-page-break/><text:span text:style-name="T19">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9">Если</text:span></text:span><text:span text:style-name="T19"> я приеду — </text:span><text:span text:style-name="_30__20_Text"><text:span text:style-name="T19">то</text:span></text:span><text:span text:style-name="T19"> буду приставать», прекрасно понимая, что мне </text:span><text:span text:style-name="T19">и в голову не придет ему ответить что-то вроде: «А, да? Ну тогда не приезжай!»</text:span></text:p>
      <text:p text:style-name="P22"><text:span text:style-name="T19">Либо так — либо так. А теперь смотрите чего он этим добился — </text:span><text:span text:style-name="_30__20_Text"><text:span text:style-name="T19">я приняла решение</text:span></text:span><text:span text:style-name="T19">. Меня не спрашивали и не ставили перед выбором, меня поставили перед фак</text:span><text:span text:style-name="T19">том. Я бы сказала, что тот день положил начало его игре, но, на самом деле, его игра началась задолго до этого дня.</text:span></text:p>
      <text:p text:style-name="P10">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0">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0">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0">— Хорошо, что тогда между нами ничего не было...</text:p>
      <text:p text:style-name="P22"><text:soft-page-break/><text:span text:style-name="T25">Оказалось, что он сошелся со своей девушкой. П</text:span><text:span text:style-name="_30__20_Text"><text:span text:style-name="T25">редыдущие его отношения на тот момент еще были</text:span></text:span><text:span text:style-name="T25">. Бесповоротно заканчивались, но еще были. И он уехал. На полгода.</text:span></text:p>
      <text:h text:style-name="P74" text:outline-level="1"><text:s/><text:bookmark-start text:name="Glava_3__Ostaniesh_sia_"/>Глава 3. <text:line-break/>Останешься?<text:bookmark-end text:name="Glava_3__Ostaniesh_sia_"/></text:h>
      <text:p text:style-name="P10">Поздним весенним вечером зазвенел телефон. Новое сообщение:</text:p>
      <text:list xml:id="list21578895" text:continue-numbering="true" text:style-name="диалог">
        <text:list-item>
          <text:p text:style-name="P91">Брожу по ночному городу. Думаю о тебе, вспоминаю...</text:p>
        </text:list-item>
        <text:list-item>
          <text:p text:style-name="P91">Привет. — отвечаю я — Как жизнь?</text:p>
        </text:list-item>
        <text:list-item>
          <text:p text:style-name="P91">Мы на маёвку собираемся. Приезжай.</text:p>
        </text:list-item>
        <text:list-item>
          <text:p text:style-name="P91">Время? Место?</text:p>
        </text:list-item>
      </text:list>
      <text:p text:style-name="P10">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list xml:id="list21596017" text:continue-numbering="true" text:style-name="диалог">
        <text:list-item>
          <text:p text:style-name="P91">Я увидел ее с цветком и сказал себе: «Все, чувак, ты попал. Сопротивляться больше нет смысла...»</text:p>
        </text:list-item>
      </text:list>
      <text:p text:style-name="P10">Как романтично!</text:p>
      <text:p text:style-name="P10">Вспоминая тот день, я в замешательстве. Это была странная компания странных людей. К вечеру пошел <text:soft-page-break/>мелкий дождь. Было неуютно и уютно одновременно. Потому, что он.</text:p>
      <text:p text:style-name="P10">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0">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10">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0">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21589535" text:continue-numbering="true" text:style-name="диалог">
        <text:list-item>
          <text:p text:style-name="P91">Останешься?</text:p>
        </text:list-item>
        <text:list-item>
          <text:p text:style-name="P91">Останусь. — ответила я.</text:p>
        </text:list-item>
      </text:list>
      <text:p text:style-name="P10">Совершенно не подозревая подвоха, я согласилась. Да я уже была по уши влюблена! Но согласилась на что? <text:soft-page-break/>Меня пригласили остаться? Нет. Меня попросили остаться? Тоже нет. Мне предложили остаться? Нет!</text:p>
      <text:p text:style-name="P22"><text:span text:style-name="T19">Он спросил меня, останусь ли я... Он просто поинтересовался, а своим «останусь» — я </text:span><text:span text:style-name="_30__20_Text"><text:span text:style-name="T19">опять приняла решение</text:span></text:span><text:span text:style-name="T19">,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10">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0">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P22"><text:span text:style-name="T19">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19">одна</text:span></text:span><text:span text:style-name="T19"> и </text:span><text:span text:style-name="_30__20_Text"><text:span text:style-name="T19">для него</text:span></text:span><text:span text:style-name="T19">.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10"><text:soft-page-break/>Меня никто не звал — я сама. То, что он мне задал вопрос именно в такой форме, свидетельствует о том, что он просто «умыл руки». Я приняла решение.</text:p>
      <text:p text:style-name="P10">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0">И да, оргазма не было.</text:p>
      <text:h text:style-name="P74" text:outline-level="1"><text:s/><text:bookmark-start text:name="Glava_4__Zachiem_platit__bol_shie_"/>Глава 4. <text:line-break/>Зачем платить больше?<text:bookmark-end text:name="Glava_4__Zachiem_platit__bol_shie_"/></text:h>
      <text:p text:style-name="P10">Он жил в пригороде. Снимал однушку за больше, чем половину своей мизерной ставки. <text:span text:style-name="T37">Фрилансил</text:span><text:note text:id="ftn2" text:note-class="footnote"><text:note-citation text:label="*">*</text:note-citation><text:note-body><text:p text:style-name="Footnote"><text:span text:style-name="T8">Фрилансер</text:span> (от англ. <text:span text:style-name="T29">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10">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22"><text:span text:style-name="T19">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9">себе</text:span></text:span><text:span text:style-name="T19"> купил по пути ко мне, но всегда угощался. Моя мама как-то спросила: «А что он приносит? Конфеты, вино?...» Я ответила:</text:span></text:p>
      <text:list xml:id="list21570328" text:continue-numbering="true" text:style-name="диалог">
        <text:list-item>
          <text:p text:style-name="P91">Ничего.</text:p>
        </text:list-item>
        <text:list-item>
          <text:p text:style-name="P91"><text:soft-page-break/>Как? Что, приходит с пустыми руками?!</text:p>
        </text:list-item>
        <text:list-item>
          <text:p text:style-name="P91">Мам, ну мы же взрослые люди, все все понимают. К чему эта показуха?</text:p>
        </text:list-item>
      </text:list>
      <text:p text:style-name="P10">Ох, как мама была права!</text:p>
      <text:p text:style-name="P10">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0">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10">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10">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0">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10"><text:soft-page-break/>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лову не могло придти, что это правда. А это оказалась правда...</text:p>
      <text:p text:style-name="P10">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10">Единственное, что в его доме было чистым, так это компьютерный стол, за которым он фрилансил и шпилил<text:note text:id="ftn3" text:note-class="footnote"><text:note-citation text:label="*">*</text:note-citation><text:note-body><text:p text:style-name="Footnote"><text:span text:style-name="T8">Шпилить</text:span> <text:span text:style-name="T1">(от нем. </text:span><text:span text:style-name="T30">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0">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40"><text:soft-page-break/>* * *</text:p>
      <text:p text:style-name="P10">Первое время все было хорошо. Обнимая меня он часто говорил:</text:p>
      <text:list xml:id="list21570676" text:continue-numbering="true" text:style-name="диалог">
        <text:list-item>
          <text:p text:style-name="P91">Блин, Каминская, я не могу поверить, что это ты!</text:p>
        </text:list-item>
      </text:list>
      <text:p text:style-name="P10">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0">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10">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10">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0">Он был настолько хорошим, что я не могла поверить в то, что мне так повезло! Несомненно он поработал над <text:soft-page-break/>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10">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10">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74" text:outline-level="1"><text:s/><text:bookmark-start text:name="Glava_5__Introviert"/>Глава 5. <text:line-break/>Интроверт<text:bookmark-end text:name="Glava_5__Introviert"/></text:h>
      <text:p text:style-name="P39">Но одна лишь склонность к интроверсии не сделает из вас мыслителя.</text:p>
      <text:p text:style-name="P47">Автор неизвестен</text:p>
      <text:p text:style-name="P10">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10">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21589556" text:continue-numbering="true" text:style-name="диалог">
        <text:list-item>
          <text:p text:style-name="P91">Мы же живем вместе, что тебе еще надо?!</text:p>
        </text:list-item>
      </text:list>
      <text:p text:style-name="P10"><text:soft-page-break/>Люди с нарциссическим расстройством личности очень поглощены идеей о собственной свободе от любых пра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0">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0">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10">На свой вопрос «почему?» он искал ответы не в той области.</text:p>
      <text:p text:style-name="P10">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0"><text:soft-page-break/>Зато, если ему что-нибудь от меня надо — мы будем говорить до трех ночи, и ему наплевать, что я зеваю 20 раз в минуту и мне 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10">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list xml:id="list21584988" text:continue-numbering="true" text:style-name="диалог">
        <text:list-item>
          <text:p text:style-name="P91">Ты же знаешь — я интроверт. Давай потом.</text:p>
        </text:list-item>
      </text:list>
      <text:p text:style-name="P40">* * *</text:p>
      <text:p text:style-name="P10">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10">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0">Другими словами, вокруг нас очень много всего происходит, и мы можем реагировать, изменять или игнориро<text:soft-page-break/>вать происходящее, что и является нашим взаимодействием с окружающим нас миром.</text:p>
      <text:p text:style-name="P10">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10">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0">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10">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0">* * *</text:p>
      <text:p text:style-name="P10">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10"><text:soft-page-break/>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0">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P22"><text:span text:style-name="T19">На мой вопрос: «Как это понимать?», он ответил, что это ничего не значит, и, как и всегда, замял эту тему так, </text:span><text:span text:style-name="T25">что </text:span><text:span text:style-name="_30__20_Text"><text:span text:style-name="T25">я даже не поняла, как он так просто ушел от объяснений</text:span></text:span><text:span text:style-name="T25">!</text:span></text:p>
      <text:p text:style-name="P10">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7">К слову, в последствии я ловила его еще пару раз за этим увлекательным делом...</text:p>
      <text:p text:style-name="P22"><text:span text:style-name="T19">Так или иначе, его отношение и поведение тогда говорило мне о том, что </text:span><text:span text:style-name="_30__20_Text"><text:span text:style-name="T19">со мной что-то не так</text:span></text:span><text:span text:style-name="T19">,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10">Всему есть объяснение. И его поведение объясняется довольно просто — он применил действенный метод, дабы вызвать у меня сомнения в себе. И у него получи<text:soft-page-break/>лось. Замешательство! Еще вчера все было хорошо, но уже сегодня что-то не так.</text:p>
      <text:p text:style-name="P22"><text:span text:style-name="T19">Что не так? Что-то во мне? Ну да, раз </text:span><text:span text:style-name="_30__20_Text"><text:span text:style-name="T19">он</text:span></text:span><text:span text:style-name="T19">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2"><text:span text:style-name="T19">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19">, надо стараться стать лучше!</text:span></text:span><text:span text:style-name="T19"> Для него.</text:span></text:p>
      <text:p text:style-name="P10">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list xml:id="list21582266" text:continue-numbering="true" text:style-name="диалог">
        <text:list-item>
          <text:p text:style-name="P91">У меня создается впечатление, будто тебе кроме секса и обнимашек больше ничего не нужно!</text:p>
        </text:list-item>
      </text:list>
      <text:p text:style-name="P10">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2"><text:span text:style-name="T19">Конечно меня это обижало, и я обижалась, но — </text:span><text:span text:style-name="T24">старалась</text:span><text:span text:style-name="T19"> быть еще лучше, чтоб не расстраивать, чтоб не злить. Я уже старалась реже подходить, но, чем реже я </text:span><text:soft-page-break/><text:span text:style-name="T19">проявляла свои желания, тем крепче он привыкал к тому, что</text:span><text:span text:style-name="T25"> </text:span><text:span text:style-name="_30__20_Text"><text:span text:style-name="T25">мне ничего не нужно — я</text:span></text:span><text:span text:style-name="T19"> же молчу!</text:span></text:p>
      <text:p text:style-name="P10">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2"><text:span text:style-name="T19">Получается, что кто-то </text:span><text:span text:style-name="_30__20_Text"><text:span text:style-name="T19">одна</text:span></text:span><text:span text:style-name="T19">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17">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3">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17">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7">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7"><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7">Защитник, воин и — самец. Удовлетворяя свою женщину, мужчина чувствует свою силу, свое мужское начало, что удовлетворяет и его самого.</text:p>
      <text:p text:style-name="P17">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7">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list xml:id="list21597291" text:continue-numbering="true" text:style-name="диалог">
        <text:list-item>
          <text:p text:style-name="P91">Мы же живем вместе, что тебе еще надо?!</text:p>
        </text:list-item>
      </text:list>
      <text:p text:style-name="P10">Или:</text:p>
      <text:list xml:id="list21577117" text:continue-numbering="true" text:style-name="диалог">
        <text:list-item>
          <text:p text:style-name="P91">Ты же знаешь - я интроверт.</text:p>
        </text:list-item>
      </text:list>
      <text:p text:style-name="P10">И правда, мы ведь вместе, казалось бы... Но в этом и ирония. Отталкивая меня он все сильнее меня притягивал теми редкими моментами, в которых проявлял ко <text:soft-page-break/>мне внимание. Дрессировка: «Вот тебе кусочек. Больше пока нет. Будет — дам еще. Сиди и жди.»</text:p>
      <text:p text:style-name="P10">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40">* * *</text:p>
      <text:p text:style-name="P10">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10">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0">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10">В последние пару месяцев отношений секса просил уже он, и я ловила себя на мысли, что теперь я ссылаюсь на «головную боль» или действительно устала, что <text:soft-page-break/>раньше не мешало мне кувыркаться с ним в постели, а наоборот — было «лекарством».</text:p>
      <text:p text:style-name="P10">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40">* * *</text:p>
      <text:p text:style-name="P10">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22"><text:span text:style-name="T19">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5">: «Ч</text:span><text:span text:style-name="_30__20_Text"><text:span text:style-name="T25">то со мной не так?»</text:span></text:span><text:span text:style-name="T25">.</text:span><text:span text:style-name="T19"> Что-то выпало из моего внимания и я не понимала, что именно.</text:span></text:p>
      <text:p text:style-name="P10">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10">Он начал сторониться меня и всегда находил объяснение — я интроверт. Как будто это слово — магическое <text:soft-page-break/>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10">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0">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10">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0">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10">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0"><text:soft-page-break/>* * *</text:p>
      <text:p text:style-name="P10">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P22"><text:span text:style-name="T19">Это нормально. Но! Когда это занятие отбирает </text:span><text:span text:style-name="_30__20_Text"><text:span text:style-name="T19">все</text:span></text:span><text:span text:style-name="T19"> свободное время, отношения перестают быть здоровыми и начинают приносить боль.</text:span></text:p>
      <text:p text:style-name="P22"><text:span text:style-name="T19">Когда один из партнеров </text:span><text:span text:style-name="_30__20_Text"><text:span text:style-name="T19">слишком часто</text:span></text:span><text:span text:style-name="T19">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10">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догонять его.</text:p>
      <text:p text:style-name="P10">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text:soft-page-break/>рит, что манера широко шагать свойственна экстравертам.</text:p>
      <text:p text:style-name="P10">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text:p>
      <text:p text:style-name="P10">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10">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P22"><text:span text:style-name="T19">Мои просьбы стали восприниматься в «штыки». Уже тогда он мог пообещать что-то сделать, но</text:span><text:span text:style-name="T25"> </text:span><text:span text:style-name="_30__20_Text"><text:span text:style-name="T25">не сдерживал свое слово в самый последний момент</text:span></text:span><text:span text:style-name="T25">.</text:span><text:span text:style-name="T19"> Это порождало во мне ощущение, что меня обманули и вызывало чувство обиды, хоть он и красноречиво описывал причины.</text:span></text:p>
      <text:p text:style-name="P22"><text:span text:style-name="T19">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text:span><text:soft-page-break/><text:span text:style-name="T19">не единичный случай. Так было практически каждый день, когда у</text:span><text:span text:style-name="T25"> </text:span><text:span text:style-name="_30__20_Text"><text:span text:style-name="T25">нас</text:span></text:span><text:span text:style-name="T25"> </text:span><text:span text:style-name="T19">были договоренности.</text:span></text:p>
      <text:p text:style-name="P10">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0">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0">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0">* * *</text:p>
      <text:p text:style-name="P10">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0">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text:soft-page-break/>любого характера, будь то хобби или музыкальные вкусы.</text:p>
      <text:p text:style-name="P22"><text:span text:style-name="T19">Мы выбираем жанры, характер развлечений и </text:span><text:span text:style-name="_30__20_Text"><text:span text:style-name="T19">людей</text:span></text:span><text:span text:style-name="T19">,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10">Мы выбираем сами, как нам реагировать, и эта реакция основывается как раз на ряде убеждений и принципов, которые формируют наши характеры.</text:p>
      <text:p text:style-name="P10">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22"><text:span text:style-name="T37">И вот тут стоит напомнить об эмпатии. Ведь, говоря простыми словами, эмпатия — это понимание и, своего рода, </text:span><text:span text:style-name="_30__20_Text"><text:span text:style-name="T37">способность поставить себя на место другого.</text:span></text:span><text:span text:style-name="T37">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17">В моих отношениях сначала было также. Я выбрала человека, который продемонстрировал мне невероятную схожесть между нами. 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17"><text:soft-page-break/>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10">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7">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10">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0">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7">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0"><text:soft-page-break/>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0">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10">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0">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10">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text:soft-page-break/>эту информацию, не задев самолюбие абьюзера, ведь если что пойдет не так, то он начнет мстить за укоры и замечания.</text:p>
      <text:p text:style-name="P10">В ходе разговора я получала свое «заслуженное»:</text:p>
      <text:list xml:id="list21574180" text:continue-numbering="true" text:style-name="диалог">
        <text:list-item>
          <text:p text:style-name="P91">Что ты выдумываешь?</text:p>
        </text:list-item>
      </text:list>
      <text:p text:style-name="P10">Или:</text:p>
      <text:list xml:id="list21592463" text:continue-numbering="true" text:style-name="диалог">
        <text:list-item>
          <text:p text:style-name="P91">Ты поражаешь меня своей иррациональностью!</text:p>
        </text:list-item>
      </text:list>
      <text:p text:style-name="P10">И шла в угол зализывать свои ранки и думать, как сделать так, чтоб теперь за эту иррациональность простили.</text:p>
      <text:p text:style-name="P10">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10">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0">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0">Все, во что я влюбилась постепенно куда-то исчезало, оставляя меня ни с чем. Это уже не было заботой о нас. <text:soft-page-break/>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0">* * *</text:p>
      <text:p text:style-name="P10">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0">Проведем параллель.</text:p>
      <text:p text:style-name="P6">Немногословность.</text:p>
      <text:p text:style-name="P10">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6">Пунктуальность.</text:p>
      <text:p text:style-name="P10">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6"><text:soft-page-break/>Педантичность.</text:p>
      <text:p text:style-name="P10">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10">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10">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6">Независимость в суждениях.</text:p>
      <text:p text:style-name="P10">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6">Сила воли.</text:p>
      <text:p text:style-name="P10"><text:soft-page-break/>Если я правильно понимаю, то здесь речь идет о самодисциплине, способности преодолевать препятствия на пути к достижению своих целей.</text:p>
      <text:p text:style-name="P10">Цель: стать качком.</text:p>
      <text:p text:style-name="P10">Действия: покупка абонемента и дорогой брендовой спортивной сумки (стоимостью, как годовой абонемент).</text:p>
      <text:p text:style-name="P10">Достижение: спортивная сумка превратилась в дорожную, абонемент использовался лишь в течении месяца.</text:p>
      <text:p text:style-name="P10">Цель: стать водителем байка.</text:p>
      <text:p text:style-name="P10">Действия: ходил на курсы по вождению.</text:p>
      <text:p text:style-name="P10">Достижение: курсы не закончил.</text:p>
      <text:p text:style-name="P10">Этот список можно продолжить, но зачем, когда итак все ясно?</text:p>
      <text:p text:style-name="P6">Самоанализ.</text:p>
      <text:p text:style-name="P10">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0">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40"><text:soft-page-break/>* * *</text:p>
      <text:p text:style-name="P10">Рассматривая характеристику нарциссической личности,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10">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17">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7">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7">Только сейчас, оглядываясь назад, я понимаю, что моя влюбленность уже тогда превратилась в зависимость.</text:p>
      <text:p text:style-name="P17"><text:soft-page-break/>Только сейчас я задаю себе вопрос: «Я влюбилась в его отношение ко мне или в красивую демонстрацию?»</text:p>
      <text:p text:style-name="P17">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0"/>
      <text:p text:style-name="P49">«Большинство людей не видят ловушки, в которой находятся.»</text:p>
      <text:p text:style-name="P37">Роберт Кийосаки</text:p>
      <text:p text:style-name="P37"/>
      <text:p text:style-name="P10">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21577233" text:continue-numbering="true" text:style-name="диалог">
        <text:list-item>
          <text:p text:style-name="P91">Не мешай мне жить, женщина! — якобы в шутку, часто говорил он.</text:p>
        </text:list-item>
      </text:list>
      <text:p text:style-name="P10">Но, как мы знаем, в каждой шутке есть доля шутки, а остальное — правда.</text:p>
      <text:p text:style-name="P40">* * *</text:p>
      <text:p text:style-name="P10">И тут нас приглашают в гости. Это была прекрасная возможность развеяться и поговорить с живыми людьми! <text:soft-page-break/>Конечно я согласилась, но он сказал, что никуда не пойдет — нет настроения.</text:p>
      <text:p text:style-name="P10">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0">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0">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21578963" text:continue-numbering="true" text:style-name="диалог">
        <text:list-item>
          <text:p text:style-name="P91">Погуляй без меня. — говорил он.</text:p>
        </text:list-item>
      </text:list>
      <text:p text:style-name="P10">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40">* * *</text:p>
      <text:p text:style-name="P10">Эта тактика очень проста. Сначала он выработал у меня зависимость от его поддержки, ведь когда наши отношения еще были дружескими — он выслушивал меня, <text:soft-page-break/>«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0">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0">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10">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10">И что мы видим — снова противоречия. «Почему ты не можешь провести время без меня!?» - «Как ты могла оставить меня одного!?»</text:p>
      <text:p text:style-name="P10">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text:soft-page-break/>бегства» от этого безумия, в которое он меня погружал с каждым днем все глубже и глубже, что закрепляло его позиции <text:span text:style-name="T37">хозяина</text:span> и увеличивало его власть надо мной.</text:p>
      <text:p text:style-name="P40">* * *</text:p>
      <text:p text:style-name="P10">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text:p>
      <text:p text:style-name="P10">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7">Вы также можете предположить, что он меня не любил, и будете правы. Он лишен этой способности, но ее хорошо компенсирует другая — изображение великого чувства. И поверьте мне, изображал он так, что я бы и сейчас, наверное, поверила.</text:p>
      <text:p text:style-name="P17">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0"><text:span text:style-name="T37">Однажды после ссоры, когда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азрыдался, описы</text:span><text:soft-page-break/><text:span text:style-name="T37">вая как сильно меня любит. </text:span>Так что нет. Я склонна полагать, что ему это было нужно. Он утверждался за счет таких вот действий, за счет меня и моей любви.</text:p>
      <text:p text:style-name="P10">Да, в этой главе речь идет о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о нарциссизме.</text:p>
      <text:p text:style-name="P10">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10">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10">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74" text:outline-level="1"><text:s/><text:bookmark-start text:name="Glava_6__Straziki"/>Глава 6. <text:line-break/>Стразики<text:bookmark-end text:name="Glava_6__Straziki"/></text:h>
      <text:p text:style-name="P10">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10">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text:note text:id="ftn4"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5"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0"><text:soft-page-break/>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10">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0">«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0">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10">Да, я ждала одобрения, пока он проецировал на мне свою точку зрения, не принимая во внимание мою. Еще <text:soft-page-break/>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0">Таким образом он обеспечил себе мою зависимость от его мнения, и, как следствие — подготовил почву для новых манипуляций.</text:p>
      <text:p text:style-name="P10">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Ты доверяешь ему, потому что это близкий тебе человек, который любит тебя...</text:p>
      <text:p text:style-name="P10">Я так тоже думала. Но все равно не могла понять, что такого в моих действиях, внешности не так, и почему на меня сыпятся постоянные замечания?</text:p>
      <text:p text:style-name="P10">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10">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0"><text:soft-page-break/>* * *</text:p>
      <text:p text:style-name="P10">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10">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21595818" text:continue-numbering="true" text:style-name="диалог">
        <text:list-item>
          <text:p text:style-name="P91">О боже! Что это?</text:p>
        </text:list-item>
      </text:list>
      <text:p text:style-name="P10">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21595904" text:continue-numbering="true" text:style-name="диалог">
        <text:list-item>
          <text:p text:style-name="P91">Уже лучше.</text:p>
        </text:list-item>
      </text:list>
      <text:p text:style-name="P10">Ну это уже куда не шло!..</text:p>
      <text:p text:style-name="P10">Или:</text:p>
      <text:list xml:id="list21568763" text:continue-numbering="true" text:style-name="диалог">
        <text:list-item>
          <text:p text:style-name="P91">Нормально.</text:p>
        </text:list-item>
      </text:list>
      <text:p text:style-name="P10">Я чувствовала себя неуютно на протяжении всего вечера и не могла в полной мере расслабиться. Помните, я выше писала про «Эксперимент пошаговых действий»? <text:soft-page-break/>Вот он во всей своей красе и неоспоримости! И продолжение следует.</text:p>
      <text:p text:style-name="P10">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40">* * *</text:p>
      <text:p text:style-name="P10">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21568911" text:continue-numbering="true" text:style-name="диалог">
        <text:list-item>
          <text:p text:style-name="P91">Почему ты с ними общаешься?</text:p>
        </text:list-item>
      </text:list>
      <text:p text:style-name="P10">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10">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22"><text:span text:style-name="T19">Следующим этапом, как вы поняли, является </text:span><text:span text:style-name="_30__20_Text"><text:span text:style-name="T25">изоляция жертвы от ее привычного окружения</text:span></text:span><text:span text:style-name="T25">.</text:span><text:span text:style-name="T19"> До него у меня </text:span><text:soft-page-break/><text:span text:style-name="T19">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0">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10">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21593611" text:continue-numbering="true" text:style-name="диалог">
        <text:list-item>
          <text:p text:style-name="P91">Либо тех, либо тех!</text:p>
        </text:list-item>
        <text:list-item>
          <text:p text:style-name="P91">Но я хочу видеть всех в этот день! Это мой день. Это мои друзья...</text:p>
        </text:list-item>
        <text:list-item>
          <text:p text:style-name="P91">Это плохая идея. Как ты себе это представляешь твоих и моих друзей вместе? Тебе надо выбрать!</text:p>
        </text:list-item>
      </text:list>
      <text:p text:style-name="P10">Хочу отметить, что речь не шла о том, чтобы пригласить моих друзей.</text:p>
      <text:p text:style-name="P10"/>
      <text:p text:style-name="P54">«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text:soft-page-break/>привычного окружения. В идеале у нее должно появиться ощущение, что она покидает один мир и вступает в другой.</text:p>
      <text:p text:style-name="P5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37">В. Адамчик, «Манипулятор. Секреты успешной манипуляции человеком»</text:p>
      <text:p text:style-name="P37"/>
      <text:p text:style-name="P10">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17">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0">* * *</text:p>
      <text:p text:style-name="P10">На протяжении нескольких дней споров он пытался аргументировать, приводя примеры, почему мои друзья <text:soft-page-break/>«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22"><text:span text:style-name="_30__20_Text"><text:span text:style-name="T19">Если</text:span></text:span><text:span text:style-name="T19"> я приглашу, </text:span><text:span text:style-name="_30__20_Text"><text:span text:style-name="T19">то</text:span></text:span><text:span text:style-name="T19">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0">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10">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10">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10"><text:soft-page-break/>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10">Другими словами, при воспитании ребенка родители выдвигали сразу два одновременно невыполнимых или противоречивых послания:</text:p>
      <text:list xml:id="list21592302" text:continue-numbering="true" text:style-name="диалог">
        <text:list-item>
          <text:p text:style-name="P91">Стой там — иди сюда.</text:p>
        </text:list-item>
        <text:list-item>
          <text:p text:style-name="P91">Я приказываю тебе не выполнять моих приказов.</text:p>
        </text:list-item>
      </text:list>
      <text:p text:style-name="P10">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0">* * *</text:p>
      <text:p text:style-name="P10">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text:span text:style-name="T37">(по большей части)</text:span>, как и он, деструктивного окружения.</text:p>
      <text:p text:style-name="P10">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10">Как мне было обидно! Мне? Надо выбирать? Между друзьями? Он практически ультимативно поставил меня <text:soft-page-break/>перед выбором, давая понять, что, если я не послушаю его добрых советов, то праздник вряд ли получится.</text:p>
      <text:p text:style-name="P10">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меня обидел, отбирая право распоряжаться приглашенными <text:span text:style-name="T37">в единственный в году мой личный праздник,</text:span> а потому, что он наверняка хотел меня поздравить.</text:p>
      <text:p text:style-name="P10">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0">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10">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10">Хочу отметить, что я сдалась только после его подарка, который «замылил» мне глаза на его попытки «отме<text:soft-page-break/>ны» меня, всего, что мне нравится и всех, кто мне дорог. Он дал мне понять, что внимателен и запомнил, чего я хочу. И я купилась.</text:p>
      <text:p text:style-name="P10">Харриет Брейкер идентифицировала этот способ манипулирования, как «положительное подкрепление». К нему относится:</text:p>
      <text:list xml:id="list4120639970035659050" text:style-name="L5">
        <text:list-item>
          <text:p text:style-name="P94">похвала, поверхностное очарование, поверхностное сочувствие, чрезмерные извинения;</text:p>
        </text:list-item>
        <text:list-item>
          <text:p text:style-name="P94">деньги, одобрение, подарки;</text:p>
        </text:list-item>
        <text:list-item>
          <text:p text:style-name="P94">внимание, выражения лица, такое как притворный смех или улыбка;</text:p>
        </text:list-item>
        <text:list-item>
          <text:p text:style-name="P94">общественное признание.</text:p>
        </text:list-item>
      </text:list>
      <text:p text:style-name="P10">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10">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40">* * *</text:p>
      <text:p text:style-name="P10">День рождения я провела в одиночестве на берегу озера за городом с бутылкой пива и пачкой каких-то <text:soft-page-break/>снеков. Потому что он работал, а друзей я так и не позвала, дабы не развивать конфликт. Это же важно для него. Я-то переживу...</text:p>
      <text:p text:style-name="P10">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P10">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0">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0">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74" text:outline-level="1"><text:s/><text:bookmark-start text:name="Glava_7__Z____Zabota"/>Глава 7. <text:line-break/>З — Забота<text:bookmark-end text:name="Glava_7__Z____Zabota"/></text:h>
      <text:p text:style-name="P39">В пустой душе и в сердце эгоиста не может быть божественной любви.</text:p>
      <text:p text:style-name="P47">Автор неизвестен</text:p>
      <text:p text:style-name="P10">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0">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21572230" text:continue-list="list21592302" text:style-name="диалог">
        <text:list-item>
          <text:p text:style-name="P91">Что-то ты бледненькая, тебе плохо? — спросила она.</text:p>
        </text:list-item>
        <text:list-item>
          <text:p text:style-name="P91">Да, — ответила я, — иначе бы меня здесь не было.</text:p>
        </text:list-item>
      </text:list>
      <text:p text:style-name="P10"><text:soft-page-break/>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10">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0">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0">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0">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10"><text:soft-page-break/>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0">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10">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0">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10">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был именно таким.</text:p>
      <text:p text:style-name="P10"><text:soft-page-break/>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10">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0">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10">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10">Конечно, он пытался вызвать во мне чувство неуверенности. Ведь тут не поспоришь — сижу дома и не работаю. Но почему он это делал? Он же знал меня слиш<text:soft-page-break/>ком хорошо, чтобы понимать, что я не нахлебница, и даже потенциально не являюсь домохозяйкой.</text:p>
      <text:p text:style-name="P10">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0">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10">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44">* * *</text:p>
      <text:p text:style-name="P10">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10"><text:soft-page-break/>Пару раз я просила его о помощи и пыталась слегка распределить обязанности. Что-то вроде:</text:p>
      <text:list xml:id="list21596577" text:continue-numbering="true" text:style-name="диалог">
        <text:list-item>
          <text:p text:style-name="P91">Мне так было бы приятно, если бы ты встретил меня с работы с ужином...</text:p>
        </text:list-item>
      </text:list>
      <text:p text:style-name="P10">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10">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0">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44">* * *</text:p>
      <text:p text:style-name="P10">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0"><text:soft-page-break/>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0">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0">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0">Сразу после операции меня привезли домой. Когда начал отходить наркоз, мне было очень больно, и обезболивающие не справлялись, но я даже не могу представить, что было бы без них.</text:p>
      <text:p text:style-name="P10">Хорошо, что в то время он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10">Он не был злым, или обиженным. Он не был растерянным или сильно занятым. Он. Просто. Перестал. Со. Мной. Разговаривать.</text:p>
      <text:p text:style-name="P10"><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10">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10">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0">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0">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10">Но он не испытал сожаления к моим страданиям. Он вел себя вполне нормально и спокойно. В его поведении <text:soft-page-break/>не было ни угрызений совести от собственного бездействия, ни стыда за такое откровенное равнодушие.</text:p>
      <text:p text:style-name="P10">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10">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0">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text:span text:style-name="T37">Что я буду</text:span> оправдывать его отношение ко мне собственными ошибками, погружаясь в бесконечные их поиски. <text:span text:style-name="T37">Иначе я была бы ему не нужна.</text:span> Я изматывала себя до сумасшествия, пытаясь найти, где же я ошиблась.</text:p>
      <text:p text:style-name="P10">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10"><text:soft-page-break/>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10">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10">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0">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22"><text:span text:style-name="T19">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9">только себе</text:span></text:span><text:span text:style-name="T19"> и доедал последнее, что было в холодильнике.</text:span></text:p>
      <text:p text:style-name="P10"><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10">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0">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0">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10">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4"><text:soft-page-break/>* * *</text:p>
      <text:p text:style-name="P10">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10">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0">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0">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0"/>
      <text:p text:style-name="P5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text:soft-page-break/>тери или к тем членам семьи, которые особенно его любят»</text:p>
      <text:p text:style-name="P37">Личко А.Е., «Синдром неустойчивого поведения»</text:p>
      <text:p text:style-name="P37"/>
      <text:p text:style-name="P10">Итак, я с рюкзачком на костылях выходила каждый вечер в магазин, брала себе каких-то сосисок, потому что голодная, пива, чтоб уснуть, и сигарет.</text:p>
      <text:p text:style-name="P10">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10">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0">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10">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21578131" text:continue-numbering="true" text:style-name="диалог">
        <text:list-item>
          <text:p text:style-name="P91">Я еду! — сказала она и приехала.</text:p>
        </text:list-item>
      </text:list>
      <text:p text:style-name="P10"><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0">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10">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4">* * *</text:p>
      <text:p text:style-name="P10">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0">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0">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text:soft-page-break/>как уже на то время я была цепко от него зависима — осознавать факт его безразличия ко мне было нереально больно и я поняла, что не хочу жить.</text:p>
      <text:p text:style-name="P10">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0">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0">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10">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10">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text:soft-page-break/>юсь, что безболезненно, но быстро... Но мне было все равно. Я просто хотела, чтоб этот кошмар закончился.</text:p>
      <text:p text:style-name="P10">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10">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0">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0">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10">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0">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text:soft-page-break/>но, сестра была в шоке, ведь с виду наши отношения казались чуть ли не идеальными, а тут такое...</text:p>
      <text:p text:style-name="P10">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10">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10">«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10">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text:span text:style-name="T37">... К тому же признание возлагало на него ничего себе какие обязательства!..</text:span> Кстати, на практике ничего не поменялось, кроме того, что список отсутствующих качеств его личности все пополнялся.</text:p>
      <text:p text:style-name="P40"><text:soft-page-break/>* * *</text:p>
      <text:p text:style-name="P10">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10">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22"><text:span text:style-name="T19">Это была моя ошибка, пожалуй самая горькая для меня, ведь в то время, как я </text:span><text:span text:style-name="T25">и</text:span><text:span text:style-name="_30__20_Text"><text:span text:style-name="T25">скала в себе причины</text:span></text:span><text:span text:style-name="T25"> наших разногласий, </text:span><text:span text:style-name="_30__20_Text"><text:span text:style-name="T25">он продолжал паразитировать</text:span></text:span><text:span text:style-name="T25"> на</text:span><text:span text:style-name="T19"> моей к нему привязанности. Я строила отношения, в то время, как он ими пользовался.</text:span></text:p>
      <text:h text:style-name="P74" text:outline-level="1"><text:s/><text:bookmark-start text:name="Glava_8__Sama__kotik"/>Глава 8. <text:line-break/>Сама, котик<text:bookmark-end text:name="Glava_8__Sama__kotik"/></text:h>
      <text:p text:style-name="P10">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10">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10">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10">Он не бросал меня, не рвал со мной отношения, он возвращал меня каждый раз, когда я уходила. Он просил <text:soft-page-break/>меня не бросать его. И гнобил своим поведением, добив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10">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0">«Я желаю тебе добра»,</text:p>
      <text:p text:style-name="P10">«Для тебя так будет лучше».</text:p>
      <text:p text:style-name="P10">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0">* * *</text:p>
      <text:p text:style-name="P10">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21579822" text:continue-numbering="true" text:style-name="диалог">
        <text:list-item>
          <text:p text:style-name="P91">Я вчера ходил в кино.</text:p>
        </text:list-item>
      </text:list>
      <text:p text:style-name="P10">Мы едем в за город отдыхать, он скажет:</text:p>
      <text:list xml:id="list21585814" text:continue-numbering="true" text:style-name="диалог">
        <text:list-item>
          <text:p text:style-name="P91"><text:soft-page-break/>Я еду...</text:p>
        </text:list-item>
      </text:list>
      <text:p text:style-name="P22"><text:span text:style-name="T19">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19">он</text:span></text:span><text:span text:style-name="T19">, и он красноречиво об этом расскажет, не упоминая обо мне.</text:span></text:p>
      <text:p text:style-name="P10">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2"><text:span text:style-name="T19">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9">нас</text:span></text:span><text:span text:style-name="T19">, где я стояла на втором месте, а не в одной иерархии с ним. Я — дополнение.</text:span></text:p>
      <text:p text:style-name="P22"><text:span text:style-name="T19">Еще раз повторю это противное </text:span><text:span text:style-name="T25">«</text:span><text:span text:style-name="_30__20_Text"><text:span text:style-name="T25">я до сих пор не понимаю</text:span></text:span><text:span text:style-name="T25">»</text:span><text:span text:style-name="T19">,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10">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text:soft-page-break/>оплачиваемую работу, и через пять минут из-за мелочи мог пошутить:</text:p>
      <text:list xml:id="list21575002" text:continue-numbering="true" text:style-name="диалог">
        <text:list-item>
          <text:p text:style-name="P91">Что, ручки из жопы? — при друзьях, да с такой радостью на лице, будто его ребенок сделал первые шаги.</text:p>
        </text:list-item>
      </text:list>
      <text:p text:style-name="P44">* * *</text:p>
      <text:p text:style-name="P10">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0">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10">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10">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0"><text:soft-page-break/>Да, я хотела семью, но у меня не было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0">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0">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10">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21579743" text:continue-numbering="true" text:style-name="диалог">
        <text:list-item>
          <text:p text:style-name="P91">Ого, ты что, предложение делаешь?</text:p>
        </text:list-item>
      </text:list>
      <text:p text:style-name="P10">Он засмеялся и ответил:</text:p>
      <text:list xml:id="list21585371" text:continue-numbering="true" text:style-name="диалог">
        <text:list-item>
          <text:p text:style-name="P113"><text:span text:style-name="_30__20_Text"><text:span text:style-name="T19">Конечно</text:span></text:span><text:span text:style-name="T19"> нет! Мы тут запутались...</text:span></text:p>
        </text:list-item>
      </text:list>
      <text:p text:style-name="P10">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text:soft-page-break/>подарки, то пусть хоть как-то разбавляет их неожиданным презентом...</text:p>
      <text:p text:style-name="P44">* * *</text:p>
      <text:p text:style-name="P10">Часто его просьбы были провокацией и сопровождались:</text:p>
      <text:list xml:id="list21584001" text:continue-numbering="true" text:style-name="диалог">
        <text:list-item>
          <text:p text:style-name="P91">Слабо? Ты сможешь!</text:p>
        </text:list-item>
      </text:list>
      <text:p text:style-name="P22"><text:span text:style-name="T19">Откажись я, это означало бы, что я открыто призн</text:span><text:span text:style-name="_30__20_Text"><text:span text:style-name="T19">а</text:span></text:span><text:span text:style-name="T19">юсь, что не смогу, хотя смогла бы, но просто не хочу. Ну и конечно — разочарование на его лице.</text:span></text:p>
      <text:p text:style-name="P10">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10">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0">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text:soft-page-break/>угодно, чтобы тебя снова зауважали. С должной прилежностью, прилагая все усилия и не жалея времени.</text:p>
      <text:p text:style-name="P10">Кстати, родители, хотите покалечить ребенку психику — говорите ему почаще: «Я думал, ты справишься»...</text:p>
      <text:p text:style-name="P10">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10">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0">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0">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2"><text:soft-page-break/><text:span text:style-name="T19">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9">ты,</text:span></text:span><text:span text:style-name="T19"> на самом деле, хочешь.</text:span></text:p>
      <text:p text:style-name="P10">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0">Но будьте готовы заплатить за эту его доброту... собой, потому именно себя вы лишитесь, возможно, раз и навсегда, если не начнете действовать.</text:p>
      <text:p text:style-name="P10">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17">Ой, мы лишь на полпути к развязке, а я уже на «ты» перешла...</text:p>
      <text:p text:style-name="P44">* * *</text:p>
      <text:p text:style-name="P10">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21594937" text:continue-numbering="true" text:style-name="диалог">
        <text:list-item>
          <text:p text:style-name="P91">Давай сама, котик. Я не хочу/занят/мне ничего нужно/там дождь/голова болит...</text:p>
        </text:list-item>
      </text:list>
      <text:p text:style-name="P10">Или его коронное:</text:p>
      <text:list xml:id="list21594588" text:continue-numbering="true" text:style-name="диалог">
        <text:list-item>
          <text:p text:style-name="P91"><text:soft-page-break/>Давай, но без меня...</text:p>
        </text:list-item>
      </text:list>
      <text:p text:style-name="P10">Не говоря уже о разных бытовых штуках, и плевать, мужская это работа по дому или женская. Это всегда «сама».</text:p>
      <text:p text:style-name="P10">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list xml:id="list21585305" text:continue-numbering="true" text:style-name="диалог">
        <text:list-item>
          <text:p text:style-name="P91">Ты что, сама не справишься? Я тебе такси вызову...</text:p>
        </text:list-item>
      </text:list>
      <text:p text:style-name="P10">Он был не на работе. Он вызвал мне машину и остался дома играть по сети с друзьями!</text:p>
      <text:p text:style-name="P10">А как дойти до такси?!</text:p>
      <text:p text:style-name="P10">Как выйти из такси и дойти до входа в больницу?!</text:p>
      <text:p text:style-name="P10">Дойти до регистратуры?!</text:p>
      <text:p text:style-name="P10">Найти кабинет врача?!</text:p>
      <text:p text:style-name="P10">Дойти до рентгена?!</text:p>
      <text:p text:style-name="P10">Обратно к врачу?!</text:p>
      <text:p text:style-name="P10">До такси?!</text:p>
      <text:p text:style-name="P10">До квартиры?!</text:p>
      <text:p text:style-name="P10">Учитывая ступеньки, двери?!..</text:p>
      <text:p text:style-name="P10">Это же нога, а не рука! Но зачем об этом думать?!</text:p>
      <text:list xml:id="list21596073" text:continue-numbering="true" text:style-name="диалог">
        <text:list-item>
          <text:p text:style-name="P91">Ты же у меня баба сильная, справишься сама...</text:p>
        </text:list-item>
      </text:list>
      <text:p text:style-name="P10"><text:soft-page-break/>«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0">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0">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21579034" text:continue-numbering="true" text:style-name="диалог">
        <text:list-item>
          <text:p text:style-name="P91">Зачем ты вообще туда полезла!? Ты этим занималась, значит и виновата ты. Я же ничего не сделал!</text:p>
        </text:list-item>
      </text:list>
      <text:p text:style-name="P10">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2"><text:span text:style-name="T19">Этот прием манипулирования называется </text:span><text:span text:style-name="_30__20_Text"><text:span text:style-name="T19">виктимблейминг</text:span></text:span><text:span text:style-name="T19">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9">это было моим решением</text:span></text:span><text:span text:style-name="T19">, это давало ему право освободить </text:span><text:span text:style-name="T19">себя от ответственности за меня и заботы обо мне, ведь я получила, как он считал, по заслугам.</text:span></text:p>
      <text:p text:style-name="P10"><text:soft-page-break/>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10">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21577633" text:continue-numbering="true" text:style-name="диалог">
        <text:list-item>
          <text:p text:style-name="P91">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0">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10">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0">Конкуренция? Зависть? Да. Это соперничество, которое тщательно скрывалось под маской равнодушия. Он всегда был недостаточно признан, или недостаточно <text:soft-page-break/>успешен, но при этом не считал нужным прилагать какие-то усилия.</text:p>
      <text:p text:style-name="P10">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10">Потом с новым другом я долго смеялась, рассказывая, как тот уродливый шкаф рухнул мне на ногу!</text:p>
      <text:p text:style-name="P44">* * *</text:p>
      <text:p text:style-name="P10">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0">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21579388" text:continue-numbering="true" text:style-name="диалог">
        <text:list-item>
          <text:p text:style-name="P91">Автобусом?! Лучше бы ты мне не говорила!..</text:p>
        </text:list-item>
      </text:list>
      <text:p text:style-name="P10">Я потратила 4 часа на поиски. Я дошла до восьмой страницы гугла. Сделала несколько десятков звонков — а он остался недоволен!</text:p>
      <text:p text:style-name="P22"><text:span text:style-name="T19">Из-за высокого роста, его ноги никуда не помещаются. Я не предусмотрела. Я виновата. Теперь он будет мучиться </text:span><text:span text:style-name="_30__20_Text"><text:span text:style-name="T19">из-за меня</text:span></text:span><text:span text:style-name="T19"> несколько часов, и нет мне прощения. На меня возложили ответственность за его муки и вину </text:span><text:soft-page-break/><text:span text:style-name="T19">за его страдания, совершенно упустив из вида заслуги и старания.</text:span></text:p>
      <text:p text:style-name="P10">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10">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0">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21586398" text:continue-numbering="true" text:style-name="диалог">
        <text:list-item>
          <text:p text:style-name="P91">Спасибо, котик, все было очень вкусно/круто/весело...</text:p>
        </text:list-item>
      </text:list>
      <text:p text:style-name="P10">В такие редкие моменты я светилась от счастья и все умилялись и твердили, какая мы замечательная пара!</text:p>
      <text:p text:style-name="P10"/>
      <text:p text:style-name="P5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text:soft-page-break/>ки, становятся невольными заложницами другой формулы отношений с мудаком: "Я хороший, а она — стерва".»</text:p>
      <text:p text:style-name="P37">Ирина Мельниченко, «Мудаки и игра на публику»</text:p>
      <text:p text:style-name="P37"/>
      <text:p text:style-name="P40">* * *</text:p>
      <text:p text:style-name="P10">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0">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list xml:id="list21595744" text:continue-numbering="true" text:style-name="диалог">
        <text:list-item>
          <text:p text:style-name="P91">Почему каждый раз после вечеринок мы с тобой опять ссоримся? — злился он.</text:p>
        </text:list-item>
      </text:list>
      <text:p text:style-name="P10">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0">Будучи первезным нарциссом, он играл на публику, и с виду казался заботливым, любящим, внимательным, и — я была счастлива. А возвратившись домой, заботу и <text:soft-page-break/>внимание отбирали, как конфету у ребенка и я сходила с ума. Дома для него меня не было. Было только:</text:p>
      <text:list xml:id="list21586338" text:continue-numbering="true" text:style-name="диалог">
        <text:list-item>
          <text:p text:style-name="P91">Сама, котик...</text:p>
        </text:list-item>
        <text:list-item>
          <text:p text:style-name="P91">Я интроверт и хочу побыть наедине с собой...</text:p>
        </text:list-item>
      </text:list>
      <text:p text:style-name="P10">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10">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10">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10">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10"><text:soft-page-break/>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0">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21573503" text:continue-numbering="true" text:style-name="диалог">
        <text:list-item>
          <text:p text:style-name="P91">Да сколько же можно!? Тебе что, больше заняться нечем?</text:p>
        </text:list-item>
      </text:list>
      <text:p text:style-name="P10">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10">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4" text:outline-level="1"><text:s/><text:bookmark-start text:name="Glava_9__My_tak_obshchaiemsia"/>Глава 9. <text:line-break/>Мы так общаемся<text:bookmark-end text:name="Glava_9__My_tak_obshchaiemsia"/></text:h>
      <text:p text:style-name="P39">Скажи мне, кто твой друг и я скажу кто ты.</text:p>
      <text:p text:style-name="P47">Еврипид</text:p>
      <text:p text:style-name="P10">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10">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0"/>
      <text:p text:style-name="P5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37">Я.А. Волкова, «Деструктивное общение: к определению понятия»</text:p>
      <text:p text:style-name="Цитата_20_-_20_автор"><text:span text:style-name="_31__20_Text"><text:span text:style-name="T19"/></text:span></text:p>
      <text:p text:style-name="P22"><text:span text:style-name="T19">Его </text:span><text:span text:style-name="_30__20_Text"><text:span text:style-name="T19">лучший друг</text:span></text:span><text:span text:style-name="T19">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10">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0">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text:soft-page-break/>и говорила, что, например не знаю, что это за термин — объясните. Но стоило мне высказать свое мнение, на него накидывались, как волки на дичь.</text:p>
      <text:p text:style-name="P10">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10">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0">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0">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0">Мне было не комфортно. Я люблю рассуждать, получать новую информацию, анализировать, а не мериться писями. Такой подавляющий или императивный диалог <text:soft-page-break/>выстраивает взаимодействие, основанное на унижении и высмеивании точки зрения собеседника.</text:p>
      <text:p text:style-name="P10"/>
      <text:p text:style-name="P54">«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5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37">Я. А. Волкова, «Деструктивное общение в когнитивно-дискурсивнов аспекте»</text:p>
      <text:p text:style-name="Цитата_20_-_20_автор"><text:span text:style-name="Default_20_Paragraph_20_Font"><text:span text:style-name="T23"><text:s/></text:span></text:span></text:p>
      <text:p text:style-name="P10">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0">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7"><text:soft-page-break/>Стоит ли привести пример такого «дружеского» общения? Пожалуй, да!</text:p>
      <text:p text:style-name="P17">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21576002" text:continue-numbering="true" text:style-name="диалог">
        <text:list-item>
          <text:p text:style-name="P82">Тю! Ты серьезно?! Посмотри на себя! Это был вопрос времени! Она слишком хороша для тебя! Хватит нюни распускать!..</text:p>
        </text:list-item>
      </text:list>
      <text:p text:style-name="P44">* * *</text:p>
      <text:p text:style-name="P10">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10">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0">Однажды мы компанией праздновали Новый год. Сидим ночью, все уже порядком выпившие, и тут его Странный друг говорит:</text:p>
      <text:list xml:id="list21580666" text:continue-numbering="true" text:style-name="диалог">
        <text:list-item>
          <text:p text:style-name="P113"><text:soft-page-break/><text:span text:style-name="T19">Если на земле не останется ни одной </text:span><text:span text:style-name="_30__20_Text"><text:span text:style-name="T19">бабы</text:span></text:span><text:span text:style-name="T19">, иметь первым мы будем тебя.</text:span></text:p>
        </text:list-item>
      </text:list>
      <text:p text:style-name="P10">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10">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21572132" text:continue-numbering="true" text:style-name="диалог">
        <text:list-item>
          <text:p text:style-name="P113"><text:span text:style-name="T19">Ну он же у нас самый красивый, вот его и пустим первым по кругу...</text:span><text:span text:style-name="Default_20_Paragraph_20_Font"><text:span text:style-name="T23"> </text:span></text:span></text:p>
        </text:list-item>
      </text:list>
      <text:p text:style-name="P10">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0"/>
      <text:p text:style-name="P5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37"><text:soft-page-break/>Я. А. Волкова, «Деструктивное общение в когнитивно-дискурсивном аспекте»</text:p>
      <text:p text:style-name="P37"/>
      <text:p text:style-name="P10">Позже, как и всегда, когда заходили подобного рода разговоры, а они заходили довольно часто, я аккуратно ему намекала, что это неправильно. И:</text:p>
      <text:list xml:id="list21570344" text:continue-numbering="true" text:style-name="диалог">
        <text:list-item>
          <text:p text:style-name="P91">Неужели тебе нравятся такое общение!?</text:p>
        </text:list-item>
      </text:list>
      <text:p text:style-name="P22">Ответ всегда был один:</text:p>
      <text:list xml:id="list21576276" text:continue-numbering="true" text:style-name="диалог">
        <text:list-item>
          <text:p text:style-name="P91">Ты слишком остро реагируешь. Мы так общаемся...</text:p>
        </text:list-item>
      </text:list>
      <text:p text:style-name="P10">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0">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0">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0"><text:soft-page-break/>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10">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0">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44">* * *</text:p>
      <text:p text:style-name="P10">Вернемся к делу. Основных тем у них было несколько:</text:p>
      <text:list xml:id="list7099404953566355238" text:style-name="L6">
        <text:list-item>
          <text:p text:style-name="P95">Женские жопы;</text:p>
        </text:list-item>
        <text:list-item>
          <text:p text:style-name="P95">Как изменить девушке/жене и сделать так, чтоб об этом никто не узнал;</text:p>
        </text:list-item>
        <text:list-item>
          <text:p text:style-name="P95"><text:soft-page-break/>Печальная история о том, как одна их общая подруга «дала» им всем, кроме одного, чем жестоко задела самолюбие оного;</text:p>
        </text:list-item>
        <text:list-item>
          <text:p text:style-name="P95">Размер мужского достоинства;</text:p>
        </text:list-item>
        <text:list-item>
          <text:p text:style-name="P95">HOTS<text:note text:id="ftn6" text:note-class="footnote"><text:note-citation text:label="*">*</text:note-citation><text:note-body><text:p text:style-name="Footnote"><text:span text:style-name="T29">HOTS (Heroes of the Storm) – </text:span><text:span text:style-name="T13">компьютерная игра, разработанная </text:span><text:span text:style-name="T29">Blizzard Entertainment.</text:span></text:p></text:note-body></text:note>;</text:p>
        </text:list-item>
        <text:list-item>
          <text:p text:style-name="P95">Ну и конечно — обсуждения отсутствующих за их спиной не в лучшей форме.</text:p>
        </text:list-item>
      </text:list>
      <text:p text:style-name="P10">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0"/>
      <text:p text:style-name="P5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37">Я. А. Волкова, «Деструктивное общение в когнитивно-дискурсивнов аспекте»</text:p>
      <text:p text:style-name="Цитата_20_-_20_автор"><text:span text:style-name="Default_20_Paragraph_20_Font"><text:span text:style-name="T23"/></text:span></text:p>
      <text:p text:style-name="P10">Удивительным был еще один немаловажный факт. Часто, когда я говорила о ненормальности такого общения, он обижался, и мы ссорились. Но, при этом, не могу <text:soft-page-break/>вспомнить ни одного человека, на которого бы он мне не жаловался и не оскорблял за глаза, будь то друг, подруга или близкие родственники.</text:p>
      <text:p text:style-name="P10">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10">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0">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0">—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0">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0">Он говорит за спиной друга гадости, а на деле — держится за него, ведь тот нужен ему. Как инструмент для достижения целей. Куда же он без него?! И что он отдает <text:soft-page-break/>ему в замен? Лесть и лицемерие, и — портит другу репутацию своим похабным отношением к работе и внешним видом...</text:p>
      <text:p text:style-name="P10">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10">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0">Когда они между собой начали ссориться, потекло, как говорится, дерьмо по трубам. Он гово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10">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44"><text:soft-page-break/>* * *</text:p>
      <text:p text:style-name="P22"><text:span text:style-name="T19">Так вот, все это о </text:span><text:span text:style-name="_30__20_Text"><text:span text:style-name="T19">его</text:span></text:span><text:span text:style-name="T19"> окружении, именно о </text:span><text:span text:style-name="_30__20_Text"><text:span text:style-name="T19">его</text:span></text:span><text:span text:style-name="T19"> друзьях. Но есть еще другое окружение — наше. Это те ребята, которых мы повстречали уже будучи в паре. То </text:span><text:span text:style-name="T19">есть, наши общие друзья. Их он обрабатывал по-другому, немного аккуратней. Если </text:span><text:span text:style-name="_30__20_Text"><text:span text:style-name="T19">своим</text:span></text:span><text:span text:style-name="T19"> друзьям он говорил:</text:span></text:p>
      <text:list xml:id="list21588649" text:continue-list="list21576276" text:style-name="диалог">
        <text:list-item>
          <text:p text:style-name="P91">Она неадекватная...</text:p>
        </text:list-item>
      </text:list>
      <text:p text:style-name="P22"><text:span text:style-name="T19">И дальше по тексту, то </text:span><text:span text:style-name="_30__20_Text"><text:span text:style-name="T19">нашим</text:span></text:span><text:span text:style-name="T19"> друзьям говорилось все в другой форме:</text:span></text:p>
      <text:list xml:id="list21578481" text:continue-numbering="true" text:style-name="диалог">
        <text:list-item>
          <text:p text:style-name="P91">Я ее люблю, но...</text:p>
        </text:list-item>
      </text:list>
      <text:p text:style-name="P10">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10">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22"><text:span text:style-name="T19">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9">снова</text:span></text:span><text:span text:style-name="T19"> что-то делает не так», то есть — постоянно что-то делает не так.</text:span></text:p>
      <text:p text:style-name="P10">Кап-кап и по капельке я, сама того не ведая, стала в глазах людей неправильной. А он — мучеником. А дру<text:soft-page-break/>зья — его щитами и поддержкой. Ведь у него проблема — я! И цель — казаться не тем, кем он является, на самом деле, равнодушным и эгоистичным зверем, в костюме несчастной овечки.</text:p>
      <text:p text:style-name="P10">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10">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10">«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P10">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44"><text:soft-page-break/>* * *</text:p>
      <text:p text:style-name="P10">Не могу не вставить пару слов о его семье... Точнее — 4 слова:</text:p>
      <text:list xml:id="list4964865372132556922" text:style-name="L7">
        <text:list-item>
          <text:p text:style-name="P96">Все</text:p>
        </text:list-item>
        <text:list-item>
          <text:p text:style-name="P96">Друг</text:p>
        </text:list-item>
        <text:list-item>
          <text:p text:style-name="P96">Друга</text:p>
        </text:list-item>
        <text:list-item>
          <text:p text:style-name="P96">Ненавидят</text:p>
        </text:list-item>
      </text:list>
      <text:p text:style-name="P10">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0">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0">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text:soft-page-break/>вить» только «Горько» с натянутой на все лицо неискренней улыбкой.</text:p>
      <text:p text:style-name="P10">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0">Вся ситуация с его родными поменялась прямо пропорционально при последующем общении.</text:p>
      <text:p text:style-name="P10">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10">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10">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0">После разговора с ней, я тут же набрала его и попросила перезвонить маме. Я сказала, что только что мне <text:soft-page-break/>пришлось соврать ей наглым образом, чем втянула себя в их конфликты и попросила хотя бы попытаться наладить отношения с родителями.</text:p>
      <text:p text:style-name="P10">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10">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10">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0">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10">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text:soft-page-break/>чать банкетом в ресторане, и мне меньше всего хочется, чтоб мои виски стали гвоздем программы.</text:p>
      <text:list xml:id="list21585514" text:continue-list="list21578481" text:style-name="диалог">
        <text:list-item>
          <text:p text:style-name="P91">Да перестань! Они же простые ребята — даже внимание не обратят...</text:p>
        </text:list-item>
      </text:list>
      <text:p text:style-name="P10">И я заплела косу.</text:p>
      <text:p text:style-name="P10">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10">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10">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0">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0"><text:soft-page-break/>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10">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21577565" text:continue-numbering="true" text:style-name="диалог">
        <text:list-item>
          <text:p text:style-name="P97">Мам, я сделал свой выбор, и не собираюсь менять это решение. Она нормальная! Ну что ты начинаешь?!</text:p>
        </text:list-item>
      </text:list>
      <text:p text:style-name="P4">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4">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4" text:outline-level="1"><text:s/><text:bookmark-start text:name="Glava_10__Eto_nie_ia"/>Глава 10. <text:line-break/>Это не я<text:bookmark-end text:name="Glava_10__Eto_nie_ia"/></text:h>
      <text:p text:style-name="P39">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39">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9"><text:s/></text:span></text:span><text:span text:style-name="T19">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text:soft-page-break/>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4">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4">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text:soft-page-break/>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list xml:id="list21586437" text:continue-numbering="true" text:style-name="диалог">
        <text:list-item>
          <text:p text:style-name="P97">Это не я.</text:p>
        </text:list-item>
      </text:list>
      <text:p text:style-name="P4">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pan text:style-name="T19">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19">говорить</text:span></text:span><text:span text:style-name="T19"> сколько угодно, но когда </text:span><text:soft-page-break/><text:span text:style-name="T19">приходило время </text:span><text:span text:style-name="_30__20_Text"><text:span text:style-name="T19">делать</text:span></text:span><text:span text:style-name="T19">, ему всегда что-то «мешало». Но чаще всего было:</text:span></text:p>
      <text:list xml:id="list21580620" text:continue-numbering="true" text:style-name="диалог">
        <text:list-item>
          <text:p text:style-name="P97">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4">Каждый раз это было что-то «поважнее» данного мне обещания, и он не мог. При этом он никогда не просил прощения за несдержанное слово.</text:p>
      <text:p text:style-name="P4">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4"><text:soft-page-break/>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4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text:soft-page-break/>фабрикатами, и ему очень не хватало моих вкусных ужинов.</text:p>
      <text:list xml:id="list21591742" text:continue-numbering="true" text:style-name="диалог">
        <text:list-item>
          <text:p text:style-name="P97">Когда ты уже вернешься?</text:p>
        </text:list-item>
      </text:list>
      <text:p text:style-name="P4">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44">* * *</text:p>
      <text:p text:style-name="P4">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от того, что он никак не мог его смыть.</text:p>
      <text:p text:style-name="P4">Я помню, как он начал нервно так кричать, и делал движение, похожее на «биться головой о стену». Все продолжалось несколько минут, пока все просто не на<text:soft-page-break/>чали ржать, и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21589464" text:continue-numbering="true" text:style-name="диалог">
        <text:list-item>
          <text:p text:style-name="P97">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21581504" text:continue-numbering="true" text:style-name="диалог">
        <text:list-item>
          <text:p text:style-name="P97">Мне не обязательно стирать трусы каждый день!</text:p>
        </text:list-item>
      </text:list>
      <text:p text:style-name="Text_20_body"><text:soft-page-break/><text:span text:style-name="T19">Мне приходилось просить его чистить уши, потому, что </text:span><text:span text:style-name="_30__20_Text"><text:span text:style-name="T19">мне было стыдно</text:span></text:span><text:span text:style-name="T19">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4">Я сидела со спиртом и ватной палочкой, подавляя рвотные позывы, и делала все, что могла, чтобы его вид был более или менее опрятным.</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4">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21594660" text:continue-numbering="true" text:style-name="диалог">
        <text:list-item>
          <text:p text:style-name="P97">Пойдем купим тебе что-нибудь новое.</text:p>
        </text:list-item>
      </text:list>
      <text:p text:style-name="P4">Он отвечал:</text:p>
      <text:list xml:id="list21572510" text:continue-numbering="true" text:style-name="диалог">
        <text:list-item>
          <text:p text:style-name="P97">У меня все есть, мне ничего не надо.</text:p>
        </text:list-item>
      </text:list>
      <text:p text:style-name="P4">И ходил мятый и грязный, как бомж, а я просто не могла за этим уследить.</text:p>
      <text:p text:style-name="P4">Я уходила раньше его, и приходила раньше. Я встречала его в ужасе от того, в каком виде он пошел на ра<text:soft-page-break/>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19">Это было еще одно чувство вины. Но в отличии от всех остальных, навязанных мне, это был стыд. </text:span><text:span text:style-name="_30__20_Text"><text:span text:style-name="T19">Мне было стыдно</text:span></text:span><text:span text:style-name="T19"> от тог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40">* * *</text:p>
      <text:p text:style-name="Text_20_body"><text:span text:style-name="T19">А вы знали, что </text:span><text:span text:style-name="_30__20_Text"><text:span text:style-name="T19">неряшливость является одним из симптомов психического отклонения</text:span></text:span><text:span text:style-name="T19">?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4"><text:soft-page-break/>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21582451" text:continue-numbering="true" text:style-name="диалог">
        <text:list-item>
          <text:p text:style-name="P97">Котик, поставь, пожалуйста кружку в раковину, можешь не мыть...</text:p>
        </text:list-item>
      </text:list>
      <text:p text:style-name="P4">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4">Вот так все просто. Этот способ манипуляцией чувством вины. Он строил из себя «жертву» после малейшего замечания, озвучивая это простой фразой:</text:p>
      <text:list xml:id="list21588397" text:continue-numbering="true" text:style-name="диалог">
        <text:list-item>
          <text:p text:style-name="P97">Я не буду тебе ничего доказывать.</text:p>
        </text:list-item>
      </text:list>
      <text:p text:style-name="P4">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21586066" text:continue-numbering="true" text:style-name="диалог">
        <text:list-item>
          <text:p text:style-name="P97">Это не я...</text:p>
        </text:list-item>
        <text:list-item>
          <text:p text:style-name="P97">Если я этого не помню, значит этого не было.</text:p>
        </text:list-item>
        <text:list-item>
          <text:p text:style-name="P97">Я имею право хранить молчание.</text:p>
        </text:list-item>
        <text:list-item>
          <text:p text:style-name="P97">Я ничего не обещал.</text:p>
        </text:list-item>
      </text:list>
      <text:p text:style-name="P44"><text:soft-page-break/>* * *</text:p>
      <text:p text:style-name="P4">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онечно же, ничего не помнил. У него и в мыслях не было — попросить прощение за испорченный праздник.</text:p>
      <text:list xml:id="list21587742" text:continue-numbering="true" text:style-name="диалог">
        <text:list-item>
          <text:p text:style-name="P97">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4"><text:soft-page-break/>* * *</text:p>
      <text:p text:style-name="Text_20_body"><text:span text:style-name="T19">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9">триггера</text:span></text:span><text:span text:style-name="T19">.</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4">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4">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4">Или он понимал? Я не могу ответить на этот вопрос. Делал он это специально или нет — он это делал, хотя <text:soft-page-break/>мог бы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4">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44">* * *</text:p>
      <text:p text:style-name="P4">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4">Я ответила, что мы с ней совершенно разные — она гораздо старше, ее жизнь кардинально отличается от <text:soft-page-break/>моей. Как я могу рассуждать, как она, не имея ее опыта, статуса,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48"><text:soft-page-break/>«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4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48">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48">В судьбу я не верю, я верю только в свои силы. Если ты считаешь, что сил больше нет — я не вправе тебе ничего навязывать.»</text:p>
      <text:p text:style-name="P48"/>
      <text:p text:style-name="P4">«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5">«У нас все прекрасно»</text:p>
      <text:p text:style-name="P4">Это ложь. Мы постоянно ссоримся. У нас все плохо настолько, что мы решили расстаться.</text:p>
      <text:p text:style-name="P4"><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5">«У нас отлично получается»</text:p>
      <text:p text:style-name="P7"><text:soft-page-break/>Что получается? Жить? Строить семью? Делать друг-друга счастливыми? Заботиться друг о друге? Не понятно...</text:p>
      <text:p text:style-name="P4"><text:span text:style-name="T10">Цель</text:span>: внушить утверждение, что ошибок не было. Все идет по плану, как и должно быть.</text:p>
      <text:p text:style-name="P5">«Нас любят. В нас верят»</text:p>
      <text:p text:style-name="Text_20_body"><text:span text:style-name="T19">На первый взгляд ничего странного. Мы кому-то нравимся — это же хорошо. Но, на самом деле, это — </text:span><text:span text:style-name="_30__20_Text"><text:span text:style-name="T19">триангуляция</text:span></text:span><text:span text:style-name="T19"> — метод, в котором манипуляторы оперируют </text:span><text:span text:style-name="T19">чужими, а порой даже выдуманными мнениями, приводя их, как аргументы, с которыми не поспоришь.</text:span></text:p>
      <text:p text:style-name="P4">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4">Но его устраивало не то, что мы хорошая пара, ведь это не так — у нас слишком много проблем, а то, что мы создаем видимость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ют, не так ли? А манипуляторы этим пользуются, вос<text:soft-page-break/>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19">Этот метод называется </text:span><text:span text:style-name="_30__20_Text"><text:span text:style-name="T19">манипуляцией тщеславием (положительное подкрепление)</text:span></text:span><text:span text:style-name="T19">. Когда жертву хвалят, отмечая ее заслуги и достоинства — шанс получить желаемое увеличивается. Люди очень наивны и порой не понима</text:span><text:span text:style-name="T19">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несогласен все рушить...</text:p>
      <text:p text:style-name="Text_20_body"><text:span text:style-name="T19">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19">манипуляция чувством вины</text:span></text:span><text:span text:style-name="T19"> — он надевает маску «жертвы» обвиняет меня в несправедливости уже моих действий.</text:span></text:p>
      <text:p text:style-name="P4"><text:soft-page-break/><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19">Манипуляция жалостью</text:span></text:span><text:span text:style-name="T19">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4"><text:soft-page-break/><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4">Цель: сбить с толку завуалированным обманчивым утверждением — я прилагаю все усилия.</text:p>
      <text:p text:style-name="P5">«Если ты считаешь, что сил больше нет — я не вправе тебе ничего навязывать»</text:p>
      <text:p text:style-name="P4"><text:soft-page-break/>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48">«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4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48">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4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48"><text:soft-page-break/>Никто не говорил, что будет легко. Все говорят, будет сложно и ты должна с этим смириться. Этого не избежать — так все сказали, они знают лучше.</text:p>
      <text:p text:style-name="P4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4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48">Я растерян и не знаю, что мне делать. Мне страшно и я обессилен. Ты не можешь быть такой бесчувственной и бросить меня, когда ты мне так нужна!</text:p>
      <text:p text:style-name="P4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48">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text:soft-page-break/>глашусь со всем, что ты скажешь и не буду спорить, дабы не брать на себя обязательств.</text:p>
      <text:p text:style-name="P48">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4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4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4" text:outline-level="1"><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21589786" text:continue-numbering="true" text:style-name="диалог">
        <text:list-item>
          <text:p text:style-name="P97">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21572885" text:continue-numbering="true" text:style-name="диалог">
        <text:list-item>
          <text:p text:style-name="P97">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21575821" text:continue-numbering="true" text:style-name="диалог">
        <text:list-item>
          <text:p text:style-name="P97">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21574103" text:continue-numbering="true" text:style-name="диалог">
        <text:list-item>
          <text:p text:style-name="P97"><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4">И я действительно не знала. Теперь знаю, но тогда — нет...</text:p>
      <text:p text:style-name="P4">Бывало, идем по улице, а он такой:</text:p>
      <text:list xml:id="list21589782" text:continue-numbering="true" text:style-name="диалог">
        <text:list-item>
          <text:p text:style-name="P97">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5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37"><text:soft-page-break/>Шейнов В. П., «Скрытое управление человеком»</text:p>
      <text:p text:style-name="Цитата_20_-_20_автор"><text:span text:style-name="Default_20_Paragraph_20_Font"><text:span text:style-name="T23"><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5">*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 прозвучало это, как можно убедительнее. Так смешно вспоминать его удивленное лицо:</text:p>
      <text:list xml:id="list21596025" text:continue-numbering="true" text:style-name="диалог">
        <text:list-item>
          <text:p text:style-name="P97">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21572530" text:continue-numbering="true" text:style-name="диалог">
        <text:list-item>
          <text:p text:style-name="P97">Я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4">Что тут сказать? Любила — безумно. Боготворила — да. Дорожила — да. Ну не ревнивая я!</text:p>
      <text:p text:style-name="P4"><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9">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19">пользуются, но при этом не бросают</text:span></text:span><text:span text:style-name="T19">. И факт измены ее идеализированного мучителя уходит на второй план, лишь бы он оставался рядом и не рвал отношения с жертвой.</text:span></text:p>
      <text:p text:style-name="P4">На этой стадии жертва много раз слышала:</text:p>
      <text:list xml:id="list21568994" text:continue-numbering="true" text:style-name="диалог">
        <text:list-item>
          <text:p text:style-name="P97"><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7">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7">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19">В процессе </text:span><text:span text:style-name="_30__20_Text"><text:span text:style-name="T19">отмены</text:span></text:span><text:span text:style-name="T19">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4"><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0">*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4">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4"><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4">Я знала, что ему хорошо, и мне было хорошо. В эмоциональном плане. На уровне чувств. Искренне...</text:p>
      <text:p text:style-name="P4">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21591550" text:continue-numbering="true" text:style-name="диалог">
        <text:list-item>
          <text:p text:style-name="P97">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text:soft-page-break/>но ход мыслей понятен — все дамы воспринимаются как вещи. А нужна ему эта вещь или нет — зависит от жопы.</text:p>
      <text:h text:style-name="P74" text:outline-level="1"><text:s/><text:bookmark-start text:name="Glava_12__Nie_noi"/>Глава 12. <text:line-break/>Не ной<text:bookmark-end text:name="Glava_12__Nie_noi"/></text:h>
      <text:p text:style-name="P4">Если со всеми остальными недостатками я могла смириться, то с одним я мириться не хотела. По быту — да. Я задавала себе вопросы:</text:p>
      <text:list xml:id="list21577778" text:continue-numbering="true" text:style-name="диалог">
        <text:list-item>
          <text:p text:style-name="P97">Я могу с этим жить? — Да.</text:p>
        </text:list-item>
        <text:list-item>
          <text:p text:style-name="P97">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4">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21565124" text:continue-numbering="true" text:style-name="диалог">
        <text:list-item>
          <text:p text:style-name="P97">Не ной.</text:p>
        </text:list-item>
        <text:list-item>
          <text:p text:style-name="P97"><text:soft-page-break/>Мне неинтересно это слушать.</text:p>
        </text:list-item>
        <text:list-item>
          <text:p text:style-name="P97">Это ты виновата, это ты допустила.</text:p>
        </text:list-item>
        <text:list-item>
          <text:p text:style-name="P97">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4">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21589374" text:continue-numbering="true" text:style-name="диалог">
        <text:list-item>
          <text:p text:style-name="P97">А я тут при чем?!</text:p>
        </text:list-item>
      </text:list>
      <text:p text:style-name="P4">Или:</text:p>
      <text:list xml:id="list21576764" text:continue-numbering="true" text:style-name="диалог">
        <text:list-item>
          <text:p text:style-name="P97">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4">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4">Это проявлялось даже тогда, когда его участие и не требовалось. Например, моя история с отцом, о которой <text:soft-page-break/>я упоминала в самом начале. Я его не знала, но очень любила, и навсегда потеряла возможность с ним познакомиться и узнать какой он.</text:p>
      <text:p text:style-name="P4">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21590197" text:continue-numbering="true" text:style-name="диалог">
        <text:list-item>
          <text:p text:style-name="P97">Я сейчас выключу, если ты не успокоишься! Хватит нюни распускать —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40"><text:s/>* * *</text:p>
      <text:p text:style-name="P4">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В итоге он тоже оттуда ушел, как и я. И речь шла о его непосредственной начальнице, как и о моем непо<text:soft-page-break/>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21597412" text:continue-numbering="true" text:style-name="диалог">
        <text:list-item>
          <text:p text:style-name="P97">Хватит ныть! Соберись, тряпка!</text:p>
        </text:list-item>
      </text:list>
      <text:p text:style-name="P4">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4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4">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4">Например, если я говорю о том, что у меня что-то болит, то у него тоже могло что-то вдруг «заболеть». Забывая о собственных проблемах, я уже утешала его и вся<text:soft-page-break/>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21592199" text:continue-numbering="true" text:style-name="диалог">
        <text:list-item>
          <text:p text:style-name="P81"><text:span text:style-name="T19">Объятия, — говорила я, — это как стена, которая ограждает меня от всех проблем и дарит чувство защищенности, что особенно помогает в минуты, когда тяже</text:span><text:soft-page-break/><text:span text:style-name="T19">ло. Про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45">* * *</text:p>
      <text:p text:style-name="P4">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19">Он берет стакан, набирает воды, запивает таблетку и просто </text:span><text:span text:style-name="_30__20_Text"><text:span text:style-name="T19">бросает</text:span></text:span><text:span text:style-name="T19"> стакан в раковину, в которой лежит еще </text:span><text:soft-page-break/><text:span text:style-name="T19">не помытая посуда! Этот жест повествовал, стало быть, о невыносимой головной боли, и на мой вопрос: «Зачем ты </text:span><text:span text:style-name="T19">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0">* * *</text:p>
      <text:p text:style-name="P4">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21589582" text:continue-numbering="true" text:style-name="диалог">
        <text:list-item>
          <text:p text:style-name="P97">Тебе что совсем наплевать на мои проблемы?! ВОТ ТАК ВСЕГДА! Иди спи. Главное, чтоб тебе было хорошо...</text:p>
        </text:list-item>
      </text:list>
      <text:p text:style-name="P4"><text:soft-page-break/>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21575538" text:continue-numbering="true" text:style-name="диалог">
        <text:list-item>
          <text:p text:style-name="P97">Хватит ныть! Соберись, тряпка!</text:p>
        </text:list-item>
      </text:list>
      <text:p text:style-name="Text_20_body"><text:span text:style-name="T19">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9">ему это неинтересно</text:span></text:span><text:span text:style-name="T19">, говорил, что </text:span><text:span text:style-name="_30__20_Text"><text:span text:style-name="T19">я выношу ему мозг</text:span></text:span><text:span text:style-name="T19">. Он поучительно наваливал, что мне нужно меняться и быть сильной, и всегда показывал спину, обвиняя меня в сверхчувствительности.</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4">Даже сейчас мне говорят друзья, когда уже весь это ад закончился:</text:p>
      <text:list xml:id="list21569379" text:continue-numbering="true" text:style-name="диалог">
        <text:list-item>
          <text:p text:style-name="P97">Ты же девочка, ты должна быть слабой... (в понимании женственности).</text:p>
        </text:list-item>
      </text:list>
      <text:p text:style-name="P4">У меня один ответ:</text:p>
      <text:list xml:id="list21566827" text:continue-numbering="true" text:style-name="диалог">
        <text:list-item>
          <text:p text:style-name="P97">Я не могу себе этого позволить!</text:p>
        </text:list-item>
      </text:list>
      <text:p text:style-name="P4">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text:soft-page-break/>Если бы я расслабилась в этих отношениях, то, боюсь, от меня вообще ничего не осталось бы.</text:p>
      <text:p text:style-name="P4">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4">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4">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4">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text:soft-page-break/>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4" text:outline-level="1"><text:s/><text:bookmark-start text:name="Glava_13__Nieadiekvatnaia"/>Глава 13. <text:line-break/>Неадекватная<text:bookmark-end text:name="Glava_13__Nieadiekvatnaia"/></text:h>
      <text:p text:style-name="P39">Если вдруг вы стали для кого-то плохим, значит много хорошего было сделано для этого человека!</text:p>
      <text:p text:style-name="P47">Фаина Раневская</text:p>
      <text:p text:style-name="P3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text:soft-page-break/>переживаемого опыта или внутренней реальности, а не симптомы психического заболевания.</text:p>
      <text:p text:style-name="Text_20_body"><text:span text:style-name="T25">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5">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21594621" text:continue-numbering="true" text:style-name="диалог">
        <text:list-item>
          <text:p text:style-name="P97">Я никогда не говорил это!</text:p>
        </text:list-item>
      </text:list>
      <text:p text:style-name="P4">И вот вы начинаете сомневаться в том, что слышали.</text:p>
      <text:list xml:id="list21596107" text:continue-numbering="true" text:style-name="диалог">
        <text:list-item>
          <text:p text:style-name="P97">Тебе кажется, что ты переживаешь!</text:p>
        </text:list-item>
      </text:list>
      <text:p text:style-name="P4">И вы сомневаетесь, что ваши переживания реальны.</text:p>
      <text:list xml:id="list21573029" text:continue-numbering="true" text:style-name="диалог">
        <text:list-item>
          <text:p text:style-name="P97">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21596486" text:continue-numbering="true" text:style-name="диалог">
        <text:list-item>
          <text:p text:style-name="P97">Это была не твоя идея, а моя...</text:p>
        </text:list-item>
      </text:list>
      <text:p text:style-name="P4"><text:soft-page-break/>И вы сомневаетесь в своей памяти.</text:p>
      <text:p text:style-name="P4">Даже такое распространенное выражение, как «делать из мухи слона», является прекрасным примером 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4">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4">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21591558" text:continue-numbering="true" text:style-name="диалог">
        <text:list-item>
          <text:p text:style-name="P97">Ну не говорил, так не говорил...</text:p>
        </text:list-item>
      </text:list>
      <text:p text:style-name="P40">* * *</text:p>
      <text:p text:style-name="Text_20_body"><text:span text:style-name="T19">Знаете, я не просто так пишу об этом. Это описание моей жизни на протяжении нескольких лет. </text:span><text:span text:style-name="_30__20_Text"><text:span text:style-name="T19">Психоз порождает психоз.</text:span></text:span><text:span text:style-name="T19"> Патологическое стремление моего пар</text:span><text:soft-page-break/><text:span text:style-name="T19">ня </text:span><text:span text:style-name="T19">к доминантному покровительству, является психозом, который вводил меня в состояние ненормальности.</text:span></text:p>
      <text:p text:style-name="Text_20_body"><text:span text:style-name="T19">Например, он ясно давал понять, что он имеет право на свободу действий. Он четко расписывал по слогам </text:span><text:span text:style-name="T19">каждый раз, что для него важен его собственный комфорт. И это здорово, Да? Мы </text:span><text:span text:style-name="_30__20_Text"><text:span text:style-name="T19">все</text:span></text:span><text:span text:style-name="T19"> имеем право на свободу действий. Согласны? Ключевое слово — «все»!</text:span></text:p>
      <text:p text:style-name="Text_20_body"><text:span text:style-name="T19">Он так не считал. </text:span><text:span text:style-name="_30__20_Text"><text:span text:style-name="T19">Он</text:span></text:span><text:span text:style-name="T19">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прав, и будет утверждать, что я, на самом деле, с ним согласна.</text:p>
      <text:list xml:id="list21576538" text:continue-numbering="true" text:style-name="диалог">
        <text:list-item>
          <text:p text:style-name="P97">Ты преувеличиваешь — не болит у тебя ничего, ведь так?</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text:soft-page-break/>уровня, мышление не совсем корректное, стараний не достаточно, достижения сомнительные, с памятью не все в порядке...</text:p>
      <text:p text:style-name="P4">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text:p>
      <text:list xml:id="list21588319" text:continue-numbering="true" text:style-name="диалог">
        <text:list-item>
          <text:p text:style-name="P97">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21578567" text:continue-numbering="true" text:style-name="диалог">
        <text:list-item>
          <text:p text:style-name="P97">Я снова все напутала.</text:p>
          <text:p text:style-name="P130"/>
        </text:list-item>
      </text:list>
      <text:p text:style-name="P53">«Для того чтобы сидеть в клетке, не всегда нужны прутья.»</text:p>
      <text:p text:style-name="P37">Рональд Дэвид Лэйнг, «Политика семьи»</text:p>
      <text:p text:style-name="P37"/>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text:soft-page-break/>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4">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21573605" text:continue-numbering="true" text:style-name="диалог">
        <text:list-item>
          <text:p text:style-name="P97">Но ведь было же!</text:p>
        </text:list-item>
      </text:list>
      <text:p text:style-name="P4">Но мне повторяли и повторяли:</text:p>
      <text:list xml:id="list21579906" text:continue-numbering="true" text:style-name="диалог">
        <text:list-item>
          <text:p text:style-name="P97">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4"><text:soft-page-break/>В случае моей непреклонности, он, обычно, использовал контрманевр. Ты уверена? — На тебе разряд! — Ах ты настаиваешь?</text:p>
      <text:list xml:id="list21576455" text:continue-numbering="true" text:style-name="диалог">
        <text:list-item>
          <text:p text:style-name="P97">Ты так говоришь, потому, что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21587803" text:continue-numbering="true" text:style-name="диалог">
        <text:list-item>
          <text:p text:style-name="P97">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4"><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21588969" text:continue-numbering="true" text:style-name="диалог">
        <text:list-item>
          <text:p text:style-name="P97">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21578272" text:continue-numbering="true" text:style-name="диалог">
        <text:list-item>
          <text:p text:style-name="P97">Ты уже так вела себя на прошлой неделе.</text:p>
        </text:list-item>
      </text:list>
      <text:p text:style-name="P4">Я пыталась оправдаться, и говорила, что в той ситуации были те же причины:</text:p>
      <text:list xml:id="list21582477" text:continue-numbering="true" text:style-name="диалог">
        <text:list-item>
          <text:p text:style-name="P97">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21588999" text:continue-numbering="true" text:style-name="диалог">
        <text:list-item>
          <text:p text:style-name="P97">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text:soft-page-break/>Ну и конечно:</text:p>
      <text:list xml:id="list21590922" text:continue-numbering="true" text:style-name="диалог">
        <text:list-item>
          <text:p text:style-name="P97">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0"><text:soft-page-break/>*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text:soft-page-break/>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text:soft-page-break/>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21595296" text:continue-numbering="true" text:style-name="диалог">
        <text:list-item>
          <text:p text:style-name="P97">Да все считают, что ты неадекватная!</text:p>
        </text:list-item>
      </text:list>
      <text:p text:style-name="P4">Или:</text:p>
      <text:list xml:id="list21573704" text:continue-numbering="true" text:style-name="диалог">
        <text:list-item>
          <text:p text:style-name="P97">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44">* * *</text:p>
      <text:p text:style-name="Text_20_body"><text:span text:style-name="T19">Вот реальный тому пример. В последнюю нашу поездку в другой город мы всю дорогу ругались, обсуждая </text:span><text:span text:style-name="_30__20_Text"><text:span text:style-name="T19">замявшийся накануне конфликт</text:span></text:span><text:span text:style-name="T19"> из-за брачного контракта, </text:span><text:soft-page-break/><text:span text:style-name="T19">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4">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4">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text:soft-page-break/>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21581723" text:continue-numbering="true" text:style-name="диалог">
        <text:list-item>
          <text:p text:style-name="P97">Мне это неприятно! 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4">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text:soft-page-break/>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16">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16">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4"/>
      <text:p text:style-name="P5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3"><text:soft-page-break/>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37">Ирина Мельниченко, «Мудаки и игра на публику»</text:p>
      <text:p text:style-name="Цитата_20_-_20_автор"><text:span text:style-name="Default_20_Paragraph_20_Font"><text:span text:style-name="T23"><text:s/></text:span></text:span></text:p>
      <text:p text:style-name="P40">* * *</text:p>
      <text:p text:style-name="P4">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4">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ни поведение, ни отношение, но не разобравшись в проблемах, о кото<text:soft-page-break/>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4">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4">* * *</text:p>
      <text:p text:style-name="P4">Есть еще один момент. Я его опишу, так как он имеет отношение к общему «сюжету». Ну, и конечно, это еще <text:soft-page-break/>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4">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21597700" text:continue-numbering="true" text:style-name="диалог">
        <text:list-item>
          <text:p text:style-name="P97">Я на полчасика. — сказал он мне примерно в 3 часа дня в ответ на мое удивление. </text:p>
        </text:list-item>
      </text:list>
      <text:p text:style-name="P4">А домой пришел в полночь. 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21574711" text:continue-numbering="true" text:style-name="диалог">
        <text:list-item>
          <text:p text:style-name="P97"><text:soft-page-break/>Я уже дома. А ты где? - по голосу было понятно, что он улыбается.</text:p>
        </text:list-item>
        <text:list-item>
          <text:p text:style-name="P97">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21576240" text:continue-numbering="true" text:style-name="диалог">
        <text:list-item>
          <text:p text:style-name="P97">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19">Но речь о том, что сейчас мы </text:span><text:span text:style-name="_30__20_Text"><text:span text:style-name="T19">договорились</text:span></text:span><text:span text:style-name="T19">!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span></text:p>
      <text:p text:style-name="P4">Скажи он, что будет там до победного, я бы поехала к подруге, но он сказал, что будет через полчаса. Скажи <text:soft-page-break/>он мне, что задержится там «на подольше», я бы взяла билет в кино, позвала бы сестру в гости... да что угодно!</text:p>
      <text:p text:style-name="P4">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21571715" text:continue-numbering="true" text:style-name="диалог">
        <text:list-item>
          <text:p text:style-name="P97">Помнишь, утром коту вкололи лекарство?</text:p>
        </text:list-item>
        <text:list-item>
          <text:p text:style-name="P97">Помню.</text:p>
        </text:list-item>
        <text:list-item>
          <text:p text:style-name="P97">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97">Помню. Мы договорились, что ты останешься дома с котом, потому, что не можешь его оставить больного одного дома.</text:p>
        </text:list-item>
        <text:list-item>
          <text:p text:style-name="P97">Да, но с небольшой поправкой — пока не буду уверена в том, что лекарство подействовало, и ему легче.</text:p>
        </text:list-item>
        <text:list-item>
          <text:p text:style-name="P97">Я тебя неправильно понял...</text:p>
        </text:list-item>
        <text:list-item>
          <text:p text:style-name="P97">А что конкретно ты не так понял? Тебе нужно было просто набрать меня, когда ты освободишься и узнать, пойду я с тобой или нет?</text:p>
        </text:list-item>
        <text:list-item>
          <text:p text:style-name="P97">Я подумал, что если коту плохо, то ты никуда не пойдешь.</text:p>
        </text:list-item>
        <text:list-item>
          <text:p text:style-name="P97">Но мы договорились, что если ему станет лучше, то я пойду. Было?</text:p>
        </text:list-item>
        <text:list-item>
          <text:p text:style-name="P97"><text:soft-page-break/>Было.</text:p>
        </text:list-item>
        <text:list-item>
          <text:p text:style-name="P97">Так почему ты не позвонил?</text:p>
        </text:list-item>
        <text:list-item>
          <text:p text:style-name="P97">Я тебя не так понял...</text:p>
          <text:p text:style-name="P97"/>
        </text:list-item>
      </text:list>
      <text:p text:style-name="P5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37">С. А. Зелинский, «Психотехнологии гипнотического манипулирования сознанием»</text:p>
      <text:p text:style-name="P37"/>
      <text:p text:style-name="P4">И эта техника прекрасно прослеживается здесь:</text:p>
      <text:list xml:id="list21585679" text:continue-numbering="true" text:style-name="диалог">
        <text:list-item>
          <text:p text:style-name="P81"><text:span text:style-name="T25">Помнишь, мы договорились, что ты меня наберешь и узнаешь, как обстоят дела и, </text:span><text:span text:style-name="_30__20_Text"><text:span text:style-name="T25">если все хорошо, то я поеду</text:span></text:span><text:span text:style-name="T25"> с тобой? — говорю я.</text:span></text:p>
        </text:list-item>
        <text:list-item>
          <text:p text:style-name="P81"><text:span text:style-name="T19">Помню. Мы договорились, что ты </text:span><text:span text:style-name="_30__20_Text"><text:span text:style-name="T19">останешься дома</text:span></text:span><text:span text:style-name="T19">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text:soft-page-break/>дома, и даже не в друзьях дело. Нет. Он проигнорировал меня, совершенно отрицая факт своей неправоты.</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4"><text:soft-page-break/>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4">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21590116" text:continue-numbering="true" text:style-name="диалог">
        <text:list-item>
          <text:p text:style-name="P97">О, какая молодец! И после этого ты будешь говорить, что ты нормальная? Давай-давай, продолжай!</text:p>
        </text:list-item>
      </text:list>
      <text:p text:style-name="P4"><text:soft-page-break/>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просите меня, почему я не ушла, ведь видела это отношение. Я вам отвечу — уходила и не раз. И всякий <text:soft-page-break/>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4" text:outline-level="1"><text:s/><text:bookmark-start text:name="Glava_14__Vozhak"/>Глава 14. <text:line-break/>Вожак<text:bookmark-end text:name="Glava_14__Vozhak"/></text:h>
      <text:p text:style-name="P39">Для неверных нет любви, для порочных нет радости.</text:p>
      <text:p text:style-name="P4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21573963" text:continue-numbering="true" text:style-name="диалог">
        <text:list-item>
          <text:p text:style-name="P97"><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21566709" text:continue-numbering="true" text:style-name="диалог">
        <text:list-item>
          <text:p text:style-name="P97">Выдели хоть выходные для меня! — просила я.</text:p>
        </text:list-item>
        <text:list-item>
          <text:p text:style-name="P97">Хотя бы день!</text:p>
        </text:list-item>
        <text:list-item>
          <text:p text:style-name="P97">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4">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text:soft-page-break/>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Тот умел убеждать, как и мой благоверный меня — давя на слабые места.</text:p>
      <text:p text:style-name="P4">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Так как я всех там знала, то была, скажем так, в числе приглашенных. Каково же было мое удивление, узнать, <text:soft-page-break/>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21571613" text:continue-numbering="true" text:style-name="диалог">
        <text:list-item>
          <text:p text:style-name="P97">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Он позвонил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21586108" text:continue-numbering="true" text:style-name="диалог">
        <text:list-item>
          <text:p text:style-name="P97">Все не так! Я ожидал совсем другого! Ты все неправильно сделала!</text:p>
        </text:list-item>
        <text:list-item>
          <text:p text:style-name="P97">А что конкретно тебя не устраивает — манера письма?</text:p>
        </text:list-item>
        <text:list-item>
          <text:p text:style-name="P97">Здесь просто — все не так!!!</text:p>
        </text:list-item>
      </text:list>
      <text:p text:style-name="Text_20_body"><text:span text:style-name="T19">Да. Вместо того, чтобы обратить внимание на то, </text:span><text:span text:style-name="_30__20_Text"><text:span text:style-name="T19">что</text:span></text:span><text:span text:style-name="T19"> написано — он же сам предложил, он обратил внимание на то, </text:span><text:span text:style-name="_30__20_Text"><text:span text:style-name="T19">как</text:span></text:span><text:span text:style-name="T19"> написано. Он в очередной раз соскользнул с темы, не вникнув в суть. И, вместо того, чтоб думать, как </text:span><text:soft-page-break/><text:span text:style-name="T19">вести дальнейший диалог, я сидела, смотрела на его недовольное лицо и пыталась понять, а как же надо было написать?</text:span></text:p>
      <text:p text:style-name="P4">Потом он преподнес мне свой список. Точно не помню формулировку, но смысл был такой:</text:p>
      <text:list xml:id="list7108727897368870020" text:style-name="L8">
        <text:list-item>
          <text:p text:style-name="P98">У меня</text:p>
        </text:list-item>
        <text:list-item>
          <text:p text:style-name="P98">Идеальная</text:p>
        </text:list-item>
        <text:list-item>
          <text:p text:style-name="P98">Девушка</text:p>
        </text:list-item>
        <text:list-item>
          <text:p text:style-name="P98">Которую</text:p>
        </text:list-item>
        <text:list-item>
          <text:p text:style-name="P98">Я очень</text:p>
        </text:list-item>
        <text:list-item>
          <text:p text:style-name="P98">Сильно</text:p>
        </text:list-item>
        <text:list-item>
          <text:p text:style-name="P98">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4"><text:soft-page-break/>В самом начале моего повествования были такие слова:</text:p>
      <text:p text:style-name="P4"/>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3"><text:s/></text:span></text:span></text:p>
      <text:p text:style-name="P4">Именно к этим словам он и прицепился. Именно на них обсуждение закончилось.</text:p>
      <text:p text:style-name="P4">Тут очень важный момент. Что 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9">Нужно отметить, что </text:span><text:span text:style-name="_30__20_Text"><text:span text:style-name="T19">я его таким никогда не видела</text:span></text:span><text:span text:style-name="T19">.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text:soft-page-break/>«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6">Психологический термин, который описывает данное поведение, звучит как «Паратимия<text:note text:id="ftn7"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5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text:soft-page-break/>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37">С. А. Зелинский, «Методы, приемы и способы манипуляций. (Современные психотехнологии манипулирования)»</text:p>
      <text:p text:style-name="P37"/>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4">На удивление для самой себя я была спокойна, даже слишком. Но, как оказалось — это был еще один тактический ход.</text:p>
      <text:p text:style-name="P4"/>
      <text:p text:style-name="P5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3">Принятые решения фиксируются жестко, не допускается возвращение к ним даже при поступлении новых данных, важных для выработки оконча<text:soft-page-break/>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37">С. А. Зелинский, «Методы, приемы и способы манипуляций. (Современные психотехнологии манипулирования)»</text:p>
      <text:p text:style-name="P37"/>
      <text:p text:style-name="P4">Когда я спокойным тоном попросила его расслабиться и не перебивать меня, мол, мы ведь разговариваем.</text:p>
      <text:list xml:id="list21568362" text:continue-list="list21586108" text:style-name="диалог">
        <text:list-item>
          <text:p text:style-name="P97">Я не собираюсь с тобой ссориться, — сказала я. — Мы же хотим помириться! А ты обращаешься со мной, как с шавкой, и затыкаешь мне рот.</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P4">Он вышел из комнаты, оделся и пошел к выходу обуваться. Я была все так же спокойна, но уже не потому, <text:soft-page-break/>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4">Я начала причитать, даже не помню в слух или про себя, мол — что ты делаешь? Я висела на нем, прилагая <text:soft-page-break/>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list xml:id="list21581275" text:continue-numbering="true" text:style-name="диалог">
        <text:list-item>
          <text:p text:style-name="P97">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21569420" text:continue-numbering="true" text:style-name="диалог">
        <text:list-item>
          <text:p text:style-name="P97">Помогите! Кто-нибудь! Я не знаю, что мне делать! Он сейчас упадет! Я не удержу...</text:p>
        </text:list-item>
      </text:list>
      <text:p text:style-name="P4">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4">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text:soft-page-break/>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21593842" text:continue-numbering="true" text:style-name="диалог">
        <text:list-item>
          <text:p text:style-name="P97"><text:s/>Что же мне делать? Я знаю! Нужно содрать татуировку, чтоб он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4"><text:soft-page-break/>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21591308" text:continue-numbering="true" text:style-name="диалог">
        <text:list-item>
          <text:p text:style-name="P97">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0">* * *</text:p>
      <text:p text:style-name="P4">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19">Итак, ему нужны были доказательства своих жалоб и он все спланировал. Он, впервые </text:span><text:span text:style-name="_30__20_Text"><text:span text:style-name="T19">сам</text:span></text:span><text:span text:style-name="T19"> </text:span><text:span text:style-name="_30__20_Text"><text:span text:style-name="T19">позвонил</text:span></text:span><text:span text:style-name="T19"> мне и </text:span><text:span text:style-name="_30__20_Text"><text:span text:style-name="T19">сам предложил</text:span></text:span><text:span text:style-name="T19"> поговорить о наших проблемах, хотя </text:span><text:span text:style-name="_30__20_Text"><text:span text:style-name="T19">всегда</text:span></text:span><text:span text:style-name="T19"> отлынивал от любых выяснений отношений.</text:span></text:p>
      <text:p text:style-name="P4">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уже ждала под окнами! До начала разговора он отправил ей сигнал <text:span text:style-name="T29">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1">сделать вид</text:span>. На тот момент он уже давно жаловался на меня и мое поведение, но <text:soft-page-break/>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отрепетированное шоу.</text:p>
      <text:p text:style-name="P4">Все шло по его плану. Он знал, что я его очень люблю. Он знал, что я от него зависима. Не испытывай я эти чувства, я бы ушла уже давно. Но он прекрасно по<text:soft-page-break/>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хочет уйти — я не пускаю.</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выслушали столько его жалоб! Сколько было сказано обвинений в мой адрес!</text:p>
      <text:p text:style-name="P4"><text:soft-page-break/>Блюдо готово — уважаемые гости, прошу к столу!</text:p>
      <text:p text:style-name="Text_20_body"><text:span text:style-name="T19">Он привел свидетелей для подтверждения всех своих жалоб и застал меня — в </text:span><text:span text:style-name="_30__20_Text"><text:span text:style-name="T19">Совершенно Неадекватном Состоянии</text:span></text:span><text:span text:style-name="T19">.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4">Он прятался за их спинами от меня, как от зверя, насилию которого он больше не может противостоять... и его защищали. Все, как он и запланировал.</text:p>
      <text:p text:style-name="P4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text:soft-page-break/>сти. А это очень тяжелый груз для человека, у которого есть совесть и чувства. И я утонула.</text:p>
      <text:p text:style-name="P4">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4" text:outline-level="1"><text:s/><text:bookmark-start text:name="Glava_15__Ad"/>Глава 15. <text:line-break/>Ад<text:bookmark-end text:name="Glava_15__Ad"/></text:h>
      <text:p text:style-name="P39">И, улыбаясь, мне ломали крылья,</text:p>
      <text:p text:style-name="P39">Мой хрип порой похожим был на вой,</text:p>
      <text:p text:style-name="P39">И я немел от боли и бессилья</text:p>
      <text:p text:style-name="P39">И лишь шептал: «Спасибо, что живой».</text:p>
      <text:p text:style-name="P4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text:soft-page-break/>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ать все мысли, что были в моей голове. Вот первая запись:</text:p>
      <text:p text:style-name="P4"/>
      <text:p text:style-name="P4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48"/>
      <text:p text:style-name="P4">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4">Это не перелом, не головная боль... Эта боль не сравнится с зубной. Это боль в области груди как ожег — <text:soft-page-break/>острая, ноющая и полностью берущая верх над всеми чувствами. Я ничего не ощущала, кроме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4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21586148" text:continue-numbering="true" text:style-name="диалог">
        <text:list-item>
          <text:p text:style-name="P97">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text:soft-page-break/>щью которых я могла до него достучаться. Тогда я пыталась связаться с ним с помощью общих друзей, в следствии чего попала в бан<text:note text:id="ftn8"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9" text:note-class="footnote"><text:note-citation text:label="**">**</text:note-citation><text:note-body><text:p text:style-name="Footnote"><text:span text:style-name="T8">Мессенджер</text:span> <text:span text:style-name="T1">(от </text:span><text:span text:style-name="T14">ст.</text:span><text:span text:style-name="T30">-фр</text:span><text:span text:style-name="T14">анц</text:span><text:span text:style-name="T30">.</text:span><text:span text:style-name="T1"> </text:span><text:span text:style-name="T30">message — </text:span><text:span text:style-name="T14"><text:s/>в</text:span><text:span text:style-name="T1">ыпускать, посылать)</text:span> — приложение для обмена мгновенными сообщениями.</text:p></text:note-body></text:note> прислал со<text:soft-page-break/>об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было адресовано не мне, а моему мучителю.</text:p>
      <text:p text:style-name="P4">Мой парень залогинился<text:note text:id="ftn10"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text:soft-page-break/>любимым мужчиной, и познакомились мы тогда, когда она как раз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21582414" text:continue-numbering="true" text:style-name="диалог">
        <text:list-item>
          <text:p text:style-name="P97">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text:soft-page-break/>лучшему другу о ночных времяпровождениях с ней, поверг меня в самую настоящую панику.</text:p>
      <text:p text:style-name="P4">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text:soft-page-break/>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44"><text:soft-page-break/>* * *</text:p>
      <text:p text:style-name="P4">Вспоминаю и улыбаюсь! Вот это мастерство! Сначала он не хотел выходить ко мне. Он боялся меня. Но согласился, конечно же, не без условий.</text:p>
      <text:p text:style-name="P4">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text:soft-page-break/>как раз и стало причиной всего, что со мной будет происходить дальше.</text:p>
      <text:p text:style-name="P16">Это высказанное вслух сомнение. Это всего лишь два коротких простых слова. Но давайте попробуем понять, какой смысл они несут.</text:p>
      <text:p text:style-name="P16"/>
      <text:p text:style-name="P51">«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1">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text:soft-page-break/>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21578256" text:continue-numbering="true" text:style-name="диалог">
        <text:list-item>
          <text:p text:style-name="P97">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21577658" text:continue-numbering="true" text:style-name="диалог">
        <text:list-item>
          <text:p text:style-name="P97">Он любит! Я спрашивала,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0">*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text:soft-page-break/>ло. Он не отпускал меня, но и не подпускал меня к себе. Держал на расстоянии, прикармливая надеждой, каждый раз блокируя новый канал связи.</text:p>
      <text:p text:style-name="P4">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4" text:outline-level="1"><text:s/><text:bookmark-start text:name="Glava_16__Nosce_te_ipsum"/>Глава 16. <text:line-break/>Nosce te ipsum<text:bookmark-end text:name="Glava_16__Nosce_te_ipsum"/></text:h>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1">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9">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19">показалось</text:span></text:span><text:span text:style-name="T19">.</text:span></text:p>
      <text:p text:style-name="P4"><text:soft-page-break/>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21583360" text:continue-numbering="true" text:style-name="диалог">
        <text:list-item>
          <text:p text:style-name="P97">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4">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text:soft-page-break/>Я запомнила это вечер, как вечер откровений с неравнодушным незнакомцем. Я с теплом вспоминаю его, хоть он скорее всего и не подозревает, как много для меня сделал, просто выслушав меня.</text:p>
      <text:p text:style-name="P4">И вот он мне говорит:</text:p>
      <text:list xml:id="list21578659" text:continue-numbering="true" text:style-name="диалог">
        <text:list-item>
          <text:p text:style-name="P97">А это не он идет?</text:p>
        </text:list-item>
      </text:list>
      <text:p text:style-name="P4">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text:soft-page-break/>Ведь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4">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21565164" text:continue-numbering="true" text:style-name="диалог">
        <text:list-item>
          <text:p text:style-name="P97">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text:soft-page-break/>осознать,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text:soft-page-break/>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44">*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text:soft-page-break/>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и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21577784" text:continue-numbering="true" text:style-name="диалог">
        <text:list-item>
          <text:p text:style-name="P97">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text:soft-page-break/>нормально, мыслит логично, так что забирать мы ее не будем а просто уколим успокоительное.»</text:p>
      <text:p text:style-name="P4">Они пообещали мне, что я буду спать 6 часов. Я поспала около 3-х часов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4">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text:soft-page-break/>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4" text:outline-level="1"><text:s/><text:bookmark-start text:name="Glava_17__Ia_vsie_ponial"/>Глава 17. <text:line-break/>Я все понял<text:bookmark-end text:name="Glava_17__Ia_vsie_ponial"/></text:h>
      <text:p text:style-name="P4">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21578732" text:continue-numbering="true" text:style-name="диалог">
        <text:list-item>
          <text:p text:style-name="P97">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text:soft-page-break/>На сообщение я ответила, что не девочка на побегушках и не прибегу по первому зову.</text:p>
      <text:list xml:id="list21577556" text:continue-numbering="true" text:style-name="диалог">
        <text:list-item>
          <text:p text:style-name="P97">Тебе что, потрахаться не с кем? — спросила я его.</text:p>
        </text:list-item>
      </text:list>
      <text:p text:style-name="P4">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9">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19">ждала</text:span></text:span><text:span text:style-name="T19">.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4"><text:soft-page-break/>Завязался разговор. Я отметила про себя, будто разговариваю с незнакомым мне человеком. Сейчас я это могу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text:soft-page-break/>просил прощения... Ведь ему не за что извиняться! Но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4">«Раньше тебя любить было не за что, а теперь есть за что». 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21565982" text:continue-numbering="true" text:style-name="диалог">
        <text:list-item>
          <text:p text:style-name="P97">Ты очень хорошо выглядишь.</text:p>
        </text:list-item>
        <text:list-item>
          <text:p text:style-name="P97">Я очень за тобой соскучился.</text:p>
        </text:list-item>
        <text:list-item>
          <text:p text:style-name="P97">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21594493" text:continue-numbering="true" text:style-name="диалог">
        <text:list-item>
          <text:p text:style-name="P81"><text:soft-page-break/><text:span text:style-name="T19">По понедельникам, средам и пятницам я хожу на бокс, по субботам работаю в кофейне, по воскресеньем </text:span><text:span text:style-name="T19">договорилась с другом заниматься уроками игры на гитаре, четверги оставила для встреч с друзьями...</text:span></text:p>
        </text:list-item>
        <text:list-item>
          <text:p text:style-name="P97">А по вторникам? — спросил он.</text:p>
        </text:list-item>
        <text:list-item>
          <text:p text:style-name="P97">А по вторникам я хожу на сеансы к психологу...</text:p>
        </text:list-item>
      </text:list>
      <text:p text:style-name="P4">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text:soft-page-break/>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74" text:outline-level="1"><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4"><text:soft-page-break/>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4">Я переживала, правда. Любимый демонстрировал мне свое желание все исправить, а я искренне на все это велась. И — была несказанно счастлива.</text:p>
      <text:p text:style-name="P4">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4">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text:soft-page-break/>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 мне:</text:p>
      <text:list xml:id="list21567535" text:continue-numbering="true" text:style-name="диалог">
        <text:list-item>
          <text:p text:style-name="P97">Останьтесь, Яна...</text:p>
        </text:list-item>
      </text:list>
      <text:p text:style-name="P4">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text:soft-page-break/>В общем, весь его монолог ничем не отличался от его обвинений и раньше. Он, упуская причины, минут сорок описывал мое неадекватное поведение.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4">Ну и конечно, при этом он нежно, успокаивающе поглаживал мою руку, слегка приобняв, не останавливался в своем повествовании.</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text:soft-page-break/>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4">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21565931" text:continue-numbering="true" text:style-name="диалог">
        <text:list-item>
          <text:p text:style-name="P97">А скажите мне, пожалуйста, зачем вам Яна?</text:p>
        </text:list-item>
        <text:list-item>
          <text:p text:style-name="P97">В смысле: «зачем мне Яна»? <text:span text:style-name="T13">Я ее люблю!</text:span></text:p>
        </text:list-item>
        <text:list-item>
          <text:p text:style-name="P97">Вот вы говорите, что Яна очень плохая: обижает вас и неправильно себя ведет. Делает вас несчастным. Так зачем она вам?</text:p>
        </text:list-item>
      </text:list>
      <text:p text:style-name="P16">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16">«Я ее люблю!..»</text:p>
      <text:p text:style-name="P4">Больно осознавать, что тогда мне этого было достаточно. Просто слов. Без действий. Слов, противоречащих <text:soft-page-break/>его поведению и отношению ко мне. Я сидела и не могла поверить в свое счастье — он меня любит!</text:p>
      <text:p text:style-name="P4">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P4">Но это были вполне обоснованные беспристрастные попытки доктора научными методами позволить человеку открыться.</text:p>
      <text:p text:style-name="P4">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text:soft-page-break/>(это как раз третий этап бытовых притирок). Но к психологу мы больше не пошли.</text:p>
      <text:p text:style-name="P4">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21587670" text:continue-numbering="true" text:style-name="диалог">
        <text:list-item>
          <text:p text:style-name="P97">С вами все в полном порядке,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4">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text:soft-page-break/>работать с моим парнем, подтекстом чего является: «Проблема в нем».</text:p>
      <text:p text:style-name="P4">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4" text:outline-level="1"><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text:soft-page-break/>пыта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4">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ичего не сделал. <text:soft-page-break/>Девочки даже сами купили эти свечи, и он до сих пор должен им деньги... Так мило!..</text:p>
      <text:p text:style-name="P4">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4"><text:soft-page-break/>Конечно, все были на эмоциях и пошли курить. Мы собираемся на террасе, я трепещу от счастья, мы закуриваем и я спрашиваю...</text:p>
      <text:list xml:id="list21589896" text:continue-numbering="true" text:style-name="диалог">
        <text:list-item>
          <text:p text:style-name="P97">Котик, а когда ты принял такое решение — на мне жениться?</text:p>
        </text:list-item>
        <text:list-item>
          <text:p text:style-name="P97">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4">а) мне это не нравится;</text:p>
      <text:p text:style-name="P4"><text:soft-page-break/>б) это ненормально.</text:p>
      <text:p text:style-name="P4">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21567024" text:continue-numbering="true" text:style-name="диалог">
        <text:list-item>
          <text:p text:style-name="P97">Ну и когда же мы поженимся? — спросила я.</text:p>
        </text:list-item>
        <text:list-item>
          <text:p text:style-name="P97">Давай летом. — предложил он.</text:p>
        </text:list-item>
      </text:list>
      <text:p text:style-name="P4">Отличная идея.</text:p>
      <text:p text:style-name="P4">Я не знаю, как мы вообще до лета дожили.</text:p>
      <text:h text:style-name="P74" text:outline-level="1"><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text:soft-page-break/>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21568337" text:continue-numbering="true" text:style-name="диалог">
        <text:list-item>
          <text:p text:style-name="P97">Так будет меньше нюансов при разводе! — сказал он мне.</text:p>
        </text:list-item>
      </text:list>
      <text:p text:style-name="P4"><text:soft-page-break/>Я не выдержала и сказала, что если он хочет «подстраховаться», то пусть составляет сам этот договор, но чтоб моего имени там не было:</text:p>
      <text:list xml:id="list21573425" text:continue-numbering="true" text:style-name="диалог">
        <text:list-item>
          <text:p text:style-name="P97">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0">* * *</text:p>
      <text:p text:style-name="P31">У меня сохранилась переписка, где на следующий день он идет на попятную — забирает свои слова обратно:</text:p>
      <text:list xml:id="list21569161" text:continue-numbering="true" text:style-name="диалог">
        <text:list-item>
          <text:p text:style-name="P97">...Я не хотел никогда никаких бумажек. Вчера это был просто разговор, из которого ты нашифровала!</text:p>
        </text:list-item>
        <text:list-item>
          <text:p text:style-name="P81"><text:span text:style-name="T19">Просто разговор заканчивается на фразе «мне не приятен этот разговор», — отвечаю я, — а не длится до трех ночи со словами «да как ты не понимаешь?..» учи</text:span><text:soft-page-break/><text:span text:style-name="T19">тывая факт того, что мне рано вставать. Так что ничего я себе не нашифровывала.</text:span></text:p>
        </text:list-item>
        <text:list-item>
          <text:p text:style-name="P97">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7">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97">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1"><text:span text:style-name="T19">Если бы этот разговор был </text:span><text:span text:style-name="_30__20_Text"><text:span text:style-name="T19">до</text:span></text:span><text:span text:style-name="T19"> твоего предложения — сказала бы!</text:span></text:p>
        </text:list-item>
        <text:list-item>
          <text:p text:style-name="P97">Поэтому я не понимаю, почему ты так упорно ее пытаешься пропихнуть. Когда причина не в этом.</text:p>
        </text:list-item>
        <text:list-item>
          <text:p text:style-name="P97">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16"><text:soft-page-break/>«Всерьез намерен?»... А что, можно быть намеренным не всерьез?</text:p>
      <text:p text:style-name="P16">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6">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6">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6">Я ничего не упустила? Ах да — куда я только смотрела?!</text:p>
      <text:p text:style-name="P5">«Вчера это был просто разговор, из которого ты нашифровала.»</text:p>
      <text:p text:style-name="P4">Ну понятно. Ту он пытается внушить мне, что я ненормальная, выдумываю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 Главное что ты прав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кричит» о том, что я не права, осуждает в иррациональности.</text:p>
      <text:p text:style-name="P5">«А чего ты не сказала «нет», мне чисто интересно? Дай угадаю. Ты про бумажки не знала?»</text:p>
      <text:p text:style-name="P4">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ытаешься пропихнуть.»</text:p>
      <text:p text:style-name="P4">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44"><text:soft-page-break/>* * *</text:p>
      <text:p text:style-name="P4">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19">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19">причины</text:span></text:span><text:span text:style-name="T19">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21582228" text:continue-numbering="true" text:style-name="диалог">
        <text:list-item>
          <text:p text:style-name="P97"><text:soft-page-break/>Когда вещи заберешь? — пишет он в тот же день.</text:p>
        </text:list-item>
        <text:list-item>
          <text:p text:style-name="P97">Сегодня, — отвечаю я, на что он отвечает:</text:p>
        </text:list-item>
        <text:list-item>
          <text:p text:style-name="P97">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21589912" text:continue-numbering="true" text:style-name="диалог">
        <text:list-item>
          <text:p text:style-name="P97">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4"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7">Анджей Сапковский, «Крещение огнём»</text:p>
      <text:p text:style-name="P37"/>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4"/>
      <text:p text:style-name="P53">«Мы все должны бояться злых людей. Но есть другое зло, которого мы должны бояться еще больше. Это зло — равнодушие хороших людей.»</text:p>
      <text:p text:style-name="P37">Х/Ф «Святые из Бундока»</text:p>
      <text:p text:style-name="P37"/>
      <text:p text:style-name="P4">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4">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text:soft-page-break/>—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P4">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0"><text:soft-page-break/>* * *</text:p>
      <text:p text:style-name="P4">Жена Странного друга... Не могу о ней не вспомнить, ведь она оказалась ключевым персонажем в этой истории.</text:p>
      <text:p text:style-name="P4">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21594562" text:continue-numbering="true" text:style-name="диалог">
        <text:list-item>
          <text:p text:style-name="P97">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text:soft-page-break/>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21566066" text:continue-numbering="true" text:style-name="диалог">
        <text:list-item>
          <text:p text:style-name="P97">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21571563" text:continue-numbering="true" text:style-name="диалог">
        <text:list-item>
          <text:p text:style-name="P97"><text:soft-page-break/>Давай завтра созвонимся и обсудим (уже не помню что)...</text:p>
        </text:list-item>
        <text:list-item>
          <text:p text:style-name="P97">Давай, — отвечаю я, — только ты сначала мой номер из черного списка удали — потом и созвонимся...</text:p>
        </text:list-item>
      </text:list>
      <text:p text:style-name="Text_20_body"><text:span text:style-name="T19">И тут я увидела ее </text:span><text:span text:style-name="T25">Л</text:span><text:span text:style-name="_30__20_Text"><text:span text:style-name="T25">ицо</text:span></text:span><text:span text:style-name="T25">...</text:span><text:span text:style-name="T19"> Она совершенно не понимала, о чем я говорю. А мой суженый сидел на полу на подушках, пафосно так курил, и на выдохе так сказал:</text:span></text:p>
      <text:list xml:id="list21592602" text:continue-numbering="true" text:style-name="диалог">
        <text:list-item>
          <text:p text:style-name="P97">Это я тебя заблокировал у нее на телефоне.</text:p>
        </text:list-item>
      </text:list>
      <text:p text:style-name="P4">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text:soft-page-break/>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4">*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text:soft-page-break/>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1"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text:soft-page-break/>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4">* * *</text:p>
      <text:p text:style-name="P4">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21581885" text:continue-numbering="true" text:style-name="диалог">
        <text:list-item>
          <text:p text:style-name="P97">Да, мать, ты такая сильная! Я бы так не смогла...</text:p>
        </text:list-item>
        <text:list-item>
          <text:p text:style-name="P97">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97">Я бы не смогла простить, но ты молодец!</text:p>
        </text:list-item>
        <text:list-item>
          <text:p text:style-name="P97">Что простить?</text:p>
        </text:list-item>
        <text:list-item>
          <text:p text:style-name="P97">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21568140" text:continue-numbering="true" text:style-name="диалог">
        <text:list-item>
          <text:p text:style-name="P97">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такими испуганно-удивленными глазами... Она не знала.</text:p>
      <text:p text:style-name="P4">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4">Многое про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21593494" text:continue-numbering="true" text:style-name="диалог">
        <text:list-item>
          <text:p text:style-name="P97">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4"><text:soft-page-break/>* * *</text:p>
      <text:p text:style-name="P4">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4">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21583567" text:continue-numbering="true" text:style-name="диалог">
        <text:list-item>
          <text:p text:style-name="P97">Все в порядке;</text:p>
        </text:list-item>
        <text:list-item>
          <text:p text:style-name="P97">Ты себе накручиваешь;</text:p>
        </text:list-item>
        <text:list-item>
          <text:p text:style-name="P97"><text:soft-page-break/>Ты придумываешь драму на пустом месте;</text:p>
        </text:list-item>
        <text:list-item>
          <text:p text:style-name="P97">Ты паришься без причины...</text:p>
        </text:list-item>
        <text:list-item>
          <text:p text:style-name="P97">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text:soft-page-break/>справедли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4">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oft-page-break/><text:span text:style-name="T1">она узнала в тот вечер и от меня</text:span>. И сказала она мне это в догонку к информации «он трахал двух баб».</text:p>
      <text:p text:style-name="P16">А теперь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6">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6">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4">* * *</text:p>
      <text:p text:style-name="P4">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4"><text:soft-page-break/>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5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text:soft-page-break/>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7">Анджей Сапковский, «Крещение огнём»</text:p>
      <text:p text:style-name="P37"/>
      <text:p text:style-name="P4">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37">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Наши с ней ситуации похожи, и несложно объяснить и это — ее муж и мой несостоявшийся муж был лучшими <text:soft-page-break/>друзьями. Не исключено, что они это все спланировали и отрабатывали каждый на своей бабе...</text:p>
      <text:p text:style-name="P44">* * *</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21572514" text:continue-numbering="true" text:style-name="диалог">
        <text:list-item>
          <text:p text:style-name="P97">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4">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21566854" text:continue-numbering="true" text:style-name="диалог">
        <text:list-item>
          <text:p text:style-name="P97">И что тебе приснилось? — спросил он.</text:p>
        </text:list-item>
        <text:list-item>
          <text:p text:style-name="P97">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7"><text:soft-page-break/>В смысле: «обманываю»? Что я тебе изменил?</text:p>
        </text:list-item>
        <text:list-item>
          <text:p text:style-name="P97">Да, — ответила я, — с темноволосой девочкой.</text:p>
        </text:list-item>
        <text:list-item>
          <text:p text:style-name="P97">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2"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19">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9">посмеялся</text:span></text:span><text:span text:style-name="T19">, обнял меня и попытался успокоить, мол — это всего лишь сон.</text:span></text:p>
      <text:list xml:id="list21578216" text:continue-numbering="true" text:style-name="диалог">
        <text:list-item>
          <text:p text:style-name="P97">Это тебе в голову солнышко припекло...</text:p>
        </text:list-item>
      </text:list>
      <text:p text:style-name="P4">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6">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4"><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40">*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text:soft-page-break/>диалога по-умолчанию направлена на отлынивание от темы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21583318" text:continue-numbering="true" text:style-name="диалог">
        <text:list-item>
          <text:p text:style-name="P97">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21596509" text:continue-numbering="true" text:style-name="диалог">
        <text:list-item>
          <text:p text:style-name="P97">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text:soft-page-break/>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21574037" text:continue-numbering="true" text:style-name="диалог">
        <text:list-item>
          <text:p text:style-name="P81"><text:span text:style-name="T19">Я очень часто задумывался о том, что мне одиноко и мне хотелось бы с кем-нибудь переспать, </text:span><text:span text:style-name="T24">но эти попытки не увенчались успехом</text:span><text:span text:style-name="T19">. Назовем это так...</text:span></text:p>
        </text:list-item>
      </text:list>
      <text:p text:style-name="P4">«Назовем это так». Как? Попытки? А они все-таки были? Не увенчались успехом? С чьей стороны? На что мне ответили:</text:p>
      <text:list xml:id="list21593726" text:continue-numbering="true" text:style-name="диалог">
        <text:list-item>
          <text:p text:style-name="P81"><text:span text:style-name="T19">Ну, тут не бывает почти. Либо было, либо не было, и под </text:span><text:span text:style-name="_30__20_Text"><text:span text:style-name="T19">было</text:span></text:span><text:span text:style-name="T19">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4">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21585220" text:continue-numbering="true" text:style-name="диалог">
        <text:list-item>
          <text:p text:style-name="P97">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text:soft-page-break/>«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text:span text:style-name="T8">Попытка оправдаться</text:span> — мужская полигамность. Что сразу избавляет его от чувства вины.</text:p>
      <text:p text:style-name="P4"><text:span text:style-name="T8">Попытка навесить ярлык</text:span>, скрытый упрек — ревность. Мимо — я не ревнивая.</text:p>
      <text:p text:style-name="P4">Сказал правду, прикрыл ее общественным мнением и тут же упрекнул меня, завуалированно внушая мне, что я просто ревную.</text:p>
      <text:p text:style-name="P4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21589473" text:continue-numbering="true" text:style-name="диалог">
        <text:list-item>
          <text:p text:style-name="P97">Мне было стыдно от мысли о том, что эта информация может докатиться до нее... — сказал он.</text:p>
        </text:list-item>
      </text:list>
      <text:p text:style-name="P4"><text:soft-page-break/>А ведь это лишь пятая минута разговора! Да, это всё цитаты записи. Без преувеличений и неточностей — все как есть.</text:p>
      <text:p text:style-name="P4">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9">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19">относится к ней лучше, чем ко мне</text:span></text:span><text:span text:style-name="T19">. Он продемонстрировал мне контраст его чувств ко мне и его чувств к ней — более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4">Вот диалог с его другом, к которому он обратился за советом по ухаживанию за ней:</text:p>
      <text:list xml:id="list21593332" text:continue-numbering="true" text:style-name="диалог">
        <text:list-item>
          <text:p text:style-name="P97">Я тонко намекну, так сказать. И либо намек будет услышан, либо нет. — пишет он.</text:p>
        </text:list-item>
        <text:list-item>
          <text:p text:style-name="P97"><text:soft-page-break/>А ты рассматривал вариант, что тебя просто попробуют, а потом скажут, что это было так — просто для души отдохнуть?</text:p>
        </text:list-item>
        <text:list-item>
          <text:p text:style-name="P81"><text:span text:style-name="T19">Это невозможный вариант. Я склонен считать, что мы хорошо друг друга понимаем. И такой расклад (</text:span><text:span text:style-name="T24">дружеский секс — </text:span><text:span text:style-name="_30__20_Text"><text:span text:style-name="T24">примеч. авт.</text:span></text:span><text:span text:style-name="T19">)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37">Я даже не удивлюсь, если это намек — что-то вроде «Останешься?» или «Если я приеду, то буду приставать»...</text:span></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4"><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19">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19">Либо — либо</text:span></text:span><text:span text:style-name="T19">,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text:soft-page-break/>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16">Помимо меня, я знаю еще двоих девушек, кто подвергся его влиянию: Бывшая до меня и Университетская подруга. Мы все подходим под это описание...</text:p>
      <text:p text:style-name="P40">* * *</text:p>
      <text:p text:style-name="P4">Стоит отметить, что я когда-то была на месте каждой из них.</text:p>
      <text:p text:style-name="P4">Говоря о девушке Бывшей до меня, <text:span text:style-name="T13">я упоминала, что о</text:span>на «неадекватная истеричка, которой только обнимашки и нужны». Помните?</text:p>
      <text:p text:style-name="P4">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Цель добиться одного — покорности жертвы, страх замены (в случае, если в отношениях со стороны жертвы <text:soft-page-break/>присутствует ревность) и еще более самоотверженных стараний с ее стороны стать лучше для манипулятора.</text:p>
      <text:p text:style-name="P4">То есть, простыми словами его посыл:</text:p>
      <text:list xml:id="list21591552" text:continue-numbering="true" text:style-name="диалог">
        <text:list-item>
          <text:p text:style-name="P97">Мне было стыдно от мысли о том, что эта информация может докатиться до нее...</text:p>
        </text:list-item>
      </text:list>
      <text:p text:style-name="P4">Будет звучать так:</text:p>
      <text:p text:style-name="P4"/>
      <text:p text:style-name="P51">«Она меня понимает, а ты нет. Кто ты вообще такая, чтобы втягивать ее в наши разборки? Ты не должна этого делать!</text:p>
      <text:p text:style-name="P51">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1">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4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text:soft-page-break/>то время, как она для него — лишь инструмент для достижения его цели.</text:p>
      <text:p text:style-name="P4">А теперь давайте вспомним хронологию:</text:p>
      <text:p text:style-name="P5">Знакомство.</text:p>
      <text:p text:style-name="P4">Он познакомил меня со своей Бывшей девушкой, незадолго, как расстаться с ней.</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поняв, что со мной ничего не будет.</text:p>
      <text:p text:style-name="P4">И меня он бросил, а через два месяца, получив отказ своей подруги, вернулся ко мне.</text:p>
      <text:p text:style-name="P5">Длительное общение.</text:p>
      <text:p text:style-name="P4"><text:soft-page-break/>Я знала его почти 10 лет, перед тем, как у нас завязались отношения.</text:p>
      <text:p text:style-name="P4">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4">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4"><text:soft-page-break/>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44"><text:soft-page-break/>* * *</text:p>
      <text:p text:style-name="P4">Вернемся к нашему с ним разговору.</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21568863" text:continue-numbering="true" text:style-name="диалог">
        <text:list-item>
          <text:p text:style-name="P81"><text:span text:style-name="T19">Не имеет никакого значения, кто принял решение (</text:span><text:span text:style-name="T24">разойтись — </text:span><text:span text:style-name="_30__20_Text"><text:span text:style-name="T24">прим. авт.</text:span></text:span><text:span text:style-name="T19">)... — сказал он, искренне считая, что это достойный аргумент.</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21569646" text:continue-numbering="true" text:style-name="диалог">
        <text:list-item>
          <text:p text:style-name="P97">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по-другому. Я слышу то, что он сказал, а не то, что <text:soft-page-break/>он хотел, чтобы я услышала. Это те же слова, но, уже зная о его методах, эти слова несут для меня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text:soft-page-break/>поведением, ни с отношением ко мне/к проблеме/к быту...</text:p>
      <text:p text:style-name="Text_20_body"><text:span text:style-name="T19">В таких моментах он </text:span><text:span text:style-name="T22">«задумывался об идее отсутствия авторитета в области его отношения ко мне»</text:span><text:span text:style-name="T19">,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19">сама</text:span></text:span><text:span text:style-name="T19">.</text:span></text:p>
      <text:p text:style-name="P4">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была своя <text:span text:style-name="T1">роль</text:span>, а он — виртуозный кукловод, который дергает за ниточки. Так что да. Его <text:soft-page-break/>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5"><text:soft-page-break/>«Я не имею никаких инструментов, которые способны были бы повлиять на тебя...»</text:p>
      <text:p text:style-name="P4">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4">* * *</text:p>
      <text:p text:style-name="P4">Идем дальше.</text:p>
      <text:list xml:id="list21584548" text:continue-numbering="true" text:style-name="диалог">
        <text:list-item>
          <text:p text:style-name="P97">Моя позиция очень проста — я ничего такого не делал. — сказал он в ходе разговора.</text:p>
        </text:list-item>
      </text:list>
      <text:p text:style-name="P4">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21566956" text:continue-numbering="true" text:style-name="диалог">
        <text:list-item>
          <text:p text:style-name="P81"><text:span text:style-name="T19">Мои действия, поступки, слова и моя жизнь не являются достаточным в нужной степени аргументом для того, чтобы проявлять ко мне доверие и в ход вступают </text:span><text:soft-page-break/><text:span text:style-name="T19">события, которые произошли в тот момент, когда люди уже, как бы, в общем-то, не вместе... — очередная его реплика.</text:span></text:p>
        </text:list-item>
      </text:list>
      <text:p text:style-name="P4">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6">Представьте себе его разочарование!</text:p>
      <text:p text:style-name="P16">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6">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21580468" text:continue-numbering="true" text:style-name="диалог">
        <text:list-item>
          <text:p text:style-name="P81"><text:soft-page-break/><text:span text:style-name="T19">Я тебе могу так сказать, в свою очередь, что я, как бы, в очередной раз убеждаюсь в том, что </text:span><text:span text:style-name="_30__20_Text"><text:span text:style-name="T19">быть честным очень легко</text:span></text:span><text:span text:style-name="T19">!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4">О! Это моя любимая реплика!</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9">Мы видим, что он верит в то, что честен. Он говорит об этом спокойно, ровно, размеренно и без угрызений совести: «Б</text:span><text:span text:style-name="_30__20_Text"><text:span text:style-name="T19">ыть честным очень легко</text:span></text:span><text:span text:style-name="T24">!</text:span><text:span text:style-name="T19">». В то время, как я уже достаточно знаю, чтобы понимать — он лжет.</text:span></text:p>
      <text:p text:style-name="P44">* * *</text:p>
      <text:list xml:id="list21580787" text:continue-numbering="true" text:style-name="диалог">
        <text:list-item>
          <text:p text:style-name="P97">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7"><text:soft-page-break/>Я счастлива, когда все открыто, все прозрачно, но ты начинаешь защищаться, хотя на тебя никто не нападает...</text:p>
        </text:list-item>
        <text:list-item>
          <text:p text:style-name="P97">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4">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4"/>
      <text:p text:style-name="P48">«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4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48"/>
      <text:p text:style-name="P4">Едем дальше.</text:p>
      <text:list xml:id="list21573417" text:continue-numbering="true" text:style-name="диалог">
        <text:list-item>
          <text:p text:style-name="P97">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text:soft-page-break/>имел в виду — измена и подобное вышеописанное его поведение <text:span text:style-name="T1">не карается законом</text:span><text:span text:style-name="T4">, равно как и</text:span> зависть и ложь... </text:p>
      <text:p text:style-name="Text_20_body"><text:span text:style-name="T19">Понимаете? Он считает, что </text:span><text:span text:style-name="_30__20_Text"><text:span text:style-name="T19">это</text:span></text:span><text:span text:style-name="T19">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чинает намекать на то, что я завела этот разговор, потому что нашла другого:</text:p>
      <text:list xml:id="list21577650" text:continue-numbering="true" text:style-name="диалог">
        <text:list-item>
          <text:p text:style-name="P81"><text:span text:style-name="T19">В моем, как бы, мире человек застрахован от этого (</text:span><text:span text:style-name="T24">от подобных разговоров и вопросов. — </text:span><text:span text:style-name="_30__20_Text"><text:span text:style-name="T24">примеч. авт.</text:span></text:span><text:span text:style-name="T19">)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4">лучше чем я</text:span><text:span text:style-name="T19">,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4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text:soft-page-break/>красный способ — обвинить меня и выставить виноватым...»</text:p>
      <text:p text:style-name="P48"/>
      <text:p text:style-name="P4">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4">В завершение вставлю еще один его спич. Без объяснений:</text:p>
      <text:list xml:id="list21582559" text:continue-numbering="true" text:style-name="диалог">
        <text:list-item>
          <text:p text:style-name="P97">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21574010" text:continue-numbering="true" text:style-name="диалог">
        <text:list-item>
          <text:p text:style-name="P97">Ты понимаешь, что существует определенная ответственность, которая, извини, ложится на твои плечи?! — спрашивает он.</text:p>
        </text:list-item>
        <text:list-item>
          <text:p text:style-name="P97">Какого рода ответственность? — спрашиваю я.</text:p>
        </text:list-item>
        <text:list-item>
          <text:p text:style-name="P97">Доверие.</text:p>
        </text:list-item>
      </text:list>
      <text:p text:style-name="P4">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4"><text:soft-page-break/>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44">*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19">Сначала я подумала, что просто он что-то уронил, но когда поняла, что это просто нездоровые психи, вышла к нему и </text:span><text:span text:style-name="_30__20_Text"><text:span text:style-name="T19">снова включила диктофон</text:span></text:span><text:span text:style-name="T19">!</text:span></text:p>
      <text:p text:style-name="P4">Он потерял самообладание, в то время, как я была непоколебима. На этой записи он скажет:</text:p>
      <text:list xml:id="list21584391" text:continue-numbering="true" text:style-name="диалог">
        <text:list-item>
          <text:p text:style-name="P97">Все ох*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text:soft-page-break/>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list xml:id="list21572926" text:continue-numbering="true" text:style-name="диалог">
        <text:list-item>
          <text:p text:style-name="P97">Я не могу с этим спокойно, смириться. — причитал он.</text:p>
        </text:list-item>
        <text:list-item>
          <text:p text:style-name="P97">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48">«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4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4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text:soft-page-break/>за твоих вопросов мне даже пришлось выпить успокоительное!»</text:p>
      <text:p text:style-name="P48"/>
      <text:p text:style-name="P4">Вот еще несколько его реплик:</text:p>
      <text:list xml:id="list21577543" text:continue-numbering="true" text:style-name="диалог">
        <text:list-item>
          <text:p text:style-name="P97">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215817231" text:continue-numbering="true" text:style-name="диалог">
        <text:list-item>
          <text:p text:style-name="P97">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21581577" text:continue-numbering="true" text:style-name="диалог">
        <text:list-item>
          <text:p text:style-name="P81"><text:span text:style-name="T19">Ну, раз ты такой счастливый человек, который знает, как себя успокоить в таких ситуациях (</text:span><text:span text:style-name="T24">его реакция на то, что я легла спать — </text:span><text:span text:style-name="_30__20_Text"><text:span text:style-name="T24">примеч. авт.</text:span></text:span><text:span text:style-name="T19">) — я несчастный, и я не знаю, как мне себя успокоить в таких ситуациях. </text:span><text:span text:style-name="_30__20_Text"><text:span text:style-name="T19">И уж точно не лицезрением тебя, спокойно спящей и получившей все свои ответы на свои вопросы</text:span></text:span><text:span text:style-name="T19">!!!</text:span></text:p>
        </text:list-item>
      </text:list>
      <text:p text:style-name="Text_20_body"><text:span text:style-name="T19">У него горе, ведь мне хорошо. «</text:span><text:span text:style-name="_30__20_Text"><text:span text:style-name="T19">И уж точно не лицезрением тебя, спокойно спящей</text:span></text:span><text:span text:style-name="T19">» - говорит о том, что этот исход для него неприемлем. Это истерика! Было бы </text:span><text:span text:style-name="T19">гораздо лучше для него, если бы я металась в невменяемых конвульсиях, как было всегда, ведь тогда бы он мог </text:span><text:soft-page-break/><text:span text:style-name="T19">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21591160" text:continue-numbering="true" text:style-name="диалог">
        <text:list-item>
          <text:p text:style-name="P97">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4" text:outline-level="1"><text:s/><text:bookmark-start text:name="Glava_22__Gori_v_adu"/>Глава 22. <text:line-break/>Гори в аду<text:bookmark-end text:name="Glava_22__Gori_v_adu"/></text:h>
      <text:p text:style-name="P39">Весна покажет кто где срал.</text:p>
      <text:p text:style-name="P47">Народная поговорка</text:p>
      <text:p text:style-name="P4">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Можно поорать и так веселее. Но у меня не было колонок.</text:p>
      <text:p text:style-name="P4">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text:soft-page-break/>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профайл,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4">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list xml:id="list21576252" text:continue-numbering="true" text:style-name="диалог">
        <text:list-item>
          <text:p text:style-name="P97">А ты сегодня в парадном белье?...</text:p>
        </text:list-item>
      </text:list>
      <text:p text:style-name="Text_20_body"><text:span text:style-name="T19">Как бы так выразиться без матов, чтобы в полной мере передать мое... удивление? Я оху... Я очень оооочень очень </text:span><text:span text:style-name="_30__20_Text"><text:span text:style-name="T19">удивилась</text:span></text:span><text:span text:style-name="T19">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21570368" text:continue-numbering="true" text:style-name="диалог">
        <text:list-item>
          <text:p text:style-name="P81"><text:span text:style-name="T19">Привет, слушай, я тут с твоего компа хотела музыку свою поставить и кое-что увидела. А кто такая ТТ (</text:span><text:span text:style-name="T24">инициалы той барышни</text:span><text:span text:style-name="T19">)?</text:span></text:p>
        </text:list-item>
        <text:list-item>
          <text:p text:style-name="P97"><text:soft-page-break/>Ой, да я ее еще с университета знаю, — сказал он и его ответ сопровождался нервными смешками, — а что?</text:p>
        </text:list-item>
        <text:list-item>
          <text:p text:style-name="P97">Она тебе сообщение прислала: «А ты сегодня в парадном белье?» Это как понимать?</text:p>
        </text:list-item>
        <text:list-item>
          <text:p text:style-name="P97">Ой! Да ты можешь вообще все прочитать, — он был растерян, и, по видимому, это первое, что пришло в его голову. В его глупую голову.</text:p>
        </text:list-item>
      </text:list>
      <text:p text:style-name="P16">Хотя больше склоняюсь к тому, что он был уверен, что и из этой ситуации сможет выйти безнаказанным.</text:p>
      <text:p text:style-name="P4">Команда «газы» дана. Я открываю их чат и читаю...</text:p>
      <text:p text:style-name="P4">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16"><text:soft-page-break/>Это единственный человек в моей жизни, которому я призналась в любви.</text:p>
      <text:p text:style-name="P4">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4">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21586950" text:continue-numbering="true" text:style-name="диалог">
        <text:list-item>
          <text:p text:style-name="P97">Что ты придумываешь?! Ты что шуток не понимаешь?</text:p>
        </text:list-item>
        <text:list-item>
          <text:p text:style-name="P97">У тебя есть пару минут, чтобы поменять все пароли... — <text:span text:style-name="T37">я просто устала.</text:span> Мне надоело церемониться.</text:p>
        </text:list-item>
      </text:list>
      <text:p text:style-name="P4">Я начала рыть. И нарыла.</text:p>
      <text:p text:style-name="P4">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4"><text:soft-page-break/>Первый раз за все время у меня появился реальный шанс во всем разобраться, а главное — убедиться наконец, что я — нормальная.</text:p>
      <text:p text:style-name="P4">Мне нужно было немного. Просто еще что-то, чтоб я поним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6">Надо же. Совпадение или интуиция? Я же ее никогда не видела!</text:p>
      <text:p text:style-name="P4">Нашла, уже для Жены Странного друга, доказательство его предательства, с датами и отослала ей скриншоты<text:note text:id="ftn13" text:note-class="footnote"><text:note-citation text:label="*">*</text:note-citation><text:note-body><text:p text:style-name="Footnote"><text:span text:style-name="T8">Скриншот</text:span> <text:span text:style-name="T1">(от англ. </text:span><text:span text:style-name="T30">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9">Ох, боюсь я, эта книга станет началом новых разборок. Но мне все равно. </text:span><text:span text:style-name="_30__20_Text"><text:span text:style-name="T19">Я готова ответить за все сказанное здесь</text:span></text:span><text:span text:style-name="T19">.</text:span></text:p>
      <text:p text:style-name="P4">Эта ТТ оказалась замужней барышней, которая работала по соседству с нашим домом. Весело, да? В общем, я могу перечислять долго, ведь информации, как гово<text:soft-page-break/>рится — «море». Но я просто расскажу, как мой благоверный попытался выйти из всей этой ситуации.</text:p>
      <text:p text:style-name="P4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4">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4"><text:soft-page-break/>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19">Если еще зимой, когда я жила у сестры, она считала, что это я испортила наши отношения своей </text:span><text:span text:style-name="_30__20_Text"><text:span text:style-name="T19">эмоциональностью</text:span></text:span><text:span text:style-name="T19">,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4">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4">Он не был обязан ей помогать, но мог. Дело выбора.</text:p>
      <text:p text:style-name="P44"><text:soft-page-break/>* * *</text:p>
      <text:p text:style-name="P4">На следующий день мне написала ТэТэ на личный номер:</text:p>
      <text:p text:style-name="P4"/>
      <text:p text:style-name="P48">«Он в панике по поводу происходящего. И я чувствую себя, отчасти, виноватой. Не знаю что именно ты там прочла, но это несерьезно...</text:p>
      <text:p text:style-name="P4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8">Ему ведь не все равно... Не возьмусь говорить о высоких чувствах, но то, что не все-равно, это точно.»</text:p>
      <text:p text:style-name="P48"/>
      <text:list xml:id="list21589570" text:continue-numbering="true" text:style-name="диалог">
        <text:list-item>
          <text:p text:style-name="P97">Ты мужу переписку показывала? — спросила я.</text:p>
        </text:list-item>
        <text:list-item>
          <text:p text:style-name="P97">Нет. — отвечает ТТ. — <text:span text:style-name="T1">Я подчищаю переписку,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5">«И я чувствую себя, отчасти, виноватой.»</text:p>
      <text:p text:style-name="P4"><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6">Но и тут кое что было для меня непонятным — откуда у нее мой номер?!</text:p>
      <text:p text:style-name="P4">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44"><text:soft-page-break/>* * *</text:p>
      <text:p text:style-name="P4">Последними его словами мне, сказанными в живую, глядя мне в глаза были:</text:p>
      <text:p text:style-name="P4">— Пошла в п*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text:p>
      <text:list xml:id="list21588553" text:continue-numbering="true" text:style-name="диалог">
        <text:list-item>
          <text:p text:style-name="P97">А я, блять, рад, что ты страдаешь от этой конченой квартиры...</text:p>
        </text:list-item>
        <text:list-item>
          <text:p text:style-name="P97">Да ты просто самое низкое, блять, существо!</text:p>
        </text:list-item>
        <text:list-item>
          <text:p text:style-name="P97">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97">Провались в ад, блять, к дьяволу самому и целуй его в задницу...</text:p>
        </text:list-item>
        <text:list-item>
          <text:p text:style-name="P97">Уебуй нахуй из моей жизни!</text:p>
        </text:list-item>
      </text:list>
      <text:p text:style-name="P4">И моя любимая:</text:p>
      <text:list xml:id="list21587379" text:continue-numbering="true" text:style-name="диалог">
        <text:list-item>
          <text:p text:style-name="P97"><text:soft-page-break/>Видимо, Каминская, ты его заслуживаешь — <text:span text:style-name="_30__20_Text"><text:span text:style-name="T8">вот такого вот уродца, как я</text:span></text:span>!</text:p>
        </text:list-item>
      </text:list>
      <text:p text:style-name="P4">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44">* * *</text:p>
      <text:p text:style-name="P4">На следующее утро он прислал сообщение. В отличии от предыдущего посыла, содержание в нем было следующее:</text:p>
      <text:p text:style-name="P4"/>
      <text:p text:style-name="P48">«Прости что нагрубил и наговорил гадостей. Я уже сам не ведаю что творю. Но не провоцируй меня, пожалуйста.</text:p>
      <text:p text:style-name="P4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4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48"><text:soft-page-break/>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48">Я не обманывал тебя. Ты просто хотела услышать не то, о чем спрашивала.»</text:p>
      <text:p text:style-name="P4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его, так называемое, извинение. Плюс, попытка вызвать жалость. К тому же, следом идет «но»:</text:p>
      <text:p text:style-name="P5">«<text:span text:style-name="T4">Но</text:span> не провоцируй меня, пожалуйста.»</text:p>
      <text:p text:style-name="P16">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text:soft-page-break/>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text:soft-page-break/>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пустого сердца. И он решил сделать меня его женой.</text:p>
      <text:p text:style-name="P4">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 (его цитата):</text:p>
      <text:p text:style-name="P4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4">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5">«Но эта чертова ТТ и переписка... И вот больше ты мне не веришь.»</text:p>
      <text:p text:style-name="P16">«Чертова»?.. Чего? Как раз под стать!</text:p>
      <text:p text:style-name="P4">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4"><text:soft-page-break/>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19">И вот результаты такого отношения: разочарование жертвы, недоверие, что, несомненно, </text:span><text:span text:style-name="_30__20_Text"><text:span text:style-name="T19">расстраивает его</text:span></text:span><text:span text:style-name="T19">.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16">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16">«Демотивирует»? То есть я его еще и мотивировать должна была?! Ох...</text:p>
      <text:p text:style-name="P4"><text:soft-page-break/>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 Я недостаточно внимателен. Рассеян и позволяю то, чего не должен.»</text:p>
      <text:p text:style-name="P4">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5">«Твоя реакция настолько ужасна, ты не представляешь, как с тобой трудно справиться.»</text:p>
      <text:p text:style-name="P7">Не «мои действия ужасны», а «твоя реакция». Тут мне добавить нечего.</text:p>
      <text:p text:style-name="P5">Я не обманывал тебя.</text:p>
      <text:p text:style-name="P4">Я даже не знаю, кого он продолжает убеждать в этом — меня или себя?</text:p>
      <text:p text:style-name="P5"><text:soft-page-break/>Ты просто хотела услышать не то, о чем спрашивала.</text:p>
      <text:p text:style-name="P4">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4"/>
      <text:p text:style-name="P4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4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48">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48">Но вот эта чертова ТТ и переписка... И ты больше мне не веришь.</text:p>
      <text:p text:style-name="P4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text:soft-page-break/>Важно, что ты громко ругалась и говорила, что я не мужик.</text:p>
      <text:p text:style-name="P48">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48">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48">Но я бы никогда не позволил себе того, что позволил!</text:p>
      <text:p text:style-name="P4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4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48">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48">Я ведь уже все сказал тебе в том разговоре. Я просто не понял, что нужно было говорить правду. <text:soft-page-break/>Я думал, что мне нужно говорить то, что ты хочешь услышать...»</text:p>
      <text:p text:style-name="P4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4">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4">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4" text:outline-level="1"><text:s/><text:bookmark-start text:name="Glava_26__Apofieoz_otnoshienii_s_manipul"/>Глава 23. <text:line-break/>Апофеоз отношений с манипулятором<text:bookmark-end text:name="Glava_26__Apofieoz_otnoshienii_s_manipul"/></text:h>
      <text:p text:style-name="P39">Кто хочет жить, кто весел, кто не тля —</text:p>
      <text:p text:style-name="P39">Готовьте ваши руки к рукопашной!</text:p>
      <text:p text:style-name="P4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text:soft-page-break/>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4">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4">В палате я лежала не одна. Нас было много. Семеро, по-моему. У каждой пациентки были видимые расстройства. Одна девочка бесконечно бегала по палате, каж<text:soft-page-break/>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9">На восьмой день </text:span><text:span text:style-name="_32__20_Text"><text:span text:style-name="T27">заключения, то есть лечения </text:span></text:span><text:span text:style-name="T19">у меня случилась истерика. Я требовала привести ко мне врача, ссылаясь на то, что таблетки могу пить и дома. В итоге </text:span><text:soft-page-break/><text:span text:style-name="T19">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4">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text:span text:style-name="T37">Это 1 555 200 минут и все это время я была под напряжением...</text:span></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4"><text:soft-page-break/>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4">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19">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19">ам мне самое место: «Д</text:span></text:span><text:span text:style-name="T19">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21571290" text:continue-numbering="true" text:style-name="диалог">
        <text:list-item>
          <text:p text:style-name="P97">Что, ручки из жопы?</text:p>
        </text:list-item>
      </text:list>
      <text:p text:style-name="P4">Или:</text:p>
      <text:list xml:id="list21595273" text:continue-numbering="true" text:style-name="диалог">
        <text:list-item>
          <text:p text:style-name="P97"><text:soft-page-break/>О, продолжай! Я же говорил, что ты неадекватная... — повторял он, снимая на камеру меня, доведенную до состояние сумасшествия...</text:p>
        </text:list-item>
      </text:list>
      <text:p text:style-name="P44">* * *</text:p>
      <text:p text:style-name="P4"><text:span text:style-name="T37">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4"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4"/>
      <text:p text:style-name="P48">«Ахах! И это запостила! Тебя даже дурка не исправит, ты просто безнадежна.</text:p>
      <text:p text:style-name="P4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48"/>
      <text:p text:style-name="P4">То есть, скриншот на моей стене с его посланием «Ну шо, кобыла...» - это клевета! Мой не правдивый аргумент?..<text:span text:style-name="T37"> Но ведь это не аргумент! Это был скриншот его сообщения!..</text:span></text:p>
      <text:p text:style-name="P16">Ну и неудачная метафора — школьная драка.</text:p>
      <text:p text:style-name="P16">Он рассказывал, что в детстве не участвовал в драках. Да и в принципе он ни разу не дрался — музыкальная <text:soft-page-break/>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6">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6">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6">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16">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48">«Это письмо не начнется со слова я или со слова ты или даже мы. И тут не будет ни обращений ни гадостей.</text:p>
      <text:p text:style-name="P48">Очень хочется, чтоб все было хорошо. Всем хочется. Как бы кто не злился, как бы ни было не<text:soft-page-break/>справедливо, каждый понимает, что хочет просто быть счастливым.</text:p>
      <text:p text:style-name="P4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48">Почему нельзя проститься? Разойтись? Сколько еще нужно крови? Очень хочется чтоб это закончилось.</text:p>
      <text:p text:style-name="P4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4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8">P.S.: Прости, что обозвал.</text:p>
      <text:p text:style-name="P48">С прошедшим тебя. Будь счастлива.»</text:p>
      <text:p text:style-name="P48"/>
      <text:p text:style-name="P4">Эээээ, постойте... что?! Что это было?</text:p>
      <text:p text:style-name="P5">«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4"><text:soft-page-break/>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text:p>
      <text:p text:style-name="P16">Под «ошибкой» он подразумевает мой пост? Или свое сообщение? Не понятно...</text:p>
      <text:p text:style-name="P5">«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4">И я не знаю... Я бы ответила, скорее — молчание и бездействие с его стороны, но явно не «шо, кобыла...»</text:p>
      <text:p text:style-name="P16">«Воевать»... Кто воюет? Я? Я только отбиваюсь, отказываясь терпеть его оскорбления даже за «пределами ситуации».</text:p>
      <text:p text:style-name="P16">И правда — зачем эти оскорбления?!</text:p>
      <text:p text:style-name="Text_20_body"><text:soft-page-break/><text:span text:style-name="T37">Я решила, пусть все это видят. Ведь он считает свое поведение нормальным. Ну так, зачем прятаться в моей личке — айда на </text:span><text:span text:style-name="_32__20_Text"><text:span text:style-name="T41">сцену... то есть на </text:span></text:span><text:span text:style-name="T37">стену!</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 Но по-моему, он все еще не может смириться с тем, что его, такого хорошего, выгнали в шею.</text:p>
      <text:p text:style-name="P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4">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оскорбления, а потом вот это? У меня слишком много вопросов...</text:p>
      <text:p text:style-name="P5"><text:soft-page-break/>«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6">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4"><text:soft-page-break/>Он написал это письмо только потому, что то сообщение я выставила на всеобщее обозрение. А это письмо — ни что иное, как паника.</text:p>
      <text:p text:style-name="P4">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0">* * *</text:p>
      <text:p text:style-name="P4">Что теперь?</text:p>
      <text:p text:style-name="Text_20_body"><text:span text:style-name="T19">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19">ВЫ НИ В ЧЕМ НЕ ВИНОВАТЫ</text:span></text:span><text:span text:style-name="T19">!</text:span></text:p>
      <text:p text:style-name="P4">Осознание факта манипуляций даст вам ответ на большинство ваших вопросов, таких, как:</text:p>
      <text:list xml:id="list21567429" text:continue-numbering="true" text:style-name="диалог">
        <text:list-item>
          <text:p text:style-name="P97">Что происходит?</text:p>
        </text:list-item>
        <text:list-item>
          <text:p text:style-name="P97">Почему он так поступает?</text:p>
        </text:list-item>
      </text:list>
      <text:p text:style-name="P4">Ответ очень прост — потому, что этот человек — манипулятор. Он заманил вас в зависимость обманным пу<text:soft-page-break/>тем. Он нарочно выдает себя за другого, не ценит вас, не дорожит вами,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4"><text:span text:style-name="T37">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text:soft-page-break/>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Это его рук дело! Это он вас такой сделал. Манипулятор, первезный нарцисс, зверь по имени абьюзер. Это было его планом!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text:soft-page-break/>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37">включите диктофон.</text:span></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4"><text:soft-page-break/>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4">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37">В худшем случае — наймите адвоката.</text:span></text:p>
      <text:p text:style-name="P16">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text:soft-page-break/>информация о его похождениях — фото в соц-сетях, <text:span text:style-name="T37">рассказы общих знакомых о его новой паре...</text:span></text:p>
      <text:p text:style-name="P4">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37">чтобы увидеть вашу реакцию, и убедиться в том, что он вам до сих пор небезразличен!</text:span></text:p>
      <text:p text:style-name="P16">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6">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16">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6"><text:soft-page-break/>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text:p>
      <text:p text:style-name="P4">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21588951" text:continue-numbering="true" text:style-name="диалог">
        <text:list-item>
          <text:p text:style-name="P97"><text:soft-page-break/>Как же ты не заметила это все?! Куда же ты смотре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4">Так что не нужно на него злиться, не нужно его ненавидеть. И мстить тоже ненужно. Стройте свое завтра уже сегодня, а прошлое возьмите за основу — оно было и <text:soft-page-break/>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58"/>
      <text:p text:style-name="P59"/>
      <text:p text:style-name="P59"/>
      <text:p text:style-name="P59"/>
      <text:p text:style-name="P59"/>
      <text:p text:style-name="P59"/>
      <text:p text:style-name="P59"/>
      <text:p text:style-name="P59"/>
      <text:p text:style-name="Заголовок_20_часть">Часть 2.<text:line-break/>Что-то вроде справочника...</text:p>
      <text:h text:style-name="P74" text:outline-level="1"><text:s/><text:bookmark-start text:name="Glava_24__Prichiny_manipuliatsii"/>Глава 24. <text:line-break/>Причины манипуляции<text:bookmark-end text:name="Glava_24__Prichiny_manipuliatsii"/></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4">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0">* * *</text:p>
      <text:p text:style-name="P4">Существует две причины психопатии личности:</text:p>
      <text:list xml:id="list7516920921778829476" text:style-name="L9">
        <text:list-item>
          <text:p text:style-name="P99"><text:soft-page-break/><text:span text:style-name="T5">врожденная</text:span> патологическая особенность развития нервной системы;</text:p>
        </text:list-item>
        <text:list-item>
          <text:p text:style-name="P99"><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4">В независимости от особенностей развития, психопатия <text:span text:style-name="T1">всегда</text:span> обусловлена нарушением функции головного мозга <text:span text:style-name="T37">при относительной сохранности интеллекта.</text:span></text:p>
      <text:p text:style-name="P16">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4">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4">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4">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16"><text:soft-page-break/>Давайте попробуем описать переживания и чувства ребенка.</text:p>
      <text:p text:style-name="P16">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6">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6">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6">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6">В этой главе речь пойдет именно об этом.</text:p>
      <text:p text:style-name="P4"/>
      <text:p text:style-name="P4"><text:soft-page-break/>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4">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21581672" text:continue-list="list21588951" text:style-name="диалог">
        <text:list-item>
          <text:p text:style-name="P97">Будешь баловаться, мы тебя этому дяде отдадим/сдадим в полицию/папу позову и он тебя накажет...</text:p>
        </text:list-item>
      </text:list>
      <text:p text:style-name="P4">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21572515" text:continue-numbering="true" text:style-name="диалог">
        <text:list-item>
          <text:p text:style-name="P97">Нельзя.</text:p>
        </text:list-item>
        <text:list-item>
          <text:p text:style-name="P97">Не плачь.</text:p>
        </text:list-item>
        <text:list-item>
          <text:p text:style-name="P97">Ты должен.</text:p>
        </text:list-item>
      </text:list>
      <text:p text:style-name="P4">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4">Он эмоциональный Маугли, только воспитали его не мудрый Каа и Акела, а две пустые банки. Он видит лю<text:soft-page-break/>дей, видит, как они несут добро любимым и злится, от того, что никогда не сможет понять и почувствовать что-либо подобное.</text:p>
      <text:p text:style-name="P4">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4">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4">Желания ребенка игнорировались, потребности и склонности не принимались во внимание.</text:p>
      <text:list xml:id="list21581962" text:continue-numbering="true" text:style-name="диалог">
        <text:list-item>
          <text:p text:style-name="P97">Мама лучше знает...</text:p>
        </text:list-item>
      </text:list>
      <text:p text:style-name="P4">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4">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4"><text:soft-page-break/>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4">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4">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21596805" text:continue-numbering="true" text:style-name="диалог">
        <text:list-item>
          <text:p text:style-name="P97">У всех дети, как дети, а у нас…</text:p>
        </text:list-item>
        <text:list-item>
          <text:p text:style-name="P97">Почему Петя и Маша могут, а ты нет?</text:p>
        </text:list-item>
      </text:list>
      <text:p text:style-name="P4">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4">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21570115" text:continue-numbering="true" text:style-name="диалог">
        <text:list-item>
          <text:p text:style-name="P97">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4"><text:soft-page-break/>Он не верил в свои силы и искал опору в окружающих, зачастую у самых близких ему людей — родителей. К тому же ранняя оценка достижений роди<text:span text:style-name="T43">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4">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4">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4">Но неуверенность остается, что заметно по напряженности и нервозности при различных сложных обстоятельствах.</text:p>
      <text:list xml:id="list21596922" text:continue-numbering="true" text:style-name="диалог">
        <text:list-item>
          <text:p text:style-name="P97">Мы думали, что ты справишься...</text:p>
        </text:list-item>
      </text:list>
      <text:p text:style-name="P4">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4">Есть два исхода такого воспитания. Оба являются крайностями. В одном случае, перерастая во взрослый возраст, это чувство недопризнанности делает из чело<text:soft-page-break/>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4">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4">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4">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4">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4"><text:soft-page-break/></text:p>
      <text:p text:style-name="P4">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4">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4">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19">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19">он</text:span></text:span><text:span text:style-name="T19">, но, к сожалению — не знает как. Ведь все решала заботливая мама или строгий папа.</text:span></text:p>
      <text:p text:style-name="P4"><text:soft-page-break/>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4">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text:p>
      <text:p text:style-name="P4">Для него это норма, ведь он так вырос.</text:p>
      <text:p text:style-name="P4">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21593665" text:continue-numbering="true" text:style-name="диалог">
        <text:list-item>
          <text:p text:style-name="P97">Мы папе не скажем...</text:p>
        </text:list-item>
      </text:list>
      <text:p text:style-name="P4">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p>
      <text:p text:style-name="P4">Случай, когда родители объединяются против ребенка я даже рассматривать не буду. Понятно и так, что это травмирует детскую психику.</text:p>
      <text:p text:style-name="P4"><text:soft-page-break/>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4">Как бы то ни было, доверие для абьюзера это закрытая область взаимоотношений с окружающими людьми.</text:p>
      <text:p text:style-name="P4">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4">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4">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4">Неряшливость может возникнуть из-за подражания одному или обоим родителям.</text:p>
      <text:p text:style-name="P4"><text:soft-page-break/>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4">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4">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4">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4">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4"><text:soft-page-break/>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4">Либо так, либо наказание.</text:p>
      <text:p text:style-name="P4">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4">— Ты должен уметь постоять за себя...</text:p>
      <text:p text:style-name="P4">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21570734" text:continue-numbering="true" text:style-name="диалог">
        <text:list-item>
          <text:p text:style-name="P97">Сегодня не куплю — завтра куплю...</text:p>
        </text:list-item>
      </text:list>
      <text:p text:style-name="P4">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4"><text:soft-page-break/>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4">Родители не демонстрировали ему должным образом чистоплотность своего поведения, и ребенок считает такое поведение нормой.</text:p>
      <text:p text:style-name="P4">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4">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4">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4">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21583729" text:continue-numbering="true" text:style-name="диалог">
        <text:list-item>
          <text:p text:style-name="P97">Ты не ценишь меня.</text:p>
        </text:list-item>
        <text:list-item>
          <text:p text:style-name="P97"><text:soft-page-break/>Ты не любишь меня.</text:p>
        </text:list-item>
        <text:list-item>
          <text:p text:style-name="P97">Тебе со мной не интересно...</text:p>
        </text:list-item>
      </text:list>
      <text:p text:style-name="P4">И обида. Мама надевает «Лицо», хватается за сердце, демонстративно приходит в уныние со словами:</text:p>
      <text:list xml:id="list21567766" text:continue-numbering="true" text:style-name="диалог">
        <text:list-item>
          <text:p text:style-name="P97">Родители не вечны...</text:p>
        </text:list-item>
      </text:list>
      <text:p text:style-name="Text_20_body"><text:span text:style-name="T19">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6">в жопу без мыла, пардон,</text:span></text:span><text:span text:style-name="T19"> в душу без стука.</text:span></text:p>
      <text:p text:style-name="P4">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4">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list xml:id="list3808287985456769677" text:style-name="L10">
        <text:list-item>
          <text:p text:style-name="P100">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100">Получил пять по математике — нужно еще и по географии пять. Получил тройку — бестолочь, в кого ты у нас такой!?</text:p>
        </text:list-item>
        <text:list-item>
          <text:p text:style-name="P100"><text:soft-page-break/>Прибежал на физкультуре вторым из всех классов — почему не первый?</text:p>
        </text:list-item>
      </text:list>
      <text:p text:style-name="P4">И так можно перечислять до бесконечности.</text:p>
      <text:p text:style-name="P4">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4">Он не прав, и родителям наплевать — вот что понимал ребенок после таких «душевных» разговоров.</text:p>
      <text:p text:style-name="P4">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4">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4">Такое воспитание привязало ребенка к родителям очень крепко. Уйти во взрослую жизнь от таких родителей бывает крайне сложно.</text:p>
      <text:list xml:id="list21570210" text:continue-list="list21567766" text:style-name="диалог">
        <text:list-item>
          <text:p text:style-name="P97">Мы — твои друзья, а друзей не бросают...</text:p>
        </text:list-item>
      </text:list>
      <text:p text:style-name="P4">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4"><text:soft-page-break/>Отсюда хронические безденежье, игромания, бросание университета, алкоголь, наркотики... Разумеется, все это делает человека несамостоятельным <text:span text:style-name="T37">и неприспособленным к нормальной жизни.</text:span></text:p>
      <text:p text:style-name="P4">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4">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4">Помимо внутрисемейного влияния,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list xml:id="list21579288" text:continue-numbering="true" text:style-name="диалог">
        <text:list-item>
          <text:p text:style-name="P97">Нравится мальчик? Не говори подружкам — отобъют...</text:p>
        </text:list-item>
        <text:list-item>
          <text:p text:style-name="P97">Петя не пошел с тобой гулять? Стало быть тренировка/уроки ему важнее друзей...</text:p>
        </text:list-item>
        <text:list-item>
          <text:p text:style-name="P97">Это тот самый Петя, который во втором классе тебе подножку подставил?.. А... Понятно...</text:p>
        </text:list-item>
      </text:list>
      <text:p text:style-name="P4">Дружба для ребенка — важная часть взросления. Друзья — первые близкие люди, которых ребенок выбирает сам, но при таком воспитании вырабатывается недове<text:soft-page-break/>рие. Зависимость, отчужденность, безынициативность в общении — вот какими качествами ребенка наградило такое воспитание.</text:p>
      <text:p text:style-name="P4">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4">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4">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4">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Subtitle">* * *</text:p>
      <text:p text:style-name="P4">Довольно часто оказывается, что сам человек не виноват в своей жестокости по отношению к близким.</text:p>
      <text:p text:style-name="P4"><text:soft-page-break/>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4">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6">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своему ребенку. И ни одна из этих положительных и отрицательных сторон не может гарантировать психическое здоровье ребенка.</text:p>
      <text:p text:style-name="P16">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6">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56"/>
      <text:p text:style-name="P23"/>
      <text:p text:style-name="P23"/>
      <text:p text:style-name="P23"/>
      <text:p text:style-name="P23"/>
      <text:p text:style-name="P23"/>
      <text:p text:style-name="Заголовок_20_часть">Часть 2.<text:line-break/>Ингридиенты</text:p>
      <text:h text:style-name="P74" text:outline-level="1"><text:s/><text:bookmark-start text:name="Glava_25__Priznaki__priiemy_i_protivosto"/>Глава 25. <text:line-break/>Признаки<text:bookmark-end text:name="Glava_25__Priznaki__priiemy_i_protivosto"/> и последствия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4">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Если вы несчастливы с че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text:soft-page-break/>вых: это не так; во-вторых: этот человек не умеет любить. Ему нечем.</text:p>
      <text:p text:style-name="P4">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75"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29">[</text:span>Миллион<text:span text:style-name="T29">]</text:span> шагов как стать успешным карьеристом, <text:span text:style-name="T29">[</text:span>двести тысяч сто<text:span text:style-name="T29">]</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5" text:note-class="footnote"><text:note-citation text:label="*">*</text:note-citation><text:note-body><text:p text:style-name="Footnote"><text:span text:style-name="T8">Пикап</text:span> (от англ. <text:span text:style-name="T29">pick up —</text:span><text:span text:style-name="T13"> цеплять, подцепить</text:span>) <text:span text:style-name="T29">—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7"><text:soft-page-break/>Главная цель пикапа — зацепить девушку. Начиная с банального:</text:p>
      <text:list xml:id="list21584175" text:continue-numbering="true" text:style-name="диалог">
        <text:list-item>
          <text:p text:style-name="P116">Вашей маме зять не нужен?</text:p>
        </text:list-item>
      </text:list>
      <text:p text:style-name="P27">И заканчивая какими-то более экстравагантными:</text:p>
      <text:list xml:id="list21573261"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7">Это будет фраза, которая вас может зацепить.</text:p>
      <text:p text:style-name="P27">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21573108" text:continue-numbering="true" text:style-name="диалог">
        <text:list-item>
          <text:p text:style-name="P116">Что-то тут сегодня мало народа...</text:p>
        </text:list-item>
      </text:list>
      <text:p text:style-name="P27">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7">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7"><text:soft-page-break/>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совсемдругой аудитории.</text:p>
      <text:p text:style-name="P27">«Цепляшки» не обязательно должны вызывать восхищение. Но они обязательно должны привлечь ваше внимание.</text:p>
      <text:p text:style-name="P27">Например, вы ждете свою подругу. К вам подходит парень и говорит:</text:p>
      <text:list xml:id="list21589946" text:continue-numbering="true" text:style-name="диалог">
        <text:list-item>
          <text:p text:style-name="P116">Привет.</text:p>
        </text:list-item>
      </text:list>
      <text:p text:style-name="P27">Достаточно спокойно и ненавязчиво, как будто бы обознался. Ответите вы или нет — не важно. И вот он спрашивает:</text:p>
      <text:list xml:id="list21589808" text:continue-numbering="true" text:style-name="диалог">
        <text:list-item>
          <text:p text:style-name="P116">Ты одна тут?</text:p>
        </text:list-item>
      </text:list>
      <text:p text:style-name="P27">И вы говорите, мол:</text:p>
      <text:list xml:id="list21582963" text:continue-numbering="true" text:style-name="диалог">
        <text:list-item>
          <text:p text:style-name="P116">Нет, я с подругой. Она сейчас подойдет...</text:p>
        </text:list-item>
      </text:list>
      <text:p text:style-name="P27">На что он отвечает:</text:p>
      <text:list xml:id="list21570542" text:continue-numbering="true" text:style-name="диалог">
        <text:list-item>
          <text:p text:style-name="P116">Ну ее же сейчас нет. Выйдем на минутку. Поговорить надо...</text:p>
        </text:list-item>
      </text:list>
      <text:p text:style-name="P27">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21592361" text:continue-numbering="true" text:style-name="диалог">
        <text:list-item>
          <text:p text:style-name="P116">Ну? Ты идешь?</text:p>
        </text:list-item>
      </text:list>
      <text:p text:style-name="Text_20_body"><text:span text:style-name="T17">Это тоже метод, и, как вы поняли, он не обязательно должен восхищать и расслаблять вас. Вы в ступоре, и </text:span><text:soft-page-break/><text:span text:style-name="T17">все, что вам остается — следовать его указаниям, а он, в свою очередь, не дает вам время на подумать.</text:span></text:p>
      <text:p text:style-name="P27">И в одном, и во втором случае он нарушает ваши границы. Да, звучит слишком феминистично, но что же тут поделаешь?! Задайте себе вопрос:</text:p>
      <text:list xml:id="list21572135" text:continue-numbering="true" text:style-name="диалог">
        <text:list-item>
          <text:p text:style-name="P81"><text:span text:style-name="T17">Комфортно ли мне, или нет?</text:span></text:p>
        </text:list-item>
      </text:list>
      <text:p text:style-name="Text_20_body"><text:span text:style-name="T17">Должно быть комфортно.</text:span></text:p>
      <text:p text:style-name="P27">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Внимание какого-то, даже пусть очень привлекательного прохожего, вас ничему не обязывает:</text:p>
      <text:list xml:id="list21582355" text:continue-numbering="true" text:style-name="диалог">
        <text:list-item>
          <text:p text:style-name="P116">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4">Короче говоря, это учение у нас, в странах СНГ, пока еще, к сожалению, не учит нравственной идеологии:</text:p>
      <text:p text:style-name="P68">«— Давай поиграем в волшебника?</text:p>
      <text:list xml:id="list7677073453374696152" text:style-name="L11">
        <text:list-header>
          <text:p text:style-name="P80"><text:s/>— А это как?</text:p>
          <text:p text:style-name="P80"><text:soft-page-break/><text:s/>— Я тебя трахну, и ты исчезнешь.»</text:p>
        </text:list-header>
      </text:list>
      <text:p text:style-name="P38">Филипп Богачев, «Секреты уличных знакомств»</text:p>
      <text:p text:style-name="P24"/>
      <text:p text:style-name="P24">Или вот еще один «замечательный» отрывок из той же книги:</text:p>
      <text:p text:style-name="P55">«... У нас заготовлена термоядерная дубинка, чтобы при случае, настучать девушке по голове за плохое поведение...</text:p>
      <text:p text:style-name="P55">Примеры:</text:p>
      <text:p text:style-name="P55">— У тебя очень красивые волосы. Особенно в ушах.</text:p>
      <text:p text:style-name="P55">—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8"> совершенно неправильного, по моему мнению, удара левой снизу...</text:span><text:span text:style-name="T13">»</text:span></text:p>
      <text:p text:style-name="P38">Филипп Богачев, «Секреты уличных знакомств»</text:p>
      <text:p text:style-name="P24"/>
      <text:p text:style-name="P24">«Совершенно неправильным» поведением,как вы понимаете, автор называет вполне логичную реакцию «объекта» на грубости...</text:p>
      <text:p text:style-name="P24">Не могу удержаться и не вставить еще одну цитату того же автора. Это аннотация к книге:</text:p>
      <text:p text:style-name="P55"/>
      <text:p text:style-name="Цитата_20__2b__20_автор"><text:soft-page-break/><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text:span><text:span text:style-name="T13">как избежать досадных ошибок на пути к </text:span><text:span text:style-name="T18">телу</text:span><text:span text:style-name="T13"> женщины...»</text:span></text:p>
      <text:p text:style-name="P38">Филипп Богачев, «Пикап. Самоучитель по соблазнению»</text:p>
      <text:p text:style-name="P38"/>
      <text:p text:style-name="P24">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4">К чему я веду?</text:p>
      <text:p text:style-name="P24">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4">Так вот истинного абьюзера этому учить не надо.</text:p>
      <text:p text:style-name="P2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4"><text:soft-page-break/>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h text:style-name="P77" text:outline-level="3">Общие диагностические критерии расстройств личности</text:h>
      <text:p text:style-name="Text_20_body"><text:span text:style-name="T9">Общие критерии</text:span>, соответствие с которыми должно быть у всех типов расстройств по версии <text:span text:style-name="T1">Международной классификации болезней (МКБ)</text:span>:</text:p>
      <text:list xml:id="list779401787455164552" text:style-name="List_20_1">
        <text:list-item>
          <text:p text:style-name="P131">заметная дисгармония в поведении:</text:p>
          <text:list>
            <text:list-item>
              <text:p text:style-name="P133">аффективность<text:note text:id="ftn16" text:note-class="footnote"><text:note-citation text:label="*">*</text:note-citation><text:note-body><text:p text:style-name="Footnote"><text:span text:style-name="T8">Аффективность</text:span> (<text:span text:style-name="T1">от лат. </text:span><text:span text:style-name="T30">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3">возбудимость;</text:p>
            </text:list-item>
            <text:list-item>
              <text:p text:style-name="P133">расстройство контроля побуждений:</text:p>
              <text:list>
                <text:list-item>
                  <text:p text:style-name="P133">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3">нарастающее напряжение, возникающее перед совершением действия, повышение физической и психической активности;</text:p>
                </text:list-item>
                <text:list-item>
                  <text:p text:style-name="P133">возникновение ощущения радости и облегчения во время совершения действия.</text:p>
                </text:list-item>
              </text:list>
            </text:list-item>
            <text:list-item>
              <text:p text:style-name="P133">нарушение в процессах восприятия и мышления;</text:p>
            </text:list-item>
            <text:list-item>
              <text:p text:style-name="P133"><text:soft-page-break/>изменение в стиле отношения к окружающим;</text:p>
            </text:list-item>
          </text:list>
        </text:list-item>
        <text:list-item>
          <text:p text:style-name="P133">хроническое проявление аномального поведения, возникшее давно;</text:p>
        </text:list-item>
        <text:list-item>
          <text:p text:style-name="P133">нарушение адаптации к широкому диапазону личностных и социальных ситуаций в связи с аномальным стилем поведения;</text:p>
        </text:list-item>
        <text:list-item>
          <text:p text:style-name="P133">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3">обычно, но не всегда — существенное ухудшение профессиональной и социальной продуктивности.</text:p>
        </text:list-item>
        <text:list-item>
          <text:p text:style-name="P133">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Существует несколько видов расстройств личности. Они могут быть сгруппированы в одну из трех групп-кластеров:</text:p>
      <text:list xml:id="list7812730645637737891" text:style-name="List_20_2">
        <text:list-item>
          <text:p text:style-name="P122">Кластер <text:span text:style-name="T29">A</text:span><text:span text:style-name="T9">:</text:span></text:p>
          <text:list>
            <text:list-item>
              <text:p text:style-name="P125">Параноидное;</text:p>
            </text:list-item>
            <text:list-item>
              <text:p text:style-name="P125">Шизоидное;</text:p>
            </text:list-item>
            <text:list-item>
              <text:p text:style-name="P125">Шизотипическое.</text:p>
              <text:list>
                <text:list-header>
                  <text:p text:style-name="P122"><text:span text:style-name="T9">Для лиц с расстройствами кластера </text:span><text:span text:style-name="T33">A</text:span><text:span text:style-name="T9"> характерны трудности, связанные с взаимодействием с окружающими.</text:span></text:p>
                  <text:p text:style-name="P122"><text:soft-page-break/><text:span text:style-name="T18">Их эмоциональное состояние описывается</text:span><text:span text:style-name="T9">, как <text:s/>тревожное, недоверчивое, подозрительное, защитное.</text:span></text:p>
                </text:list-header>
              </text:list>
            </text:list-item>
          </text:list>
        </text:list-item>
        <text:list-item>
          <text:p text:style-name="P122">Кластер <text:span text:style-name="T29">B</text:span><text:span text:style-name="T9">:</text:span></text:p>
          <text:list>
            <text:list-item>
              <text:p text:style-name="P125">Антисоциальное;</text:p>
            </text:list-item>
            <text:list-item>
              <text:p text:style-name="P125">Пограничное;</text:p>
            </text:list-item>
            <text:list-item>
              <text:p text:style-name="P125">Истерическое;</text:p>
            </text:list-item>
            <text:list-item>
              <text:p text:style-name="P125">Нарциссическое.</text:p>
              <text:list>
                <text:list-header>
                  <text:p text:style-name="P132"><text:span text:style-name="T9">Лица с расстройствами кластера </text:span><text:span text:style-name="T33">B </text:span><text:span text:style-name="T18">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34">Их эмоциональное состояние описывается, как драматическое, тревожное, непредсказуемое и нестабильное.</text:p>
                </text:list-header>
              </text:list>
            </text:list-item>
          </text:list>
        </text:list-item>
        <text:list-item>
          <text:p text:style-name="P135"><text:span text:style-name="T13">Кластер </text:span><text:span text:style-name="T29">C</text:span><text:span text:style-name="T18">:</text:span></text:p>
          <text:list>
            <text:list-item>
              <text:p text:style-name="P134">Избегающее;</text:p>
            </text:list-item>
            <text:list-item>
              <text:p text:style-name="P134">Зависимое;</text:p>
            </text:list-item>
            <text:list-item>
              <text:p text:style-name="P134">Обсессивно-компульсивное.</text:p>
              <text:list>
                <text:list-header>
                  <text:p text:style-name="P132"><text:span text:style-name="T18">Лица с расстройствами кластера </text:span><text:span text:style-name="T33">C </text:span><text:span text:style-name="T18">испытывают чувства тревоги и страха, которые их подавляют, и с которыми они постоянно борются.</text:span></text:p>
                  <text:p text:style-name="P134">Их поведение описывается, как антиобщественное, <text:s/>замкнутое, неуверенное и чрезвычайно чувствительное.</text:p>
                </text:list-header>
              </text:list>
            </text:list-item>
          </text:list>
        </text:list-item>
      </text:list>
      <text:p text:style-name="Text_20_body"><text:soft-page-break/>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29">sq</text:span> период характер только формируется, <text:span text:style-name="T13">что,</text:span> как мы знаем, сопровождается различными поведенческими экспериментами.</text:p>
      <text:p text:style-name="Text_20_body">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6927756930208913962" text:style-name="List_20_3">
        <text:list-item>
          <text:p text:style-name="P126"><text:span text:style-name="T8">отсутствие расстройства личности</text:span> и существенных критериев личностного расстройства;</text:p>
        </text:list-item>
        <text:list-item>
          <text:p text:style-name="P126"><text:span text:style-name="T8">личностное затруднение</text:span> (наличие подпороговых критериев одного или нескольких расстройств личности);</text:p>
        </text:list-item>
        <text:list-item>
          <text:p text:style-name="P126"><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26"><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26"><text:span text:style-name="T8">тяжелое расстройство личности</text:span> (наличие большого количества существенных критериев, приводящее к дезорганизации личности тяжёлой <text:soft-page-break/>степени и дестабилизации социально значимых отношений).</text:p>
        </text:list-item>
      </text:list>
      <text:p text:style-name="P29">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881453890892245512" text:style-name="L12">
        <text:list-item>
          <text:p text:style-name="P128">компенсация негативных проявлений;</text:p>
        </text:list-item>
        <text:list-item>
          <text:p text:style-name="P128">адаптация к обществу;</text:p>
        </text:list-item>
        <text:list-item>
          <text:p text:style-name="P128">снижение уровня тревожности;</text:p>
        </text:list-item>
        <text:list-item>
          <text:p text:style-name="P128">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8" text:outline-level="3">Параноидное расстройство личности</text:h>
      <text:p text:style-name="P25">Диагностируется при наличии четырех и более критериев, приведенных ниже, а также при проявлении общих критериев расстройств личности:</text:p>
      <text:list xml:id="list1857330113092624579" text:style-name="L13">
        <text:list-item>
          <text:p text:style-name="P117">чрезмерная чувствительность к неудачам и отказам;</text:p>
        </text:list-item>
        <text:list-item>
          <text:p text:style-name="P117">постоянное недовольство окружающими, неумение прощать оскорбления, причинение ущерба, высокомерное поведение;</text:p>
        </text:list-item>
        <text:list-item>
          <text:p text:style-name="P117">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17">воинственно-щепетильное, не соответствующее фактической ситуации отношение к вопросам, связанным с правами личности;</text:p>
        </text:list-item>
        <text:list-item>
          <text:p text:style-name="P117">возобновляющиеся неоправданные подозрения в неверности сексуального партнера;</text:p>
        </text:list-item>
        <text:list-item>
          <text:p text:style-name="P117">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text:soft-page-break/>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7">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text:span><text:soft-page-break/><text:span text:style-name="T13">нуждается в подтверждении своих подозрений — он уверен в их истинности и будет настаивать на реальности своих догадок, например:</text:span></text:p>
      <text:p text:style-name="P24">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29"><text:span text:style-name="T13">Терапия для параноидальной личности</text:span><text:span text:style-name="T18">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29"><text:span text:style-name="T13">Важно: </text:span><text:span text:style-name="T18">паранойя, параноидный психоз, параноидная шизофрения и шизофрения к данному расстройству</text:span><text:span text:style-name="T13"> </text:span><text:span text:style-name="T18">не относится!</text:span></text:p>
      <text:h text:style-name="P77" text:outline-level="3">Шизоидное расстройство личности</text:h>
      <text:p text:style-name="P25">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121996010522956263" text:style-name="L14">
        <text:list-item>
          <text:p text:style-name="P118">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8">эмоциональная холодность, ослабление эмоциональных реакций, бесчувствие, безразличие, отрешенность;</text:p>
        </text:list-item>
        <text:list-item>
          <text:p text:style-name="P118">неспособность проявлять как теплые и нежные <text:s/>чувства, так и гнев по отношению к другим людям;</text:p>
        </text:list-item>
        <text:list-item>
          <text:p text:style-name="P118">слабая реакция на похвалу и на критику;</text:p>
        </text:list-item>
        <text:list-item>
          <text:p text:style-name="P118">незначительный интерес к сексуальным контактам;</text:p>
        </text:list-item>
        <text:list-item>
          <text:p text:style-name="P118">повышенная склонность к фантазированию и стремление к углубленному познанию собственных мыслей, чувств, переживаний.</text:p>
        </text:list-item>
        <text:list-item>
          <text:p text:style-name="P118">предпочтение уединенной деятельности;</text:p>
        </text:list-item>
        <text:list-item>
          <text:p text:style-name="P118">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8"><text:soft-page-break/>заметная нечуткость к основным чувственно-понятийным социальным нормам и условиям. Эмоциональная дисгармония.</text:p>
        </text:list-item>
      </text:list>
      <text:p text:style-name="P25"/>
      <text:p text:style-name="P25">«Шизоид» выдерживает значительную дистанцию между собой и окружающими, из-за чего вечно жаждет близости.</text:p>
      <text:p text:style-name="P2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5">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5">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5">Фантазирование также может использоваться в качестве защиты путем ухода от напряжения в другое психи<text:soft-page-break/>ческое состояние. Склонность к фантазированию не мешает «шизоидам» ориентироваться в реальности.</text:p>
      <text:p text:style-name="P25">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8">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8"><text:note text:id="ftn17"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8"> с его стороны.</text:span></text:p>
      <text:p text:style-name="P28"><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46"><text:note text:id="ftn18"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5">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5"><text:soft-page-break/>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5">Также для «шизоида» характерна высокая работоспособность в узких сферах деятельности, сочитающихся с (сухим) прагматизмом.</text:p>
      <text:p text:style-name="P25">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5">«Шизоидам» свойственно игнорирование социальных норм внешнего вида, неопрятность, нечистоплотность.</text:p>
      <text:p text:style-name="P26">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5">«Шизоид», как правило плохо вовлекается в терапию из-за отсутствия эмпатических наклонностей, что является причиной низкой мотивации.</text:p>
      <text:p text:style-name="P25"><text:soft-page-break/>Терапия может занимать достаточно продолжительное время или из-за постоянного дистанцирования пациента от доктора.</text:p>
      <text:p text:style-name="P29"><text:span text:style-name="T13">Важно:</text:span><text:span text:style-name="T18"> для постановки диагноза «шизоидное расстройство»,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78" text:outline-level="3">Диссоциальное (антисоциальное) расстройство личности. Социопатия</text:h>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5929450354564201630" text:style-name="L15">
        <text:list-item>
          <text:p text:style-name="P119">бессердечность, равнодушие к чувствам окружающих. Отсутствие сожалений;</text:p>
        </text:list-item>
        <text:list-item>
          <text:p text:style-name="P119">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9">неспособность поддерживать взаимоотношения при отсутствии затруднений в их становлении;</text:p>
        </text:list-item>
        <text:list-item>
          <text:p text:style-name="P119">крайне низкая способность выдерживать фрустрацию<text:note text:id="ftn19" text:note-class="footnote"><text:note-citation text:label="*">*</text:note-citation><text:note-body><text:p text:style-name="P72">Фрустация<text:span text:style-name="T9"> (</text:span><text:span text:style-name="T3">от лат. </text:span><text:span text:style-name="T31">f</text:span><text:span text:style-name="T3">rustratio</text:span><text:span text:style-name="T31"> —</text:span><text:span text:style-name="T15"> обман, тщетное ожидание</text:span><text:span text:style-name="T9">) </text:span><text:span text:style-name="T33">— </text:span><text:span text:style-name="T18">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9">неспособность испытывать чувство вины и извлекать пользу из жизненного опыта, особенно наказания;</text:p>
        </text:list-item>
        <text:list-item>
          <text:p text:style-name="P119">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29"><text:soft-page-break/><text:span text:style-name="T18">в</text:span> качестве дополнительного признака может выступать постоянная раздражительность и нетерпеливость.</text:p>
        </text:list-item>
      </text:list>
      <text:p text:style-name="P25"/>
      <text:p text:style-name="P25">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5">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Text_20_body"><text:soft-page-break/><text:span text:style-name="T18">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span></text:p>
      <text:p text:style-name="P25">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5">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5">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5">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5"><text:soft-page-break/>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28">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28">Одна из основных проблем социопата в том, что он не отдает отчет в своих негативных эмоциях. По сути <text:span text:style-name="T1">он их просто не испытывает</text:span><text:span text:style-name="T4">. Его негативные эмоции в большинстве случаев являются реакцией.</text:span></text:p>
      <text:p text:style-name="P28"><text:span text:style-name="T4">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span></text:p>
      <text:p text:style-name="P28"><text:span text:style-name="T4">Социопаты склонны к алкоголизму и/или наркомании, но не потому, что желают уйти от реальности, а потому, что не могут противостоять своим желаниям.</text:span></text:p>
      <text:p text:style-name="P28">Согласно определению Эрика Берна, социопаты делятся на два вида:</text:p>
      <text:list xml:id="list21594860" text:continue-list="list779401787455164552" text:style-name="List_20_1">
        <text:list-item text:start-value="1">
          <text:p text:style-name="P123">Латентный или пассивный социопат.</text:p>
          <text:p text:style-name="P127">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7"><text:soft-page-break/>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123">Активный социопат.</text:p>
          <text:p text:style-name="P127">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27">Вне досягаемости этих людей социопат не может и не считает нужным сдерживаться.</text:p>
        </text:list-item>
      </text:list>
      <text:p text:style-name="P26">Терапия для антисоциальной личности<text:span text:style-name="T9">:</text:span></text:p>
      <text:p text:style-name="P26"><text:span text:style-name="T9">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span></text:p>
      <text:p text:style-name="P26"><text:span text:style-name="T9">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span></text:p>
      <text:p text:style-name="P29"><text:span text:style-name="T13">Важно:</text:span><text:span text:style-name="T18">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text:span><text:soft-page-break/><text:span text:style-name="T18">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p text:style-name="P63"><text:s/></text:p>
      <text:p text:style-name="P57"/>
      <text:p text:style-name="P25"/>
      <text:p text:style-name="P73">Нарциссизм или нарциссическое расстройство личности рассматривается специалистами как серьезная личностная дисфункция и <text:span text:style-name="T13">имеет следующую характеристику:</text:span></text:p>
      <text:list xml:id="list556728294943302880" text:style-name="L16">
        <text:list-item>
          <text:p text:style-name="P101">чрезмерная самовлюбленность, тщеславие, необоснованно завышенная самооценка;</text:p>
        </text:list-item>
        <text:list-item>
          <text:p text:style-name="P101">убежденность в собственной уникальности, в превосходстве над остальными людьми;</text:p>
        </text:list-item>
        <text:list-item>
          <text:p text:style-name="P101">завышенное мнение о своих талантах и достижениях;</text:p>
        </text:list-item>
        <text:list-item>
          <text:p text:style-name="P101">сосредоточенность на ожидании фантастического успеха;</text:p>
        </text:list-item>
        <text:list-item>
          <text:p text:style-name="P101">ожидание беспрекословного подчинения окружающих;</text:p>
        </text:list-item>
        <text:list-item>
          <text:p text:style-name="P101">потребность в признании окружающими собственной уникальности;</text:p>
        </text:list-item>
        <text:list-item>
          <text:p text:style-name="P101">неспособность проявлять сочувствие, эгоизм;</text:p>
        </text:list-item>
        <text:list-item>
          <text:p text:style-name="P101">выраженная болезненная потребность быть признанным;</text:p>
        </text:list-item>
        <text:list-item>
          <text:p text:style-name="P103"><text:span text:style-name="T13">элитарный</text:span><text:span text:style-name="T13"><text:note text:id="ftn20" text:note-class="footnote"><text:note-citation text:label="*">*</text:note-citation><text:note-body><text:p text:style-name="Footnote"><text:span text:style-name="T8">Элитарность</text:span> — субъективное понятие принадлежности к элитному социально-экономическому статусу.</text:p></text:note-body></text:note></text:span><text:span text:style-name="T13"> стиль общения, поиск отборной части общества, склонность считать себя принадлежащим к ней.</text:span></text:p>
        </text:list-item>
      </text:list>
      <text:p text:style-name="P4"><text:soft-page-break/>Зигмунд Фрейд считал, что у каждого человека присутствуют признаки нарциссизма и был первым, кто применил этот термин в психологии.</text:p>
      <text:p text:style-name="P4">Рассматривая манипуляцию, как манеру поведения в целом, можно утверждать, что все люди в разной степени обладают чертами характера, описывающими нарциссизм. Однако мы говорим о крайностях и рассматриваем здесь только случаи деструктивного или патологического характера.</text:p>
      <text:p text:style-name="P4">Другими словами, 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4">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собственных достижениях, что указывает на комплексы неполноценности и ущербности.</text:p>
      <text:p text:style-name="P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oft-page-break/>Голод необходимо утолить, но, к сожалению, компенсация внутреннего опустошения происходит за счет окружающих близких людей. Нарцисс, в силу своего патологического себялюбия, не станет зарабатывать уважение у <text:span text:style-name="T43">«недостойных». Признание и уважение он обычно требует.</text:span></text:p>
      <text:p text:style-name="P11">Эта требовательность сопровождается постоянными сравнениями. Собственное самое незначительное достижение приравнивается к героизму, в то время, как ваши весомые заслуги обесцениваются:</text:p>
      <text:list xml:id="list21572512" text:continue-list="list21582355" text:style-name="диалог">
        <text:list-item>
          <text:p text:style-name="P102">Ничего особенного!</text:p>
        </text:list-item>
      </text:list>
      <text:p text:style-name="P11">Под давлением нарцисса жертва может начать стыдиться собственных заслуг, продолжая идеализировать своего деструктивного партнера.</text:p>
      <text:p text:style-name="P11">Так как основная тема книги это деструктивное поведение в паре, в этом разделе я буду описывать нарциссизм, как еще один вариант психологического давления на жертву. Но хочу сказать, что эта тебя очень обширна и имеет отношение ко многим сферам нашей жизни.</text:p>
      <text:p text:style-name="P40">* * *</text:p>
      <text:p text:style-name="P4">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4">Нарцисс, как деструктивная личность, не способен к взаимопоощрению. Если мыслить образами, то партнер <text:soft-page-break/>— это растение, а уважение — это удобрение. Нарцисс же в отношениях больше похож на сорняк, который истощает почву, глубоко прорастая корнями, но доброкачественных плодов не дает.</text:p>
      <text:p text:style-name="P4">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м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4">Выйти из таких отношений,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list xml:id="list21570442" text:continue-numbering="true" text:style-name="диалог">
        <text:list-item>
          <text:p text:style-name="P97">Ты выйдешь за меня замуж? — Если бы не твое поведение, мы бы уже давно поженились...</text:p>
        </text:list-item>
      </text:list>
      <text:p text:style-name="P11">Целью такого поведения является, конечно же, признание окружающими собственной значимости. 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44">плинтуса. Его уровень не изменится, но стоит вам поверить в его замечания, он уже стоит на ступеньку выше своей жертвы.</text:span></text:p>
      <text:p text:style-name="P111"><text:soft-page-break/>Это был чисто гипотетический пример, но я хочу отметить, что среди нарциссов встречаются невероятно успешные люди. </text:p>
      <text:p text:style-name="P110"/>
      <text:p text:style-name="P110"/>
      <text:p text:style-name="P110"/>
      <text:p text:style-name="P110"/>
      <text:p text:style-name="P110"/>
      <text:p text:style-name="P110"/>
      <text:p text:style-name="P4"><text:span text:style-name="T10">Противостояние</text:span>:</text:p>
      <text:p text:style-name="P4">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4">В этом случае техника отзеркаливания хорошо работает. Если ваш партнер лежит, пока вы вкалываете — лягте рядом с ним. Если такой метод может нанести вред, например, вашей карьере, то вам стоит прямо сказать, что вас не устраивает такое отношение.</text:p>
      <text:p text:style-name="P4">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4">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4"><text:soft-page-break/>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4">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4">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5" text:outline-level="2"><text:bookmark-start text:name="Pochiemu_ia_"/>Почему я?<text:bookmark-end text:name="Pochiemu_ia_"/></text:h>
      <text:p text:style-name="P20">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6">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6">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0">Нет смысла перечислять все уже перечисленное, чтобы понять — вы не абы кто с улицы, а самодостаточная и интересная личность.</text:p>
      <text:p text:style-name="P16">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0"><text:soft-page-break/>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6">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6">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P20">Сейчас он прощупывает высоту порога вашего сопротивления. Пытается понять, что вы готовы терпеть.</text:p>
      <text:p text:style-name="P4"><text:span text:style-name="T42">Абьюзер выбирает в жертвы личность, </text:span><text:span text:style-name="_30__20_Text"><text:span text:style-name="T37">которой хотел бы быть сам</text:span></text:span><text:span text:style-name="T42">.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37">делая из вас — такого же, как он</text:span></text:span><text:span text:style-name="T42">.</text:span></text:p>
      <text:p text:style-name="P43">* * *</text:p>
      <text:p text:style-name="P16">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text:soft-page-break/>Поэтому мы слышали такие фразы как «Муж и жена — одна сатана» и «Скажи мне, кто твой друг, и я скажу, кто ты». Остальные расходятся.</text:p>
      <text:p text:style-name="P16">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6">Речь идет об умственных, материальных и духовных аспектах.</text:p>
      <text:p text:style-name="P20">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6">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0">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0">Он не тот, за кого себя выдает. Его неудачи или успешность — результат его деструктивных действий. Его шутки, слова, с помощью которых он приводит в вос<text:soft-page-break/>торг окружающих — вычитаны, подслушаны и позаимствованы где-то у кого-то, но это не его собственные слова. Он пуст.</text:p>
      <text:p text:style-name="P16">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2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42">* * *</text:p>
      <text:p text:style-name="P20">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0">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6"><text:soft-page-break/>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16">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6">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6">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6">Если на эти «одинаковые» вопросы он отвечает по-разному — он врет.</text:p>
      <text:p text:style-name="P16">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6"><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21577193" text:continue-numbering="true" text:style-name="диалог">
        <text:list-item>
          <text:p text:style-name="P85">Ты просто его не знаешь! — ответила я.</text:p>
        </text:list-item>
      </text:list>
      <text:p text:style-name="P20">И, как вы понимаете, я ошиблась.</text:p>
      <text:p text:style-name="P46">* * *</text:p>
      <text:p text:style-name="P2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16">Давайте вспомним ранее описанный диалог, где я задаю своему бывшему парню вопрос:</text:p>
      <text:list xml:id="list21569759" text:continue-numbering="true" text:style-name="диалог">
        <text:list-item>
          <text:p text:style-name="P87">Есть ли что-то, что я должна знать?..</text:p>
        </text:list-item>
      </text:list>
      <text:p text:style-name="P16">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21592436" text:continue-numbering="true" text:style-name="диалог">
        <text:list-item>
          <text:p text:style-name="P87">Ты вокруг меня плетешь какую-то западню...</text:p>
        </text:list-item>
      </text:list>
      <text:p text:style-name="P16">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text:soft-page-break/>зрения оказались неправдой, я очень хотела ему поверить и поверила. И это было моей ошибкой, ведь его ложь была очевидной уже тогда.</text:p>
      <text:p text:style-name="P16">В последствии, задавая вопросы, намекая и уточняя, я получала все новые ответы:</text:p>
      <text:list xml:id="list21587212" text:continue-numbering="true" text:style-name="диалог">
        <text:list-item>
          <text:p text:style-name="P87">Я ничего такого не делал...</text:p>
        </text:list-item>
        <text:list-item>
          <text:p text:style-name="P87">Каждый справляется с болью по разному...</text:p>
        </text:list-item>
        <text:list-item>
          <text:p text:style-name="P87">Я был на четырех свиданиях...</text:p>
        </text:list-item>
        <text:list-item>
          <text:p text:style-name="P87">Да, я трахаться хотел...</text:p>
        </text:list-item>
      </text:list>
      <text:p text:style-name="P20">Чуть больше часа + одинаковые вопросы = море информации — вот такой прекрасный метод узнать правду.</text:p>
      <text:p text:style-name="P20">К слову, сначала он сказал, что был на двух свиданиях, но потом, в ходе разговора запутался, и выдал уже другую цифру — 4.</text:p>
      <text:p text:style-name="P43">* * *</text:p>
      <text:p text:style-name="P20">Но как же не попасться в эту ловушку снова?</text:p>
      <text:p text:style-name="P20">Здесь я бы хотела уделить особое внимание одной очень полезной штуке. Эта штука есть у каждого из нас, но мы почти не умеем ею пользоваться.</text:p>
      <text:p text:style-name="P20">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20">Поговорим об интуиции.</text:p>
      <text:p text:style-name="P16"><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0">И тут сразу можно задаться вопросом:</text:p>
      <text:list xml:id="list21566765" text:continue-numbering="true" text:style-name="диалог">
        <text:list-header>
          <text:p text:style-name="P88">«Что важнее — интуиция или же все-таки логика?»</text:p>
        </text:list-header>
      </text:list>
      <text:p text:style-name="P20">Логика — сознание — рационализм.</text:p>
      <text:p text:style-name="P20">Интуиция — подсознание — инстинкт.</text:p>
      <text:p text:style-name="P20">Если логика — это анализ сложившейся ситуации, то интуиция — это подсказки «внутреннего голоса».</text:p>
      <text:p text:style-name="P20">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0">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0"><text:soft-page-break/>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6"><text:span text:style-name="T4">В учениях Платона</text:span><text:span text:style-name="T4"><text:note text:id="ftn21"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2"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посредственного познания. Плотин</text:span><text:span text:style-name="T4"><text:note text:id="ftn23"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21590860" text:continue-numbering="true" text:style-name="диалог">
        <text:list-item>
          <text:p text:style-name="P85">Я так и знала!</text:p>
        </text:list-item>
      </text:list>
      <text:p text:style-name="P20">Да? И вот интересно — откуда знала? Ответить сложно, но ведь знала же!</text:p>
      <text:p text:style-name="P20">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0">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0"><text:soft-page-break/>Так-то.</text:p>
      <text:p text:style-name="P20">Стало быть, первое и самое главное правило — если кажется, то не кажется! Не пытайтесь оправдывать свои опасения.</text:p>
      <text:p text:style-name="P43">* * *</text:p>
      <text:p text:style-name="P2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6">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6">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0"><text:soft-page-break/>Понятно, что вы не будете его бить по шее, но мама в детстве так и делала, когда он нашкодит, поэтому он ее прячет.</text:p>
      <text:p text:style-name="P16"><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6">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16">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37">Человек, </text:span><text:span text:style-name="_30__20_Text"><text:span text:style-name="T37">вспоминая</text:span></text:span><text:span text:style-name="T37">,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37">Человек, который </text:span><text:span text:style-name="_30__20_Text"><text:span text:style-name="T42">пытается</text:span></text:span><text:span text:style-name="_30__20_Text"><text:span text:style-name="T37"> придумать</text:span></text:span><text:span text:style-name="T37">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text:span><text:soft-page-break/><text:span text:style-name="T37">что первое пришло в голову и не посмотрит на вас, когда придумает.</text:span></text:p>
      <text:p text:style-name="P16">Он спрячет от вас взгляд, но будет стараться говорить как можно убедительнее, рассуждая в слух.</text:p>
      <text:p text:style-name="P16">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0">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6">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0">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0">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0"><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p text:style-name="P43">* * *</text:p>
      <text:p text:style-name="P17"><text:span text:style-name="T4">Сергей Зелинский, известный российский психолог, несколько трудов которого я уже процитировала в этой книге, предлагает перечень</text:span><text:span text:style-name="T7"> </text:span><text:span text:style-name="T5">универсальных способов противостояния манипуляции.</text:span></text:p>
      <text:p text:style-name="P21">Основываясь на том, что существует несчетное множество способов оказать психологическое давление и такое множество способов противостоять им и на том факте, что их все и не упомнишь,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1">Предлагаю вашему вниманию результат его неоценимых трудов!</text:p>
      <text:list xml:id="list5618610038999573649" text:style-name="L17">
        <text:list-item>
          <text:p text:style-name="P86">Недоверие.</text:p>
          <text:p text:style-name="P8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86">Избегание источников раздражителя.</text:p>
          <text:p text:style-name="P8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86"><text:soft-page-break/>Ирония, подход с юмором.</text:p>
          <text:p text:style-name="P86">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86">Мнимое непонимание.</text:p>
          <text:p text:style-name="P8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86">Критичность мышления.</text:p>
          <text:p text:style-name="P8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86">Возможность выбора.</text:p>
          <text:p text:style-name="P8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86">Наличие времени на обдумывание.</text:p>
          <text:p text:style-name="P8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86"><text:soft-page-break/>Уверенность в себе и больше смелости.</text:p>
          <text:p text:style-name="P86">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86">Самодостаточность.</text:p>
          <text:p text:style-name="P83"><text:span text:style-name="T32">C </text:span><text:span text:style-name="T16">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4"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4">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8">Важно понимать, что каждый из описанных здесь методов имеет серьезное влияние и оказывает сильное воздействие на психику жертвы.</text:p>
      <text:p text:style-name="P4">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8">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text:soft-page-break/>Демонстративное игнорирование собственных обязательств<text:bookmark-end text:name="Diemonstrativnoie_ighnorirovaniie_sobstv"/></text:h>
      <text:p text:style-name="P4">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4">Такой человек может не знать, как включается стиральная машина, где находится половая тряпка или где ящик с инструментами.</text:p>
      <text:p text:style-name="P4">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4">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4"><text:span text:style-name="T10">Противостояние</text:span>:</text:p>
      <text:p text:style-name="P4">Пристыдить. Здесь хорошо должна сработать техника триангуляции:</text:p>
      <text:p text:style-name="P4"><text:soft-page-break/>— Мне пришлось попросить соседа Петю починить кран. Кстати, он сказал, что может тебя научить это делать.</text:p>
      <text:p text:style-name="P4">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4">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75" text:outline-level="2"><text:bookmark-start text:name="Gazlaitingh_"/>Газлайтинг<text:bookmark-end text:name="Gazlaitingh_"/></text:h>
      <text:p text:style-name="P4">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21592070" text:continue-list="list21590860" text:style-name="диалог">
        <text:list-item>
          <text:p text:style-name="P97">Тебе показалось.</text:p>
        </text:list-item>
        <text:list-item>
          <text:p text:style-name="P97">Ты себе накручиваешь.</text:p>
        </text:list-item>
        <text:list-item>
          <text:p text:style-name="P97">Ничего у тебя не болит.</text:p>
        </text:list-item>
        <text:list-item>
          <text:p text:style-name="P97">Ты сама придумываешь себе проблемы.</text:p>
        </text:list-item>
      </text:list>
      <text:p text:style-name="P4">Или на примере диалога:</text:p>
      <text:p text:style-name="P4">Жертва: Помнишь, ты мне как-то сказал, что &lt;...&gt;?</text:p>
      <text:p text:style-name="P4">Абьюзер: Не было такого. Я такого не говорил.</text:p>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4">Термин «газлайтинг» получил свое название от одноименного фильма «Газовый свет», где главный герой <text:soft-page-break/>воздействует на свою жертву, внушая ей сомнения в ее объективном восприятии действительности.</text:p>
      <text:p text:style-name="P4">Такая форма общения действительно может развить серьезные психологические проблемы у жертвы.</text:p>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4">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4">Такое бывает, если жертву запугивают, держат в напряжении, оказывает давление, внушают.</text:p>
      <text:p text:style-name="P4">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4"><text:span text:style-name="T10">Противостояние</text:span>:</text:p>
      <text:p text:style-name="P4">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4"><text:soft-page-break/>Не развивайте в себе сомнения в своей правоте. Вместо того, чтобы пытаться перепроверить эти факты у себя в голове, сразу делайте выводы:</text:p>
      <text:list xml:id="list21597583" text:continue-numbering="true" text:style-name="диалог">
        <text:list-item>
          <text:p text:style-name="P97">Мне это нравится? — Нет.</text:p>
        </text:list-item>
        <text:list-item>
          <text:p text:style-name="P97">Он сейчас прав? — Нет.</text:p>
        </text:list-item>
        <text:list-item>
          <text:p text:style-name="P97">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21569576" text:continue-numbering="true" text:style-name="диалог">
        <text:list-item>
          <text:p text:style-name="P97">Как это у меня не болит? Еще как болит!</text:p>
        </text:list-item>
      </text:list>
      <text:p text:style-name="P4">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21591307" text:continue-numbering="true" text:style-name="диалог">
        <text:list-item>
          <text:p text:style-name="P97">Ты что, хочешь сказать, что я сумасшедшая?!</text:p>
        </text:list-item>
      </text:list>
      <text:p text:style-name="P40">*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4"><text:soft-page-break/>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4">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4">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4">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text:soft-page-break/>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75" text:outline-level="2"><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4">Абьюзер может игнорировать вас, делая вид, будто не слышит.</text:p>
      <text:p text:style-name="P4">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4">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4">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text:soft-page-break/>ется спрыгнуть с темы, перебивая, высмеивая и иронизируя над вашими чувствами или вовсе игнорирует их.</text:p>
      <text:list xml:id="list21593551" text:continue-numbering="true" text:style-name="диалог">
        <text:list-item>
          <text:p text:style-name="P87">И это, по твоему, проблема? Ты действительно считаешь, что из-за этого стоит ссориться?</text:p>
        </text:list-item>
      </text:list>
      <text:p text:style-name="P16">И вот вы уже говорите о том, что не хотите ругаться, а просто пытаетесь решить семейный вопрос — он спрыгнул с темы.</text:p>
      <text:list xml:id="list21595386" text:continue-numbering="true" text:style-name="диалог">
        <text:list-item>
          <text:p text:style-name="P87">Я не буду разговаривать об этом. Это полный бред! Ты хоть слышишь себя?</text:p>
        </text:list-item>
      </text:list>
      <text:p text:style-name="P16">И вот вы пытаетесь понять, что же «такого» вы сказали не так — он спрыгнул с темы.</text:p>
      <text:list xml:id="list21570583" text:continue-numbering="true" text:style-name="диалог">
        <text:list-item>
          <text:p text:style-name="P87">В смысле?</text:p>
        </text:list-item>
      </text:list>
      <text:p text:style-name="P16">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4">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4"><text:span text:style-name="T10">Противостояние</text:span>:</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text:p>
      <text:list xml:id="list21569057" text:continue-numbering="true" text:style-name="диалог">
        <text:list-item>
          <text:p text:style-name="P97"><text:soft-page-break/>У меня такое впечатление, что тебе просто неинтересно меня слушать.</text:p>
        </text:list-item>
        <text:list-item>
          <text:p text:style-name="P97">Ты каждый раз придумываешь отговорки, чтобы избежать разговоров со мной.</text:p>
        </text:list-item>
        <text:list-item>
          <text:p text:style-name="P97">Я тебя поняла. Позвоню маме/подруге/другу, раз тебе неинтересно. Они-то точно меня выслушают.</text:p>
        </text:list-item>
      </text:list>
      <text:p text:style-name="P4">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4">Когда он попытается соскочить с темы, скажите:</text:p>
      <text:list xml:id="list21596766" text:continue-numbering="true" text:style-name="диалог">
        <text:list-item>
          <text:p text:style-name="P97">Кстати, тоже интересный момент, но давай мы его обсудим после. Вернемся к сути.</text:p>
        </text:list-item>
      </text:list>
      <text:p text:style-name="P4">Он не сможет вас упрекнуть в равнодушии к его мнению и вы вернете разговор в нужное русло.</text:p>
      <text:p text:style-name="P4">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4">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5" text:outline-level="2"><text:bookmark-start text:name="__Da__no__________v_dopolnieniie_k_opisa"/>«Да, но &lt;...&gt;»<text:line-break/>(в доп. к описанию висхолдинга)<text:bookmark-end text:name="__Da__no__________v_dopolnieniie_k_opisa"/></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21583185" text:continue-numbering="true" text:style-name="диалог">
        <text:list-item>
          <text:p text:style-name="P81"><text:span text:style-name="_30__20_Text"><text:span text:style-name="T19">Да</text:span></text:span><text:span text:style-name="T19">, я виноват, </text:span><text:span text:style-name="_30__20_Text"><text:span text:style-name="T19">но</text:span></text:span><text:span text:style-name="T19"> позавчера ты была больше не права, чем я сейчас.</text:span></text:p>
        </text:list-item>
        <text:list-item>
          <text:p text:style-name="P97">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4"><text:span text:style-name="T10">Противостояние</text:span>:</text:p>
      <text:p text:style-name="P4">Дайте ему понять, что вы заметили эту тактику и раскусили его:</text:p>
      <text:list xml:id="list21571956" text:continue-numbering="true" text:style-name="диалог">
        <text:list-item>
          <text:p text:style-name="P97">Мама научила меня не воспринимать все, что сказано до слова «Но». Скажи, пожалуйста, ты со мной согласен или нет?</text:p>
        </text:list-item>
        <text:list-item>
          <text:p text:style-name="P87"><text:soft-page-break/>Милый, я заметила, что ты себе противоречишь. А то что-то я смотрю, у нас диалог не вяжется...</text:p>
        </text:list-item>
      </text:list>
      <text:p text:style-name="P4">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5" text:outline-level="2">Изоляция жертвы от ее окружения</text:h>
      <text:p text:style-name="P4">Это методы первезного нарцисса. Он всячески заполняет ваше время собой и своим окружением.</text:p>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вы <text:span text:style-name="T1">пропадаете</text:span> из своей компании, и, уже через какое-то время, его окружение становится вашим.</text:p>
      <text:p text:style-name="P4"><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21570134" text:continue-numbering="true" text:style-name="диалог">
        <text:list-item>
          <text:p text:style-name="P97">Твоя Машка как-то странно на меня посмотрела...</text:p>
        </text:list-item>
        <text:list-item>
          <text:p text:style-name="P97">Мне не нравится, что Петя на тебя постоянно смотрит. Я видел, как ты с ним кокетничала...</text:p>
        </text:list-item>
      </text:list>
      <text:p text:style-name="P16">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6"><text:soft-page-break/>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4">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4">Другими словами, вам никто не поверит, что с таким прекрасным человеком могут быть проблемы.</text:p>
      <text:p text:style-name="P4"><text:span text:style-name="T10">Противостояние</text:span>:</text:p>
      <text:p text:style-name="P4">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4">Если процесс психологического давления уже действует на вас и вы в этом уверены, не говорите прямым <text:soft-page-break/>текстом об этом своим родителям — они вам не поверят. Мои мама и сестра, например, поначалу списывали все на мою эмоциональность.</text:p>
      <text:p text:style-name="P4">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5"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4">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4">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4"><text:soft-page-break/>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4">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4">Вы можете звать его несколько раз, а он сделает вид, будто не слышит вас, хотя находиться в одной комнате с вами.</text:p>
      <text:p text:style-name="P4">Он часто уходит, делая из вас «козла отпущения». Как вы могли так поступить с ним — попытаться достучаться до него?</text:p>
      <text:p text:style-name="P4">Это бойкот. Пассивная агрессия, которая вводит вас в недоумение. Вы ищете свою вину, но не можете ее найти. В вашей голове только одна мысль:</text:p>
      <text:list xml:id="list21584713" text:continue-numbering="true" text:style-name="диалог">
        <text:list-item>
          <text:p text:style-name="P97">Не может же он просто так взять и обидеться?</text:p>
        </text:list-item>
      </text:list>
      <text:p text:style-name="P4">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21592948" text:continue-numbering="true" text:style-name="диалог">
        <text:list-item>
          <text:p text:style-name="P97"><text:soft-page-break/>Милый, ну скажи, что не так? Ну прости, если я тебя чем-то обидела!</text:p>
        </text:list-item>
      </text:list>
      <text:p text:style-name="P4">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4">В следующую такую ситуацию вам обязательно напомнят:</text:p>
      <text:list xml:id="list21584116" text:continue-numbering="true" text:style-name="диалог">
        <text:list-item>
          <text:p text:style-name="P97">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21588392" text:continue-numbering="true" text:style-name="диалог">
        <text:list-item>
          <text:p text:style-name="P97">Ты в прошлый раз тоже говорила, что не повторится!</text:p>
        </text:list-item>
      </text:list>
      <text:p text:style-name="P4">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4">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4"><text:span text:style-name="T10">Противостояние</text:span>:</text:p>
      <text:p text:style-name="P4"><text:soft-page-break/>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21582436" text:continue-numbering="true" text:style-name="диалог">
        <text:list-item>
          <text:p text:style-name="P97">Что, опять? Ну ок...</text:p>
        </text:list-item>
      </text:list>
      <text:p text:style-name="P4">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4">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4">Я хладнокровно резко прямо начала его ставить на место, не принимая его поведение. Он пытался молчать или съехать с темы, но я не унималась.</text:p>
      <text:list xml:id="list21578845" text:continue-numbering="true" text:style-name="диалог">
        <text:list-item>
          <text:p text:style-name="P97">Ну? Что опять? Ну, говори! Чем ты не доволен!? Давай — я недоволен тем, что... Продолжай предложение!</text:p>
        </text:list-item>
      </text:list>
      <text:p text:style-name="P4">Он даже сам дал этому моему методу название: «учитель-школьник».</text:p>
      <text:p text:style-name="P4">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4"><text:soft-page-break/>Знаете, чем отличалась последняя ссора от всех остальных? Я поймала его за руку. Я осознала, что он мне соврал и — начала разочаровываться!</text:p>
      <text:p text:style-name="P4">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4">Так что вот мой совет, как заставить человека прекратить вас игнорировать: осознайте, что вашей вины нет.</text:p>
      <text:p text:style-name="P4">Четко дайте понять, что не принимаете его обиду:</text:p>
      <text:p text:style-name="P4">— Я ничего такого не сделала и не сказала, чтобы ты обиделся! Объясни свое поведение!</text:p>
      <text:p text:style-name="P4">Идите до конца, как бы сложно это не было, главное, делайте это спокойно, не повышайте тона, чтоб вас нельзя было упрекнуть в истерике:</text:p>
      <text:list xml:id="list21574632" text:continue-numbering="true" text:style-name="диалог">
        <text:list-item>
          <text:p text:style-name="P97">Я жду ответа и не уйду, пока не получу его! Если ты утверждаешь что я неправа/виновата, то будь добр, объясни мне, в чем?</text:p>
        </text:list-item>
      </text:list>
      <text:p text:style-name="P4">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5" text:outline-level="2"><text:bookmark-start text:name="Eghoizm__Ravnodushiie_"/>Эгоизм. Равнодушие<text:bookmark-end text:name="Eghoizm__Ravnodushiie_"/></text:h>
      <text:p text:style-name="P4">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4"><text:span text:style-name="T10">Противостояние</text:span>:</text:p>
      <text:p text:style-name="P4">Не терпите такого поведения. Он ваш партнер, а значит должен быть с вами и в горе и в радости. Говорите об этом, требуйте:</text:p>
      <text:list xml:id="list21591842" text:continue-numbering="true" text:style-name="диалог">
        <text:list-item>
          <text:p text:style-name="P97">Мне нужна твоя помощь/совет/поддержка!</text:p>
        </text:list-item>
        <text:list-item>
          <text:p text:style-name="P97">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4">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21565791" text:continue-numbering="true" text:style-name="диалог">
        <text:list-item>
          <text:p text:style-name="P97"><text:soft-page-break/>Ты что, обиделся? На что? На то, что не можешь оказать мне помощь?</text:p>
        </text:list-item>
      </text:list>
      <text:h text:style-name="P75" text:outline-level="2"><text:bookmark-start text:name="Ighra_na_vashikh_emotsiiakh_ili_psikholo"/>Игра на ваших эмоциях 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4"><text:soft-page-break/>Это дает мне полное право утверждать, что у любого нашего эмоционального состояния есть причина.</text:p>
      <text:p text:style-name="P4">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4">Вы делитесь своими переживаниями, в последствии чего чувствуете уязвленность и вину:</text:p>
      <text:list xml:id="list21596832" text:continue-numbering="true" text:style-name="диалог">
        <text:list-item>
          <text:p text:style-name="P97">Да, я помню, что ты уже однажды потеряла контроль над ситуацией... Так что не нужно мне рассказывать, что сейчас ты ни при чем...</text:p>
        </text:list-item>
        <text:list-item>
          <text:p text:style-name="P97">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4">Или если вы, например, отравились рыбой, лежите и болеете, а вам предлагают отведать селедочки под шубой.</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4"><text:soft-page-break/>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4">Рекламная индустрия построена на триггерах с целью повышения продаж...</text:p>
      <text:p text:style-name="P4">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4">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text:soft-page-break/>абьюзер «не бьет» вас. Он, в целом, ничего такого сверх страшного не делает, и, по итогу, упрекнуть или обвинить его вы не можете.</text:p>
      <text:p text:style-name="P4"><text:span text:style-name="T10">Противостояние</text:span>:</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21572596" text:continue-numbering="true" text:style-name="диалог">
        <text:list-item>
          <text:p text:style-name="P97">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5" text:outline-level="2"><text:bookmark-start text:name="Viktimblieimingh_"/>Виктимблейминг<text:bookmark-end text:name="Viktimblieimingh_"/></text:h>
      <text:p text:style-name="P4">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4">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4">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4">Примерами такой манипуляции являются:</text:p>
      <text:list xml:id="list21574136" text:continue-numbering="true" text:style-name="диалог">
        <text:list-item>
          <text:p text:style-name="P97">Ее бы не изнасиловали, если бы она не надела такое короткое платье.</text:p>
        </text:list-item>
        <text:list-item>
          <text:p text:style-name="P97">Тебя не повысили, потому что ты мало старалась, тебе нужно было усерднее работать.</text:p>
        </text:list-item>
        <text:list-item>
          <text:p text:style-name="P97">Твой кошелек украли из-за твоей невнимательности...</text:p>
        </text:list-item>
      </text:list>
      <text:p text:style-name="P4"><text:soft-page-break/>Все эти примеры, и подобные, подводятся итоговым приговором:</text:p>
      <text:list xml:id="list21589624" text:continue-numbering="true" text:style-name="диалог">
        <text:list-item>
          <text:p text:style-name="P97">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21587988" text:continue-numbering="true" text:style-name="диалог">
        <text:list-item>
          <text:p text:style-name="P97">А чего ты хотела?!</text:p>
        </text:list-item>
      </text:list>
      <text:p text:style-name="P4">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4">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text:soft-page-break/>намекая или говоря прямо о неправильном поведении жертвы, совершенно не понимая, что такое поведение ненормально, какими бы ни были причины!</text:p>
      <text:p text:style-name="P4">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21585378" text:continue-numbering="true" text:style-name="диалог">
        <text:list-item>
          <text:p text:style-name="P97">Прости меня, я сорвался из-за того, что ты сказала/сделала.</text:p>
        </text:list-item>
      </text:list>
      <text:p text:style-name="P4">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произошло.</text:p>
      <text:p text:style-name="P4">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4">Она не понимала — что именно, что не могла поверить, что ее бьют просто так.</text:p>
      <text:p text:style-name="P4">Бытовой стокгольмском синдром. Из-за внушения жертве чувства вины за такие ситуации, она вскоре мо<text:soft-page-break/>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4">Если же вам не пришлось вспоминать и вы узнали себя во всех этих примерах — вы стали жертвой виктимблейминга.</text:p>
      <text:p text:style-name="P4"><text:span text:style-name="T10">Противостояние</text:span>:</text:p>
      <text:p text:style-name="P4">Первое правило — вы ни в чем не виноваты!</text:p>
      <text:p text:style-name="P4">Ничто не дает человеку право причинять физический или психологический вред другому. Нет таких причин!</text:p>
      <text:p text:style-name="P4"><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4">Об этом нужно говорить. Говорить громко и уверенно. Вслух!</text:p>
      <text:list xml:id="list21578959" text:continue-numbering="true" text:style-name="диалог">
        <text:list-item>
          <text:p text:style-name="P97">Меня побили!</text:p>
        </text:list-item>
        <text:list-item>
          <text:p text:style-name="P97">Меня изнасиловали!</text:p>
        </text:list-item>
      </text:list>
      <text:p text:style-name="P4">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4">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4">Ищите помощь в инстанциях, постарайтесь найти человека, который сможет пойти с вами и оказать вам поддержку.</text:p>
      <text:p text:style-name="P4"><text:soft-page-break/>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21571203" text:continue-numbering="true" text:style-name="диалог">
        <text:list-item>
          <text:p text:style-name="P97">То есть, если ты пересолила суп, то позволишь своему мужу наказать тебя? Побить?</text:p>
        </text:list-item>
        <text:list-item>
          <text:p text:style-name="P97">Я бы, например, сказала человеку, что у него карман не застегнут. Ведь я нормальный честный человек! А ты бы как поступил?</text:p>
        </text:list-item>
        <text:list-item>
          <text:p text:style-name="P97">Ты хочешь сказать, что, если увидишь на улице девушку в короткой юбке, это даст тебе полное право изнасиловать ее?</text:p>
        </text:list-item>
      </text:list>
      <text:h text:style-name="P75" text:outline-level="2"><text:bookmark-start text:name="Vam_riedko_ustupaiut_ili_nie_ustupaiut_v"/>Вам редко уступают или не уступают вообще<text:bookmark-end text:name="Vam_riedko_ustupaiut_ili_nie_ustupaiut_v"/></text:h>
      <text:p text:style-name="P16">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4">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4">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4">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4">Он Великий Всегдаправ, «эксперт» в этом вопросе, как и во всех остальных, но он сделает вас виноватой, если что-то пойдет не так, аргументируя вашей не<text:soft-page-break/>способностью его остановить, ведь вы же знали, что он не прав.</text:p>
      <text:p text:style-name="P4"><text:span text:style-name="T10">Противостояние</text:span>:</text:p>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4">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4">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4"><text:soft-page-break/>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4">Вы готовы пойти на уступки, но ему придется тоже вам что-то дать. Только так он сможет получить то, что желает.</text:p>
      <text:p text:style-name="P4">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4">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4">Требуйте, раз уж это спор, объяснений его аргументации:</text:p>
      <text:list xml:id="list21573576" text:continue-numbering="true" text:style-name="диалог">
        <text:list-item>
          <text:p text:style-name="P97">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4">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4"><text:soft-page-break/>Не соглашайтесь с ним без его объяснений. Это вполне справедливо и обосновано.</text:p>
      <text:p text:style-name="P4">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21590998" text:continue-numbering="true" text:style-name="диалог">
        <text:list-item>
          <text:p text:style-name="P97">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4">Но вы должны быть готовы к тому, что он будет отчаянно стараться надавить на вас. Это будет больно.</text:p>
      <text:p text:style-name="P4">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4">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4">Крепкая семья невозможна, если один в ней счастлив, а другой — нет. Если ваши права ущемляют и пользуются вашей уступчивостью, то это означает, что ваш парт<text:soft-page-break/>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Один человек, которого я очень уважаю, как-то сказал мне:</text:p>
      <text:list xml:id="list21595998" text:continue-numbering="true" text:style-name="диалог">
        <text:list-item>
          <text:p text:style-name="P97">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21590064" text:continue-numbering="true" text:style-name="диалог">
        <text:list-item>
          <text:p text:style-name="P97">Кто 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5"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У такого поведения абьюзера есть два побочных эффекта на психику жертвы.</text:p>
      <text:p text:style-name="P4">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4"><text:soft-page-break/>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4">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4">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4">Но посмотрите внимательнее на такое поведение. Это не просто безответственность или неуважение. Это самая настоящая ложь.</text:p>
      <text:p text:style-name="P4">Ложь и патологическая ложь между собой имеют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text:soft-page-break/>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4">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4">Это происходит из-за того, что он очень хочет, чтобы она стала действительностью. И она становится таковой для него.</text:p>
      <text:p text:style-name="P4">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4">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4">Или, например, вы в чем-то ошиблись, и очень бы хотели вернуть время вспять, чтобы все исправить...</text:p>
      <text:p text:style-name="P4">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4">Его правда лишь в его голове. Ни ваши доказательства, ни ваши доводы, ни свидетели не убедят его в <text:soft-page-break/>обратном. Если он захочет, он перепишет ход событий у себя в голове и поверит в это.</text:p>
      <text:p text:style-name="P4">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4">Так и было — он не понимал. В своей голове уже давно «переписал» данные мне обещания.</text:p>
      <text:p text:style-name="P4">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4"><text:span text:style-name="T10">Противостояние</text:span>:</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text:soft-page-break/>ты. Демонстрация беспомощности лишь вызовет у него отвращение к вашей слабости.</text:p>
      <text:p text:style-name="P4">Есть пара более грамотных тактик, которые могут помочь заставить его выполнить свое обязательство:</text:p>
      <text:p text:style-name="Text_20_body"><text:span text:style-name="_31__20_Text"><text:span text:style-name="T28">1) </text:span></text:span><text:span text:style-name="T19">Пристыдить.</text:span></text:p>
      <text:list xml:id="list21578812" text:continue-numbering="true" text:style-name="диалог">
        <text:list-item>
          <text:p text:style-name="P97">Ты можешь и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21590686" text:continue-numbering="true" text:style-name="диалог">
        <text:list-item>
          <text:p text:style-name="P97">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21571131" text:continue-numbering="true" text:style-name="диалог">
        <text:list-item>
          <text:p text:style-name="P97">Я пока поживу у друзей/родителей, а вещи соберу на выходных, договорились?</text:p>
        </text:list-item>
      </text:list>
      <text:p text:style-name="Text_20_body"><text:span text:style-name="_31__20_Text"><text:span text:style-name="T28">2)</text:span></text:span><text:span text:style-name="_31__20_Text"><text:span text:style-name="T19"> </text:span></text:span><text:span text:style-name="T19">Отзеркаливание.</text:span></text:p>
      <text:p text:style-name="P4"><text:soft-page-break/>Пообещайте ему что-то, что ему может очень понравиться, например:</text:p>
      <text:list xml:id="list21582992" text:continue-numbering="true" text:style-name="диалог">
        <text:list-item>
          <text:p text:style-name="P97">Сегодня дома тебя ждет большой сюрприз!</text:p>
        </text:list-item>
      </text:list>
      <text:p text:style-name="P4">Но никакого сюрприза не готовьте, а если вам начнут предъявлять претензии или демонстрировать обиду, просто ответьте:</text:p>
      <text:list xml:id="list21568971" text:continue-numbering="true" text:style-name="диалог">
        <text:list-item>
          <text:p text:style-name="P97">Я собиралась, честно, но возникли дела по важнее, поэтому сюрприз переноситься на завтра.</text:p>
        </text:list-item>
      </text:list>
      <text:p text:style-name="P4">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21591653" text:continue-numbering="true" text:style-name="диалог">
        <text:list-item>
          <text:p text:style-name="P97">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4">И чмокните его в щечку, мол это же ничего!..</text:p>
      <text:p text:style-name="P4">Таким образом вы поставите его на свое место и он, возможно, поймет, как это неприятно, и начнет выполнять свои обязательства.</text:p>
      <text:h text:style-name="P75" text:outline-level="2"><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21593323" text:continue-numbering="true" text:style-name="диалог">
        <text:list-item>
          <text:p text:style-name="P97">Даже Маша/Петя говорит, что ты не права.</text:p>
        </text:list-item>
      </text:list>
      <text:p text:style-name="P4">Или что-то подобное. Манипулятор даже может не посчитать нужным сказать, кто именно отозвался так о вас:</text:p>
      <text:list xml:id="list21590224" text:continue-numbering="true" text:style-name="диалог">
        <text:list-item>
          <text:p text:style-name="P97">Да какая разница — кто? Главное, что я не один так считаю...</text:p>
        </text:list-item>
      </text:list>
      <text:p text:style-name="P4">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21566833" text:continue-numbering="true" text:style-name="диалог">
        <text:list-item>
          <text:p text:style-name="P97">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4"><text:soft-page-break/>Так он может устранять людей, которые могут оказать вам поддержку.</text:p>
      <text:p text:style-name="P4">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text:span text:style-name="T10">Противостояние</text:span>:</text:p>
      <text:p text:style-name="P4">Первое и, пожалуй, самое важное, что стоит сделать, это научиться себя уважать.</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4">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21570200" text:continue-numbering="true" text:style-name="диалог">
        <text:list-item>
          <text:p text:style-name="P97">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21583429" text:continue-numbering="true" text:style-name="диалог">
        <text:list-item>
          <text:p text:style-name="P97">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21595473" text:continue-numbering="true" text:style-name="диалог">
        <text:list-item>
          <text:p text:style-name="P97">Ты что, жаловался Маше/Пете на меня?</text:p>
        </text:list-item>
      </text:list>
      <text:p text:style-name="P4">Ну или пристыдить в распускании слухов о вашей паре:</text:p>
      <text:list xml:id="list21579695" text:continue-numbering="true" text:style-name="диалог">
        <text:list-item>
          <text:p text:style-name="P97">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4">Так вы попытаетесь узнать, что у него в голове, и, возможно, даже узнаете.</text:p>
      <text:h text:style-name="P75" text:outline-level="2"><text:bookmark-start text:name="Dabl_baind_"/>Дабл байнд<text:bookmark-end text:name="Dabl_baind_"/></text:h>
      <text:p text:style-name="P4">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text:soft-page-break/>поза, Лицо,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Дабл байнд — это единственный и самый верный ответ на вопрос «Почему терпела и не ушла!?»</text:p>
      <text:p text:style-name="P4">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21580036" text:continue-numbering="true" text:style-name="диалог">
        <text:list-item>
          <text:p text:style-name="P97">Закрой свой рот и ответь мне!</text:p>
        </text:list-item>
      </text:list>
      <text:p text:style-name="P4">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4"><text:soft-page-break/>Приведу пример из уже описанного мною разговора, который я записала на диктофон. Мой парень говорит мне:</text:p>
      <text:list xml:id="list21595895" text:continue-numbering="true" text:style-name="диалог">
        <text:list-item>
          <text:p text:style-name="P97">Главное, что хорошо тебе! Вот это самое главное!</text:p>
        </text:list-item>
      </text:list>
      <text:p text:style-name="P4">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4">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4">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21591510" text:continue-numbering="true" text:style-name="диалог">
        <text:list-item>
          <text:p text:style-name="P97">Ты все придумываешь. Я такого не говорил...</text:p>
        </text:list-item>
      </text:list>
      <text:p text:style-name="P4">Потом висхолдинг:</text:p>
      <text:list xml:id="list21570504" text:continue-numbering="true" text:style-name="диалог">
        <text:list-item>
          <text:p text:style-name="P97">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21597238" text:continue-numbering="true" text:style-name="диалог">
        <text:list-item>
          <text:p text:style-name="P97"><text:soft-page-break/>Вчера ты тоже говорила, что не хочешь ругаться, но, тем не менее мы поругались...</text:p>
        </text:list-item>
      </text:list>
      <text:p text:style-name="P4">Конечно, без триангуляции никуда:</text:p>
      <text:list xml:id="list21567067" text:continue-numbering="true" text:style-name="диалог">
        <text:list-item>
          <text:p text:style-name="P97">Да все говорят, что ты просто неурав­новешенная...</text:p>
        </text:list-item>
      </text:list>
      <text:p text:style-name="P4">И в заключение, виктимблейминг:</text:p>
      <text:list xml:id="list21569299" text:continue-numbering="true" text:style-name="диалог">
        <text:list-item>
          <text:p text:style-name="P97">Хватит ныть! Сидела бы молча — ничего бы этого не было!..</text:p>
        </text:list-item>
      </text:list>
      <text:p text:style-name="P4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4">Поэтому жертве не стоит верить обвинениям абьюзера в своей неадекватности и психическим расстройствам, <text:soft-page-break/>так как Стокгольмский синдром не включен ни в одну международную систему классификации психиатрических заболеваний.</text:p>
      <text:p text:style-name="P40">* * *</text:p>
      <text:p text:style-name="P4">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9">Шизофрения (</text:span><text:span text:style-name="T24">от </text:span><text:span text:style-name="_30__20_Text"><text:span text:style-name="T19">греч. schizo – расщеплять, phren – ум, рассудок</text:span></text:span><text:span text:style-name="T19">)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4">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21592874" text:continue-numbering="true" text:style-name="диалог">
        <text:list-item>
          <text:p text:style-name="P97">Мне так нравится ее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21594409" text:continue-numbering="true" text:style-name="диалог">
        <text:list-item>
          <text:p text:style-name="P97"><text:soft-page-break/>Слушай, а это хорошая идея!/Ты серьезно? Тупее ничего не придумала?</text:p>
        </text:list-item>
      </text:list>
      <text:p text:style-name="P4">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21588378" text:continue-numbering="true" text:style-name="диалог">
        <text:list-item>
          <text:p text:style-name="P97">Если ты пригласишь всех друзей, то это вызовет дискомфорт.</text:p>
        </text:list-item>
      </text:list>
      <text:p text:style-name="P4"><text:soft-page-break/>Нельзя не согласиться, что подтекстом данного заявления является запрет.</text:p>
      <text:list xml:id="list21570930" text:continue-numbering="true" text:style-name="диалог">
        <text:list-item>
          <text:p text:style-name="P97">Я не хочу, чтобы ты приглашала всех друзей, так как это повлечет за собой дискомфорт...</text:p>
        </text:list-item>
      </text:list>
      <text:p text:style-name="P4">Этот подтекст является скрытой (или пассивной) агрессией, и ее очень сложно отследить, ведь жертва изначально видит только такие намерения:</text:p>
      <text:list xml:id="list21570862" text:continue-numbering="true" text:style-name="диалог">
        <text:list-item>
          <text:p text:style-name="P97">Я хочу, чтобы всем было комфортно.</text:p>
        </text:list-item>
      </text:list>
      <text:p text:style-name="P4">Я тогда и подумать не могла, что, на самом деле, как оказалось, должно быть комфортно только ему и его друзьям на моем празднике.</text:p>
      <text:p text:style-name="P4">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4">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21566503" text:continue-numbering="true" text:style-name="диалог">
        <text:list-item>
          <text:p text:style-name="P97">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7"><text:soft-page-break/>Мы сделаем это когда ты захочешь — завтра!</text:p>
        </text:list-item>
        <text:list-item>
          <text:p text:style-name="P97">Ты можешь рассказать мне. Я пойму! / Как ты могла такое сделать?! Ты в своем уме?</text:p>
        </text:list-item>
        <text:list-item>
          <text:p text:style-name="P97">Тебе не нужна косметика, ты у меня и так красивая! / Ух какая девушка, не то, что моя — замухрышка!</text:p>
        </text:list-item>
        <text:list-item>
          <text:p text:style-name="P97">Ты у меня самая лучшая! Я тебя недостоин! (Ты слишком умная/красивая/талантливая... Тебе надо быть хуже, чтобы я был достойным тебя!)</text:p>
        </text:list-item>
        <text:list-item>
          <text:p text:style-name="P97">Не работает — нахлебница, сидит на моей шее. / Работает — а обо мне кто будет заботиться?! Эгоистка!</text:p>
        </text:list-item>
        <text:list-item>
          <text:p text:style-name="P97">Все женщины корыстные сучки! Им только деньги и нужны! / Как это ты сама за себя заплатишь? Ты хочешь меня унизить?</text:p>
        </text:list-item>
        <text:list-item>
          <text:p text:style-name="P97">Занимаешься спортом — хочешь, чтоб парни на твою накачанную попку смотрели? / Не занимаешься — лентяйка и жопа у тебя жирная!</text:p>
        </text:list-item>
        <text:list-item>
          <text:p text:style-name="P97">Ей только обнимашки и нужны! / Она вообще не обращает на меня внимание!</text:p>
        </text:list-item>
        <text:list-item>
          <text:p text:style-name="P97">Мне нравятся умные девушки! / Она что думает, что она самая умная?!</text:p>
        </text:list-item>
        <text:list-item>
          <text:p text:style-name="P97">Мне так нравится твой смех! / Когда ты уже успокоишься? Веди себя нормально!</text:p>
        </text:list-item>
        <text:list-item>
          <text:p text:style-name="P97">Мне для тебя ничего не жалко! / Джинсы тебе новые? А чем тебе старые не нравятся?</text:p>
        </text:list-item>
      </text:list>
      <text:p text:style-name="P13"><text:span text:style-name="T10">Противостояние</text:span>:</text:p>
      <text:p text:style-name="P4"><text:soft-page-break/>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5" text:outline-level="2">Демонстрация<text:line-break/>(в доп. к описанию дабл байнда)</text:h>
      <text:h text:style-name="Heading_20_3" text:outline-level="3">Демонстрация занятости</text:h>
      <text:p text:style-name="P4">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4">Вам нужно осознать что слова без действий и поступков ничего не значат.</text:p>
      <text:p text:style-name="P4">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4">Он редко и мало проводит время с вами. Вы почти не разговариваете. И вот в какой-то счастливый день он освободился пораньше, чтобы провести с вами вечер. А <text:soft-page-break/>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4">Очень плавно мы подошли к еще одному моменту — свободное время. От чего? От каких дел?</text:p>
      <text:p text:style-name="P4">Работа, друзья, компьютерные игры... Возможно какие-то хобби или само/образование. Заметьте, что в большинство его занятий вы не вписываетесь.</text:p>
      <text:p text:style-name="P4">Что вам с того?</text:p>
      <text:p text:style-name="P4">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4">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4">Несомненно, ему нужны инструменты для их изготовления.</text:p>
      <text:p text:style-name="P4">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4"><text:soft-page-break/>Для того, чтобы «работа» приносила больше кирпичей, нужно еще два инструмента «обучение» и «отдых».</text:p>
      <text:p text:style-name="P4">На «обучение» обычно тратятся такие ресурсы, как время, и, если речь не идет о самообразовании, то еще и кирпичи. Это ничего, ведь потратив один кирпич на «обучение», можно за-«работа»-ть больше кирпичей.</text:p>
      <text:p text:style-name="P4">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4">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4">Попробуйте представить, что вас ждет с этим человеком? А ничего — шиш на палочке.</text:p>
      <text:p text:style-name="P4">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4">Что угодно, быт или дополнительные кирпичи для вашей пары, духовность, уют и стабильность — стремитесь <text:soft-page-break/>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4">На Будущее вашей пары вы тратите исключительно свои силы, а он лишь создает видимость продуктивности на ваше общее благо.</text:p>
      <text:p text:style-name="P4">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4">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4">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4"><text:soft-page-break/>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4">Противостояние<text:span text:style-name="T11">:</text:span></text:p>
      <text:p text:style-name="P65">Во-первых, как я уже неоднократно говорила — перестаньте служить. Во-вторых, поставьте наконец себя на первое место, полюбите себя!</text:p>
      <text:p text:style-name="P13">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3">Вылезьте наконец из «домика» под названием зависимость.</text:p>
      <text:p text:style-name="P13">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3">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4"><text:soft-page-break/>Есть еще один вид демонстрации. В прямом смысле этого слова. Он смело относится к дабл байнду, так как тоже сбивает с толку.</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4">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т раздражитель, так как не знаете о нем.</text:p>
      <text:p text:style-name="P4"><text:soft-page-break/>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4">Вы ведь все еще тешите себя иллюзиями: «Не может же он просто так, без причины...!», «Показалось!» или «Он не желает мне зла!»</text:p>
      <text:p text:style-name="P4">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4">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4">Теперь, если вдруг вы, как инструмент, потеряете для него ценность — можете не сомневаться, что его поддержат. Его, а не вас, при любых раскладах.</text:p>
      <text:p text:style-name="P14">Противостояние<text:span text:style-name="T11">:</text:span></text:p>
      <text:p text:style-name="P13">Здесь, на мой взгляд, ничего не остается, кроме как <text:s/>акцентировать на этом внимание вашего окружения. Обращайте внимание вслух:</text:p>
      <text:list xml:id="list21570802" text:continue-numbering="true" text:style-name="диалог">
        <text:list-item>
          <text:p text:style-name="P104">Ого, сколько нежности! Всегда бы так!</text:p>
        </text:list-item>
        <text:list-item>
          <text:p text:style-name="P104"><text:soft-page-break/>Ммм... спасибо, милый! Ты настоящий джентльмен! Если бы еще дома так себя вел, то цены бы тебе не было! На тебе цем!</text:p>
        </text:list-item>
        <text:list-item>
          <text:p text:style-name="P106"><text:span text:style-name="T11">Откуда столько внимания? Или это ты перед друзьями рисуешься?</text:span>!</text:p>
        </text:list-item>
        <text:list-item>
          <text:p text:style-name="P104">Ой, а я уже и забыла, как цветы пахнут!</text:p>
        </text:list-item>
      </text:list>
      <text:p text:style-name="P13">Но, внимание!</text:p>
      <text:p text:style-name="P13"><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3">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3">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3">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5" text:outline-level="2"><text:bookmark-start text:name="Podkrieplieniie__Stimuliatsiia_na_dieist"/>Подкрепление.<text:line-break/>Стимуляция на действия<text:bookmark-end text:name="Podkrieplieniie__Stimuliatsiia_na_dieist"/></text:h>
      <text:p text:style-name="P4">Подкрепление — это событие, которое служит для увеличения вероятности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6" text:outline-level="3"><text:bookmark-start text:name="Polozhitiel_noie_podkrieplieniie_"/>Положительное подкрепление<text:bookmark-end text:name="Polozhitiel_noie_podkrieplieniie_"/></text:h>
      <text:p text:style-name="P4">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5">«Если мне нравится то, что ты делаешь, тебя ждет награда.»</text:p>
      <text:p text:style-name="P4">У положительного подкрепления есть несколько, так сказать, направлений.</text:p>
      <text:p text:style-name="P4">1. Стимуляция жертвы на действия путем поощрения за выполнение обязанностей манипулятора.</text:p>
      <text:list xml:id="list21569817" text:continue-numbering="true" text:style-name="диалог">
        <text:list-item>
          <text:p text:style-name="P97">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вашу усталость, как рукой сняло!</text:p>
      <text:p text:style-name="P4">2. Стимуляция жертвы на действия путем благодарности за то, что жертва выполнила свои обязанности.</text:p>
      <text:list xml:id="list21596945" text:continue-numbering="true" text:style-name="диалог">
        <text:list-item>
          <text:p text:style-name="P97">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м дарят цветы, да? Но по<text:soft-page-break/>смотрите внимательнее — это плата за ваши труды. Как плата за услуги домработницы.</text:p>
      <text:p text:style-name="P4">Он не сделал это просто так, потому что вы хорошая и заботливая, или потому что он вас любит. Он великодушно отплатил вам за ваши труды.</text:p>
      <text:p text:style-name="P4">3. Стимуляция жертвы на действия путем требований ответной реакции на его действия.</text:p>
      <text:list xml:id="list21574894" text:continue-numbering="true" text:style-name="диалог">
        <text:list-item>
          <text:p text:style-name="P97">Я вчера с тобой поделился, теперь ты делись.</text:p>
        </text:list-item>
        <text:list-item>
          <text:p text:style-name="P97">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21575488" text:continue-numbering="true" text:style-name="диалог">
        <text:list-item>
          <text:p text:style-name="P97">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4"><text:soft-page-break/>4. Стимуляция жертвы путем похвалы на самостоятельное выполнение общих обязанностей.</text:p>
      <text:list xml:id="list21580561" text:continue-numbering="true" text:style-name="диалог">
        <text:list-item>
          <text:p text:style-name="P97">Милая, но ты же знаешь, что я не уберу в квартире, как ты! Ты с этим справишься гораздо быстрее, чем я! Ты у меня такая молодец!</text:p>
        </text:list-item>
        <text:list-item>
          <text:p text:style-name="P97">У тебя так здорово получается все планировать, так что я решил дать тебе возможность полностью спланировать эту поездку!</text:p>
        </text:list-item>
        <text:list-item>
          <text:p text:style-name="P97">Никто не сделает это лучше тебя! Не буду мешать!..</text:p>
        </text:list-item>
      </text:list>
      <text:p text:style-name="P4">5. Сглаживание последствий деструктивного (отрицательного) поведения абьюзера.</text:p>
      <text:list xml:id="list21573634" text:continue-numbering="true" text:style-name="диалог">
        <text:list-item>
          <text:p text:style-name="P97">Милая, не обижайся! Я ведь так тебя люблю!</text:p>
        </text:list-item>
        <text:list-item>
          <text:p text:style-name="P97">Я вчера погорячился... Вот тебе цветы!</text:p>
        </text:list-item>
        <text:list-item>
          <text:p text:style-name="P97">Я без тебя не смогу! Ты мне очень нужна! Не бросай меня! Я не знаю, что буду без тебя (такой хорошей) делать!</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4"><text:soft-page-break/>То есть, постоянно нажимают на вашу зеленую кнопку!</text:p>
      <text:p text:style-name="P44">*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text:soft-page-break/>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4"><text:span text:style-name="T10">Противостояние</text:span>:</text:p>
      <text:p text:style-name="P4">Помните, действия абьюзера рассчитаны на обеспечение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4"><text:soft-page-break/>Если он выполнит вашу просьбу — похвалите его. Это будет вашим положительным подкреплением.</text:p>
      <text:list xml:id="list21597692" text:continue-numbering="true" text:style-name="диалог">
        <text:list-item>
          <text:p text:style-name="P97">Спасибо! Я очень рада! Ты приготовил действительно вкусный ужин!</text:p>
        </text:list-item>
        <text:list-item>
          <text:p text:style-name="P97">Спасибо! Это действительно важно для меня! Ты мне очень помог!</text:p>
        </text:list-item>
      </text:list>
      <text:p text:style-name="P4">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6" text:outline-level="3"><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5">«Я сомневаюсь в том, что ты сделаешь так, как я хочу.»</text:p>
      <text:p text:style-name="P4">Он оценивает ваши действия, значительно занижая свои оценки вам, поощряя вас стараться лучше, упорствовать, угождать.</text:p>
      <text:list xml:id="list21578735" text:continue-numbering="true" text:style-name="диалог">
        <text:list-item>
          <text:p text:style-name="P97">Ты приготовила замечательный ужин! Вот если бы ты еще и десерт приготовила — цены бы тебе не было!</text:p>
        </text:list-item>
        <text:list-item>
          <text:p text:style-name="P97">Сегодня ты приготовила замечательный ужин! Но вчера ужин был вкуснее.</text:p>
        </text:list-item>
      </text:list>
      <text:p text:style-name="P4">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4">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text:soft-page-break/>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21565440" text:continue-numbering="true" text:style-name="диалог">
        <text:list-item>
          <text:p text:style-name="P97">Ты прямо статусами из соц-сети заговорила!</text:p>
        </text:list-item>
        <text:list-item>
          <text:p text:style-name="P97">Вау, а что это за платье у тебя такое! Может наденешь что-то другое?</text:p>
        </text:list-item>
        <text:list-item>
          <text:p text:style-name="P97">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p text:style-name="P4">Это из-за того, что по теореме эквивалентности при элементарных преобразованиях... Ну ты же понимаешь, о чем я, да?</text:p>
      <text:list xml:id="list21596622" text:continue-numbering="true" text:style-name="диалог">
        <text:list-item>
          <text:p text:style-name="P97">Также во многом это проявляется в быту:</text:p>
        </text:list-item>
        <text:list-item>
          <text:p text:style-name="P97">Ты вчера борщ пересолила, поэтому сегодня готовишь тоже ты.</text:p>
        </text:list-item>
        <text:list-item>
          <text:p text:style-name="P97">Я мыл лапы Рексу, поэтому гулять с ним идешь опять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4"><text:soft-page-break/>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text:span text:style-name="T10">Противостояние</text:span>:</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21580638" text:continue-numbering="true" text:style-name="диалог">
        <text:list-item>
          <text:p text:style-name="P97"><text:soft-page-break/>Да, эта то самое платье, в котором я была на нашем свидании неделю назад. Ты еще сказал, что я хорошо выгляжу.</text:p>
        </text:list-item>
        <text:list-item>
          <text:p text:style-name="P97">Ты думаешь, что если скажешь мне пару незнакомых мне слов, я тебя любить больше буду?</text:p>
        </text:list-item>
        <text:list-item>
          <text:p text:style-name="P97">Если ты хочешь рыбу на ужин, то ты мог бы сам ее приготовить.</text:p>
        </text:list-item>
        <text:list-item>
          <text:p text:style-name="P97">Не нравится — делай сам.</text:p>
        </text:list-item>
        <text:list-item>
          <text:p text:style-name="P97">Это все потому, что ты не помог мне. Легко говорить, когда ты даже не учавствовал.</text:p>
        </text:list-item>
      </text:list>
      <text:p text:style-name="P4">Вполне справедливо.</text:p>
      <text:p text:style-name="P4">Не берите на себя слишком много! Если это вам нужно — то вперед. Только потом не плачьте, что вас наказали или недооценили.</text:p>
      <text:list xml:id="list21585659" text:continue-numbering="true" text:style-name="диалог">
        <text:list-item>
          <text:p text:style-name="P97">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4">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4"><text:soft-page-break/>Что касается бытовых вопросов, то тут сложнее, ведь вам придется прекратить проявлять инициативу (она наказуема).</text:p>
      <text:p text:style-name="P4">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76" text:outline-level="3"><text:bookmark-start text:name="Otritsatiel_noie_podkrieplieniie_"/>Отрицательное подкрепление<text:bookmark-end text:name="Otritsatiel_noie_podkrieplieniie_"/></text:h>
      <text:p text:style-name="P4">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5">«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21572543" text:continue-numbering="true" text:style-name="диалог">
        <text:list-item>
          <text:p text:style-name="P97">Если ты сейчас пойдешь гулять, то я с тобой не буду разговаривать.</text:p>
        </text:list-item>
        <text:list-item>
          <text:p text:style-name="P97">Если ты купишь это платье, то мы не поедем в отпуск.</text:p>
        </text:list-item>
        <text:list-item>
          <text:p text:style-name="P97">Если ты еще раз так сделаешь — пеняй на себя!</text:p>
        </text:list-item>
        <text:list-item>
          <text:p text:style-name="P97">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4">Крики, гнев, приказы, рукоприкладство, ограничение вас денежными средствами, равнодушие, бойкот или <text:soft-page-break/>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pan text:style-name="T10">Противостояние</text:span>:</text:p>
      <text:p text:style-name="P4">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text:soft-page-break/>тесь с ним, то со всем остальным справиться будет легче.</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4">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4">Оставайтесь спокойной, не повышайте интонацию. Скажите ровно и может даже с улыбкой:</text:p>
      <text:list xml:id="list21577070" text:continue-numbering="true" text:style-name="диалог">
        <text:list-item>
          <text:p text:style-name="P97"><text:soft-page-break/>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21574781" text:continue-numbering="true" text:style-name="диалог">
        <text:list-item>
          <text:p text:style-name="P97">Поговорим, когда я вернусь.</text:p>
        </text:list-item>
      </text:list>
      <text:p text:style-name="P4"><text:soft-page-break/>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4">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text:p>
      <text:h text:style-name="P76" text:outline-level="3"><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5">«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4">Я, стало быть, не зря запомнила его. Это очень отчетливое острое воспоминание, ведь я тогда была больше, <text:soft-page-break/>чем шокирована. Я совершенно не ожидала такой его реакции, и она здорово меня напугала.</text:p>
      <text:p text:style-name="P4">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4"><text:span text:style-name="T10">Противостояние</text:span>:</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5" text:outline-level="2"><text:bookmark-start text:name="Postoiannyie_zhaloby_"/>Постоянные жалобы<text:bookmark-end text:name="Postoiannyie_zhaloby_"/></text:h>
      <text:p text:style-name="P4">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4">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4">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4">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4">Но, чаще всего, жалоба манипулятора — попытка увильнуть от важной темы, от выполнения своих обяза<text:soft-page-break/>тельств или оправдать свои ошибки, жалуясь на других людей.</text:p>
      <text:p text:style-name="P4">Пожалуй, я включу сюда еще один момент — жажда внимания. Рассмотрим сразу две формулировки:</text:p>
      <text:list xml:id="list21581645" text:continue-numbering="true" text:style-name="диалог">
        <text:list-item>
          <text:p text:style-name="P97">Ты уделяешь мне недостаточно внимания! — упрек.</text:p>
        </text:list-item>
        <text:list-item>
          <text:p text:style-name="P97">Ты должна уделять мне больше внимания! — приказ.</text:p>
        </text:list-item>
      </text:list>
      <text:p text:style-name="P4">В приказном тоне или же в качестве обвинения — это жалоба.</text:p>
      <text:p text:style-name="P4">Вы, в коем-то веке, собрались с подругами — он вам без конца звонит. Вы чем-то заняты, но он вас зовет, а если вы не подходите — обижается...</text:p>
      <text:p text:style-name="P4">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4"><text:span text:style-name="T10">Противостояние</text:span>:</text:p>
      <text:p text:style-name="P4">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4">Этими приемами, зачастую, пользуются сами манипуляторы, люди невосприимчивые к манипуляциям и делают это они — подсознательно.</text:p>
      <text:p text:style-name="P4"><text:soft-page-break/>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4">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4">Вам понадобится чуток равнодушия и подход с юмором:</text:p>
      <text:list xml:id="list21574264" text:continue-numbering="true" text:style-name="диалог">
        <text:list-item>
          <text:p text:style-name="P97">Болит голова? Выпей таблетку. Вон там лежит...</text:p>
        </text:list-item>
        <text:list-item>
          <text:p text:style-name="P97">Что? Опять злодей-Володя тебе палки в колеса ставит? Вот паразит! Ужинать будешь?</text:p>
        </text:list-item>
        <text:list-item>
          <text:p text:style-name="P97">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7">Милый, не могу подойти! Тебе надо — ты и подходи.</text:p>
        </text:list-item>
      </text:list>
      <text:p text:style-name="P4">В любом случае это не супер-сложные дела, чтоб вы летели к нему по первому зову.</text:p>
      <text:p text:style-name="P4">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5" text:outline-level="2"><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29"> </text:span><text:span text:style-name="T13">н</text:span>еряшливость.</text:h>
      <text:p text:style-name="P4">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text:soft-page-break/>вызывать у вас чувство стыда перед окружающими за неспособность позаботиться о своем мужчине.</text:p>
      <text:p text:style-name="P4"><text:span text:style-name="T10">Противостояние</text:span>:</text:p>
      <text:p text:style-name="P4">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4">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4">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4">Попробуйте осторожно намекать, например, если он закинул одежду в которой был на пикнике в шкаф к чистым вещам:</text:p>
      <text:list xml:id="list21566472" text:continue-numbering="true" text:style-name="диалог">
        <text:list-item>
          <text:p text:style-name="P97">Фу, чем это так пахнет? Дорогой, это что, от тебя? Да ты у меня вонючка!</text:p>
        </text:list-item>
      </text:list>
      <text:p text:style-name="P4">Если человек совершенно игнорирует наличие проблемы, то, как советуют специалисты, дабы избавиться от <text:soft-page-break/>данного симптома психопатологии, необходимо обратиться к психиатру.</text:p>
      <text:h text:style-name="P76" text:outline-level="3">Патологическое стремление к чистоте</text:h>
      <text:p text:style-name="P4">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4">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3">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3"><text:soft-page-break/>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3">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3">В отношениях с маниакальным чистюлей этого недостаточно.</text:p>
      <text:p text:style-name="P13">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3">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3">Также, чрезмерная приверженность к чистоте может свидетельствовать о наличии таких качеств, как:</text:p>
      <text:list xml:id="list6877034975808547685" text:style-name="L18">
        <text:list-item>
          <text:p text:style-name="P107"><text:span text:style-name="T12">закомплексованность и неуверенность в себе</text:span><text:span text:style-name="T1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7"><text:soft-page-break/><text:span text:style-name="T12">сексуальная неудовлетворенность</text:span><text:span text:style-name="T11">, как считал Фрейд,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5"><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5"><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5"><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3">Но что же делать вам, если именно от вас требуют идеальной чистоты в доме?</text:p>
      <text:p text:style-name="P14">Противостояние<text:span text:style-name="T11">:</text:span></text:p>
      <text:p text:style-name="P13">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4"><text:soft-page-break/><text:span text:style-name="T11">Вы не слуга! </text:span>Это первое и главное, что нужно усвоить!</text:p>
      <text:p text:style-name="P4">Если ваш партнер хочет видеть идеальный порядок — пусть наводит его сам.</text:p>
      <text:p text:style-name="P4">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4">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4">Надо — делай сам. Точка. Конец предложения.</text:p>
      <text:p text:style-name="P4">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5" text:outline-level="2"><text:bookmark-start text:name="Nieghliekt_"/>Неглект<text:bookmark-end text:name="Nieghliekt_"/></text:h>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998994714923262619" text:style-name="L19">
        <text:list-item>
          <text:p text:style-name="P108">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10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8">пользуясь своей властью может просто запретить жертве принимать лекарства и ходить на приемы к врачам, мол лекарства — сплошная химия, а врачи <text:soft-page-break/>только деньги дерут и живут на откаты: «Я тебя и больной любить буду!»;</text:p>
        </text:list-item>
        <text:list-item>
          <text:p text:style-name="P108">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8">абьюзер считает, что у вас лишний вес и заставляет вас голодать: «Хватит жрать!»;</text:p>
        </text:list-item>
        <text:list-item>
          <text:p text:style-name="P108">абьюзер создает условия, в которых заставляет вас мерзнуть: «Холодно? Приседай — быстрее согреешься!»;</text:p>
        </text:list-item>
        <text:list-item>
          <text:p text:style-name="P108">абьюзер мешает вам спать: «На том свете выспишься!»;</text:p>
        </text:list-item>
        <text:list-item>
          <text:p text:style-name="P108">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4"><text:soft-page-break/><text:span text:style-name="T10">Противостояние</text:span>:</text:p>
      <text:p text:style-name="P4">У вас должна быть сила воли отказаться от его плюшек. Требуйте от него заботу или ищите ее в другом месте.</text:p>
      <text:list xml:id="list21568835" text:continue-list="list21566472" text:style-name="диалог">
        <text:list-item>
          <text:p text:style-name="P97">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7">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7">Ты же знаешь, что я на антибиотиках. Ты не хочешь, чтобы я поправилась?</text:p>
        </text:list-item>
        <text:list-item>
          <text:p text:style-name="P97">Если ты считаешь, что мне не стоит употреблять эти лекарства, тогда предложи мне альтернативу. Или ты хочешь, чтоб мне было плохо?</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4">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4"><text:soft-page-break/>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9">Это не шутка, так как </text:span><text:span text:style-name="_31__20_Text"><text:span text:style-name="T19">неглект может стать причиной смерти жертвы</text:span></text:span><text:span text:style-name="T19">.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5" text:outline-level="2"><text:bookmark-start text:name="Popytka_vytorghovat____pravo_nalievo____"/>Попытка выторговать право на «лево». Принуждение к трио<text:bookmark-end text:name="Popytka_vytorghovat____pravo_nalievo____"/></text:h>
      <text:p text:style-name="P4">Измены. Измены. Измены. Пожалуй этот раздел для меня самый тяжелый. Как лучше — описать прямо и вкратце, или расписать подробно? Как это сделать?</text:p>
      <text:p text:style-name="P4">Для многих измена — это самый настоящий удар. Удар по самолюбию. Жизнь после измены никогда не станет прежней. С этим человеком.</text:p>
      <text:p text:style-name="P4">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2">Лично я никогда об этом не задумывалась, но как-то разговорилась с девчонками на эту тему и услышала довольно интересное мнение.</text:p>
      <text:list xml:id="list21580614" text:continue-numbering="true" text:style-name="диалог">
        <text:list-item>
          <text:p text:style-name="P97">Я бы простила измену. — сказала мне одна девушка, которая очень себя любит.</text:p>
        </text:list-item>
        <text:list-item>
          <text:p text:style-name="P97">Как же так? — спросила я. — Это же предательство!</text:p>
        </text:list-item>
      </text:list>
      <text:p text:style-name="P4">Но ответ был очень интересным. Она ответила, что сама не представляет, как это всю жизнь — одно и тоже. </text:p>
      <text:p text:style-name="P36"><text:soft-page-break/>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3">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4">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4">Говорить об изменах — все равно, что водить вилами по воде — бессмысленно. Что тут скажешь, когда дело сделано?..</text:p>
      <text:p text:style-name="P4">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4">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Так чем же банальная слабость отличается от деструктива?</text:p>
      <text:p text:style-name="P4"><text:soft-page-break/>Слабость. Не смог устоять.</text:p>
      <text:p text:style-name="P4">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4">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4">К сожалению, в парах такое встречается очень часто.</text:p>
      <text:p text:style-name="P4">В деструктивных отношениях все происходит несколько иначе.</text:p>
      <text:p text:style-name="P4">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4">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4">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4">Рядом с недомужчиной — тень красивой, счастливой, ухоженной женщины. Почему? Воздействие на нее, сопровождающееся: «Зачем тебе это надо? Я тебя и такой <text:soft-page-break/>любить буду.» + «Ты недостаточно какая-то там хорошая» - убивает в ней все силы и стремления. Ее душат постоянные упреки и сомнения в ней.</text:p>
      <text:p text:style-name="P4">Так... я обещала не повторяться.</text:p>
      <text:p text:style-name="P4">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4">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4">Он выбирает рубашку — ставит на ней пятно. Мозгов не хватает отстирать его и он эту рубашку выбрасывает: «Плохая некачественная рубашка!»</text:p>
      <text:p text:style-name="P4">Он покупает молоко. Забывает про него — оно скисает. Он выливает его: «Отвратительное молоко!»</text:p>
      <text:p text:style-name="P4">Он покупает себе ботинки. Хорошие кожаные качественные ботинки. Занашивает их до дыр и выбрасывает их: «Подделка!»</text:p>
      <text:p text:style-name="P4">Он выбирает женщину. Пользуется ей. Не заботится о ней. Обижает ее, может даже бьет, а потом бросает ее: «Разве это баба?! Вот Машка — вот это баба!»</text:p>
      <text:p text:style-name="P4">И начинается процесс замены.</text:p>
      <text:p text:style-name="P4">Судя из той информации, которую я раскопала, нельзя точно судить, изменял ли мне бывший или нет. Но можно <text:soft-page-break/>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4">Если вы не понимаете, к чему я веду, то совсем скоро поймете.</text:p>
      <text:p text:style-name="P4">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0">* * *</text:p>
      <text:p text:style-name="P4">Начнем с измены.</text:p>
      <text:p text:style-name="P4">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4">Беда печаль.</text:p>
      <text:p text:style-name="P4">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4"><text:soft-page-break/>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7">Вы узнаёте об измене либо случайно, либо «типа» случайно. Обязательно в тот момент, когда у вас все хорошо!</text:p>
      <text:p text:style-name="P7">Для вас это удар. Полное опустошение. Вы не можете в это поверить. Слезы-сопли. Крики и отчаянные попытки заставить его объясниться. Вы в шоке.</text:p>
      <text:p text:style-name="P7">А в шоке от того, что он не видит в этом проблемы.</text:p>
      <text:list xml:id="list21572316" text:continue-numbering="true" text:style-name="диалог">
        <text:list-item>
          <text:p text:style-name="P109">Что здесь такого? Я же тебя люблю! А она для меня ничего не значит!</text:p>
        </text:list-item>
        <text:list-item>
          <text:p text:style-name="P109">Ну перепихнулся, ну и что здесь такого?!...</text:p>
        </text:list-item>
      </text:list>
      <text:p text:style-name="P7">Или, как было в моем случае — бросил самым жестоким образом, погулял и вернулся, мол — жить без тебя не могу.</text:p>
      <text:p text:style-name="P7">Все было хорошо, а потом, как вы помните:</text:p>
      <text:list xml:id="list21576734" text:continue-numbering="true" text:style-name="диалог">
        <text:list-item>
          <text:p text:style-name="P109">Не имеет значения, что произошло в тот момент, когда люди были, как бы, не вместе...</text:p>
        </text:list-item>
        <text:list-item>
          <text:p text:style-name="P109">Да, я трахаться хотел! Мне было плохо!..</text:p>
        </text:list-item>
      </text:list>
      <text:p text:style-name="P7">Не можешь простить — дура. Из-за херни, пардон, отношения рушишь. Уходишь? - Не уходи! Я тебя люблю! И так далее...</text:p>
      <text:p text:style-name="P7"><text:soft-page-break/>А знаете, что самое интересное? Он будет повторять подобные вещи с совершенно спокойным выражением лица. Типа:</text:p>
      <text:list xml:id="list21590635" text:continue-numbering="true" text:style-name="диалог">
        <text:list-item>
          <text:p text:style-name="P109">Подумаешь, кружку разбил. На счастье...</text:p>
        </text:list-item>
      </text:list>
      <text:p text:style-name="P7">Он продемонстрирует вам, что ничего такого не произошло. Ни-че-го! А вы поверите. После долгой, подобного рода, обработке.</text:p>
      <text:p text:style-name="P7">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7">—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4">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4">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4"><text:soft-page-break/>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4">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4">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4">Здорово придумал, да?</text:p>
      <text:p text:style-name="P4">Неа, не прокатит. То, о чем вы сейчас подумали — не прокатит. Он не разрешит вам сделать что-либо подобное. Даже не пытайтесь!</text:p>
      <text:p text:style-name="P4">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4">Есть конечно и еще один вариант — он вам разрешит. И вот это для вас будет очень плохо.</text:p>
      <text:p text:style-name="P4">Ну, на самом деле, это для вас будет хорошо — весь этот деструктив закончится, ведь он вас обвинит в изме<text:soft-page-break/>не или, чего лучше, в проституции и бросит, неверную! В любом случае он постарается сделать так, что вам будет очень плохо.</text:p>
      <text:p text:style-name="P4">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4">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4">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4">А ведь вы не сможете.</text:p>
      <text:p text:style-name="P4">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4">Хм, кажется я повторяюсь...</text:p>
      <text:p text:style-name="P4">Так вот — это конец.</text:p>
      <text:list xml:id="list21586828" text:continue-numbering="true" text:style-name="диалог">
        <text:list-item>
          <text:p text:style-name="P97">У женщины мужик должен быть один. Только шлюхи трахаются со всеми подряд! — можете услышать вы в ответ.</text:p>
        </text:list-item>
      </text:list>
      <text:p text:style-name="P4"><text:soft-page-break/>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4">Он ясно даст понять, либо же поставит перед фактом — ему это надо, мол, не нравится — на коридор. Дверь там.</text:p>
      <text:p text:style-name="P4">Он считает свое поведение абсолютно нормальным:</text:p>
      <text:list xml:id="list21568919" text:continue-numbering="true" text:style-name="диалог">
        <text:list-item>
          <text:p text:style-name="P97">А чё?!</text:p>
        </text:list-item>
      </text:list>
      <text:p text:style-name="P4">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4">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4">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4">Не наверняка, конечно — это было бы слишком просто. Нет. Он сделает так, что вы догадаетесь, но знать <text:soft-page-break/>точно не будете. Будете ревновать, подозревать, замечать неладное... Очень изощренно!</text:p>
      <text:p text:style-name="P4">Он созванивается и переписывается с новыми пассиями не шифруясь.</text:p>
      <text:list xml:id="list21572343" text:continue-numbering="true" text:style-name="диалог">
        <text:list-item>
          <text:p text:style-name="P109">Это мои подружки!</text:p>
        </text:list-item>
      </text:list>
      <text:p text:style-name="P4">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4">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4">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4">Тут мне, к сожалению, добавить больше нечего. Или к счастью...</text:p>
      <text:p text:style-name="P4">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text:soft-page-break/>Секс втроем</text:h>
      <text:p text:style-name="P4">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4">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4">Да, дальше речь пойдет о трио в постели.</text:p>
      <text:p text:style-name="P4">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4">Он преподнесет такие идеи, как что-то очень любопытное и интересное.</text:p>
      <text:list xml:id="list21587277" text:continue-numbering="true" text:style-name="диалог">
        <text:list-item>
          <text:p text:style-name="P97">Слууушай, а давай... А?!</text:p>
        </text:list-item>
      </text:list>
      <text:p text:style-name="P4">Он даже может это преподнести, как предложение сделать еще один серьезный шаг, перейти на новый уровень.</text:p>
      <text:list xml:id="list21565490" text:continue-numbering="true" text:style-name="диалог">
        <text:list-item>
          <text:p text:style-name="P97">Я думаю, что мы готовы к этому...</text:p>
        </text:list-item>
      </text:list>
      <text:p text:style-name="P4">Вы встречались. Потом начали жить вместе. Теперь «это». Ваши отношения, хотите вы этого или нет — набирают новые обороты.</text:p>
      <text:p text:style-name="P4"><text:soft-page-break/>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21577287" text:continue-numbering="true" text:style-name="диалог">
        <text:list-item>
          <text:p text:style-name="P97">Я, — говорит. — просто посижу и посмотрю на вас!</text:p>
        </text:list-item>
      </text:list>
      <text:p text:style-name="P4">Весело, да?</text:p>
      <text:p text:style-name="P4">Я, конечно, отшучивалась, говорила, мол, что, мне тоже интересно попробовать... только с мальчиком. У него такие глаза были! Столько возмущений!..</text:p>
      <text:p text:style-name="P4">Конечно, ведь девочка в постели — это ничего. Подумаешь, ведь она такая же как и вы. Чем же это должно возмущать?! Этого он никогда не поймет.</text:p>
      <text:p text:style-name="P4">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4">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0">* * *</text:p>
      <text:p text:style-name="P4">Да, виноваты в любом случае будете вы. При совершенно исключительно любом исходе. Но что же этим своим поведением хочет сказать ваш партнер?</text:p>
      <text:p text:style-name="P4"><text:soft-page-break/>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4">Этот нарциссизм во всей своей красе будет проявляться в его отношении... к себе, конечно!</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4">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4">Но цель одна — выбить вас из колеи.</text:p>
      <text:p text:style-name="P4">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4">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4">И вы поверите в это. Вы поверите в то, что вы недостаточно хороши в постели. Будете стараться, но он останется не преклонен и разговоры об изменах/о сексе <text:soft-page-break/>втроем продолжатся. Вы почувствуете, что теряете его и — начнете стараться еще лучше.</text:p>
      <text:p text:style-name="P4">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4">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4">Вас активно ломают, прогибают под свои аморальные идеи, садятся вам на голову. И все это прячут за маской нормальности. «Нормальности».</text:p>
      <text:list xml:id="list21574261" text:continue-numbering="true" text:style-name="диалог">
        <text:list-item>
          <text:p text:style-name="P97">Что здесь такого? — слышите вы в ответ на все ваши возмущения.</text:p>
        </text:list-item>
      </text:list>
      <text:p text:style-name="P4">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4">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4">Он вам изменит. Согласны вы с этим или нет. Дадите вы разрешения или нет. Узнаете об этом или нет. Он вам <text:soft-page-break/>изменит. И вы сойдете с ума от боли, которую от вам причинит этим своим поступком.</text:p>
      <text:p text:style-name="P4">Я призываю вас мне поверить. Если он заговорил, намекнул или даже пошутил на это тему — он вам изменит. Можете даже не сомневаться в этом.</text:p>
      <text:p text:style-name="P4">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4">Это была Иллюзия с большой буквы! Это было очевидным фактом с самого первого раза, как я стала свидетелем разговора с его его друзьями:</text:p>
      <text:list xml:id="list21592747" text:continue-numbering="true" text:style-name="диалог">
        <text:list-item>
          <text:p text:style-name="P97">Измена — это искусство сделать так, чтоб о ней никто не узнал!</text:p>
        </text:list-item>
      </text:list>
      <text:p text:style-name="P4">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4">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4">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text:soft-page-break/>испытывали ревность, то вам, стало быть, тяжко пришлось.</text:p>
      <text:p text:style-name="P4">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4"/>
      <text:p text:style-name="P4"/>
      <text:p text:style-name="P4"/>
      <text:h text:style-name="P75" text:outline-level="2"><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34">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4">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text:soft-page-break/>ства принимать, когда ходить в туалет и купаться, что одевать — вы жертва этого ужасного метода.</text:p>
      <text:p text:style-name="P4">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4"><text:span text:style-name="T10">Противостояние</text:span>:</text:p>
      <text:p text:style-name="P4">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5" text:outline-level="2">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21566480" text:continue-numbering="true" text:style-name="диалог">
        <text:list-item>
          <text:p text:style-name="P97">Меня никто, кроме тебя не понимает!</text:p>
        </text:list-item>
        <text:list-item>
          <text:p text:style-name="P97">Ты лучшее, что со мной случилось в жизни!</text:p>
        </text:list-item>
        <text:list-item>
          <text:p text:style-name="P97">Как я мог так поступать с тобой?! Теперь я все понял!</text:p>
        </text:list-item>
      </text:list>
      <text:p text:style-name="P16">Если ты поймешь, что история заканчивается здесь — да будет так.</text:p>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text:soft-page-break/>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4">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4">Оно вам надо?</text:p>
      <text:p text:style-name="P14">Противостояние<text:span text:style-name="T11">:</text:span></text:p>
      <text:p text:style-name="P13">Не возвращайтесь!</text:p>
      <text:h text:style-name="P75" text:outline-level="2">Манипуляция разрывом<text:bookmark text:name="Zaiavlieniie_o_razryvie_otnoshienii_"/></text:h>
      <text:p text:style-name="P4">У вас все хорошо, или наконец наладилось после последней ссоры, но вдруг вам объявляют, что вас бросают:</text:p>
      <text:list xml:id="list21565784" text:continue-numbering="true" text:style-name="диалог">
        <text:list-item>
          <text:p text:style-name="P97">Так будет лучше для нас.</text:p>
        </text:list-item>
      </text:list>
      <text:p text:style-name="P4">Или:</text:p>
      <text:list xml:id="list21569265" text:continue-numbering="true" text:style-name="диалог">
        <text:list-item>
          <text:p text:style-name="P97">Так больше не может продолжаться, ведь ты...</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4">Второй тип, как я, и, стало быть — вы, кто поддается влиянию и становится марионеткой. Есть третий тип людей — манипуляторы.</text:p>
      <text:p text:style-name="P4"><text:soft-page-break/>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4">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0">*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4"><text:soft-page-break/>Вам внушали, что нужно быть лучше. И вы снова и снова разрушали себя с его подачи, но — самостоятельно.</text:p>
      <text:p text:style-name="P4">Вот так будет и в его следующих отношениях, к сожалению для его новой жертвы.</text:p>
      <text:p text:style-name="P4">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text:span text:style-name="T10">Противостояние</text:span>:</text:p>
      <text:p text:style-name="P4">Хотите, чтоб вам стало лучше?</text:p>
      <text:p text:style-name="P4">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4">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4"><text:soft-page-break/>Вы хороший человек, такой же, как и новая жертва.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text:p>
      <text:p text:style-name="P4">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4">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4">Это его тактика. И вы должны понимать, что именно так и следует вести себя с манипуляторами впредь. Никаких эмоций.</text:p>
      <text:p text:style-name="P4"><text:soft-page-break/>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4" text:outline-level="1">Эпилог</text:h>
      <text:p text:style-name="P13">Ну вот и все. Дело сделано.</text:p>
      <text:p text:style-name="P13">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3">Изначально, именно это стало целью для меня - найти и объяснить себе:</text:p>
      <text:list xml:id="list21594335" text:continue-numbering="true" text:style-name="диалог">
        <text:list-item>
          <text:p text:style-name="P104">Что это было?</text:p>
        </text:list-item>
        <text:list-item>
          <text:p text:style-name="P104">Почему это произошло со мной?</text:p>
        </text:list-item>
        <text:list-item>
          <text:p text:style-name="P104">За какие такие мои проступки мне причинили столько боли?</text:p>
        </text:list-item>
      </text:list>
      <text:p text:style-name="P13">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3"><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3">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3">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3">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3">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3"><text:soft-page-break/>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1">* * *</text:p>
      <text:p text:style-name="P13">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3">Для них это может стать новым стимулом для оскорблений и высмеивания, а также вызвать множество возмущений и обвинении меня в клевете.</text:p>
      <text:list xml:id="list21572158" text:continue-numbering="true" text:style-name="диалог">
        <text:list-item>
          <text:p text:style-name="P104">Это притянуто за уши;</text:p>
        </text:list-item>
        <text:list-item>
          <text:p text:style-name="P104">Это абсолютная клевета;</text:p>
        </text:list-item>
        <text:list-item>
          <text:p text:style-name="P104">Она все это придумала;</text:p>
        </text:list-item>
        <text:list-item>
          <text:p text:style-name="P104">Это полный бред/абсурд;</text:p>
        </text:list-item>
        <text:list-item>
          <text:p text:style-name="P104">Это не стоит моего внимания;</text:p>
        </text:list-item>
        <text:list-item>
          <text:p text:style-name="P104">Это просто смешно;</text:p>
        </text:list-item>
        <text:list-item>
          <text:p text:style-name="P104">Это еще раз доказывает ее неадекватность;</text:p>
        </text:list-item>
      </text:list>
      <text:p text:style-name="P13">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3"><text:soft-page-break/>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1">* * *</text:p>
      <text:p text:style-name="P13">Напоследок не удержусь и нажелаю!</text:p>
      <text:p text:style-name="P13">Я желаю вам быть сильными и любить себя.</text:p>
      <text:p text:style-name="P13">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3">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3">Я желаю вам понимать, что для вас лучше и точно знать, что же приведет вас к счастью!</text:p>
      <text:p text:style-name="P13">Я желаю вам то, чего вы заслуживаете, без поблажек и привилегий!</text:p>
      <text:p text:style-name="P13"><text:span text:style-name="T29">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text:soft-page-break/>свое собственное видение описанных проблем, и это прекрасно!</text:p>
      <text:p text:style-name="P12">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3">Искренне ваша Я. Каминская.</text:p>
      <text:p text:style-name="P61"/>
      <text:p text:style-name="P136">Содержание</text:p>
      <text:p text:style-name="P30"/>
      <text:p text:style-name="P69">Пролог<text:tab/>3</text:p>
      <text:p text:style-name="P70">ЧАСТЬ 1. ФИРМЕННЫЕ ОТНОШЕНИЯ</text:p>
      <text:p text:style-name="P69">Глава 1. Это еще не конец<text:tab/>23</text:p>
      <text:p text:style-name="P69">Глава 2. Таблетка<text:tab/>26</text:p>
      <text:p text:style-name="P69">Глава 3. Останешься?<text:tab/>38</text:p>
      <text:p text:style-name="P69">Глава 4. Зачем платить больше?<text:tab/>42</text:p>
      <text:p text:style-name="P69">Глава 5. Интроверт<text:tab/>47</text:p>
      <text:p text:style-name="P69">Глава 6. Стразики<text:tab/>72</text:p>
      <text:p text:style-name="P69">Глава 7. З — Забота<text:tab/>84</text:p>
      <text:p text:style-name="P69">Глава 8. Сама, котик<text:tab/>101</text:p>
      <text:p text:style-name="P69">Глава 9. Мы так общаемся<text:tab/>116</text:p>
      <text:p text:style-name="P69">Глава 10. Это не я<text:tab/>133</text:p>
      <text:p text:style-name="P69">Глава 11. Трио<text:tab/>154</text:p>
      <text:p text:style-name="P69">Глава 12. Не ной<text:tab/>162</text:p>
      <text:p text:style-name="P69">Глава 13. Неадекватная<text:tab/>171</text:p>
      <text:p text:style-name="P69">Глава 14. Вожак<text:tab/>195</text:p>
      <text:p text:style-name="P69">Глава 15. Ад<text:tab/>213</text:p>
      <text:p text:style-name="P69">Глава 16. Nosce te ipsum<text:tab/>225</text:p>
      <text:p text:style-name="P69">Глава 17. Я все понял<text:tab/>234</text:p>
      <text:p text:style-name="P69">Глава 18. А зачем вам Она?<text:tab/>239</text:p>
      <text:p text:style-name="P69">Глава 19. Я подумаю<text:tab/>246</text:p>
      <text:p text:style-name="P69">Глава 20. Меньше нюансов<text:tab/>251</text:p>
      <text:p text:style-name="P69">Глава 21. Быть честным очень легко!<text:tab/>260</text:p>
      <text:p text:style-name="P69">Глава 22. Гори в аду<text:tab/>303</text:p>
      <text:p text:style-name="P69">Глава 23. Апофеоз отношений с манипулятором<text:tab/>322</text:p>
      <text:p text:style-name="P70">ЧАСТЬ 2. ЧТО-ТО ВРОДЕ СПРАВОЧНИКА</text:p>
      <text:p text:style-name="P69">Глава 24. Причины манипуляции<text:tab/>342</text:p>
      <text:p text:style-name="P69"><text:soft-page-break/>Глава 25. Признаки и последствия манипуляции<text:tab/>362</text:p>
      <text:p text:style-name="P71">Что с ним?<text:tab/>364</text:p>
      <text:p text:style-name="P71">Почему я?<text:tab/>370</text:p>
      <text:p text:style-name="P69">Глава 25. Приемы и противостояние манипуляции<text:tab/>384</text:p>
      <text:p text:style-name="P71">Демонстративное игнорирование собственных</text:p>
      <text:p text:style-name="P71">обязательств<text:tab/>384</text:p>
      <text:p text:style-name="P71">Газлайтинг<text:tab/>386</text:p>
      <text:p text:style-name="P71">Висхолдинг<text:tab/>390</text:p>
      <text:p text:style-name="P71">«Да, но &lt;...&gt;» (в доп. к описанию висхолдинга)<text:tab/>393</text:p>
      <text:p text:style-name="P71">Изоляция жертвы от ее окружения<text:tab/>395</text:p>
      <text:p text:style-name="P71">Пассивная агрессия<text:line-break/>(игнорирование, обида, внезапный бойкот)<text:tab/>398</text:p>
      <text:p text:style-name="P71">Эгоизм. Равнодушие<text:tab/>403</text:p>
      <text:p text:style-name="P71">Игра на ваших эмоциях или психологические</text:p>
      <text:p text:style-name="P71">триггеры<text:tab/>404</text:p>
      <text:p text:style-name="P71">Виктимблейминг<text:tab/>408</text:p>
      <text:p text:style-name="P71">Вам редко уступают или не уступают вообще<text:tab/>413</text:p>
      <text:p text:style-name="P71">Патологическая ложь.<text:line-break/>Введение в болезненное состояние ожидания<text:tab/>418</text:p>
      <text:p text:style-name="P71">Триангуляция<text:tab/>424</text:p>
      <text:p text:style-name="P71">Дабл байнд<text:tab/>427</text:p>
      <text:p text:style-name="P71">Демонстрация (в доп. к описанию дабл байнда)<text:tab/>436</text:p>
      <text:p text:style-name="P67">Демонстрация занятости<text:tab/>436</text:p>
      <text:p text:style-name="P67">Демонстрация любви<text:tab/>440</text:p>
      <text:p text:style-name="P71">Подкрепление.<text:line-break/>Стимуляция на действия<text:tab/>444</text:p>
      <text:p text:style-name="P67">Положительное подкрепление<text:tab/>445</text:p>
      <text:p text:style-name="P67">Неустойчивое или частичное подкрепление<text:tab/>451</text:p>
      <text:p text:style-name="P67">Отрицательное подкрепление<text:tab/>455</text:p>
      <text:p text:style-name="P67">Травмирующий одноразовый опыт<text:tab/>460</text:p>
      <text:p text:style-name="P71">Постоянные жалобы<text:tab/>462</text:p>
      <text:p text:style-name="P71">Отношение к чистоте<text:tab/>465</text:p>
      <text:p text:style-name="P67">Патологическая неряшливость.<text:tab/>465</text:p>
      <text:p text:style-name="P67"><text:soft-page-break/>Патологическое стремление к чистоте<text:tab/>467</text:p>
      <text:p text:style-name="P71">Неглект<text:tab/>471</text:p>
      <text:p text:style-name="P71">Попытка выторговать право на «лево». Принуждение</text:p>
      <text:p text:style-name="P71">к трио<text:tab/>475</text:p>
      <text:p text:style-name="P67">Вариант 1. <text:s/>Ничто не предвещало беды<text:tab/>479</text:p>
      <text:p text:style-name="P67">Вариант 2. Ну мааам<text:tab/>481</text:p>
      <text:p text:style-name="P67">Вариант 3. Я уже взрослый<text:tab/>484</text:p>
      <text:p text:style-name="P67">Секс втроем<text:tab/>485</text:p>
      <text:p text:style-name="P71">Перспектицид<text:tab/>491</text:p>
      <text:p text:style-name="P71">Сахарное шоу<text:tab/>493</text:p>
      <text:p text:style-name="P71">Манипуляция разрывом<text:tab/>495</text:p>
      <text:p text:style-name="P69">Эпилог<text:tab/>499</text:p>
      <table:table table:name="Таблица1" table:style-name="Таблица1">
        <table:table-column table:style-name="Таблица1.A"/>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
      <text:p text:style-name="P62"><text:s text:c="1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class="extra">
      <style:paragraph-properties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649cm" fo:margin-left="1.649cm"/>
        </style:list-level-properties>
      </text:list-level-style-number>
      <text:list-level-style-bullet text:level="3" text:style-name="Strong_20_Emphasis" text:bullet-char="•">
        <style:list-level-properties text:list-level-position-and-space-mode="label-alignment">
          <style:list-level-label-alignment text:label-followed-by="space" fo:text-indent="-0.302cm" fo:margin-left="1.951cm"/>
        </style:list-level-properties>
        <style:text-properties style:font-name="StarSymbol"/>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649cm" fo:margin-left="1.649cm"/>
        </style:list-level-properties>
        <style:text-properties style:font-name="StarSymbol"/>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background-color="transparent">
        <style:background-image/>
      </style:paragraph-properties>
    </style:style>
    <style:style style:name="MP2" style:family="paragraph" style:parent-style-name="Header_20_left">
      <style:paragraph-properties fo:text-align="start" style:justify-single-word="false" fo:background-color="transparent">
        <style:background-image/>
      </style:paragraph-properties>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MP1"><text:chapter text:display="number-and-name" text:outline-level="1"> Глава 25. Признаки и последствия манипуляции</text:chapter></text:p>
      </style:header-left>
      <style:footer>
        <text:p text:style-name="Footer"/>
      </style:footer>
      <style:footer-left>
        <text:p text:style-name="Footer"><text:page-number text:select-page="current">410</text:page-number></text:p>
      </style:footer-left>
    </style:master-page>
    <style:master-page style:name="Right_20_Page" style:display-name="Right Page" style:page-layout-name="Mpm5" style:next-style-name="Left_20_Page">
      <style:header>
        <text:p text:style-name="MP2"><text:chapter text:display="number-and-name" text:outline-level="1"> Глава 25. Признаки и последствия манипуляции</text:chapter></text:p>
      </style:header>
      <style:footer>
        <text:p text:style-name="Footer"><text:page-number text:select-page="current">40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Jaine Kaminsky</dc:creator>
    <meta:creation-date>2018-01-14T15:31:00Z</meta:creation-date>
    <dc:date>2018-02-18T01:38:45.09</dc:date>
    <meta:editing-cycles>364</meta:editing-cycles>
    <meta:editing-duration>P14DT15H14M33S</meta:editing-duration>
    <meta:document-statistic meta:table-count="1" meta:image-count="0" meta:object-count="0" meta:page-count="566" meta:paragraph-count="3896" meta:word-count="100419" meta:character-count="62445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